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 manifest:media-type="application/vnd.sun.xml.ui.configuration"/>
  <manifest:file-entry manifest:full-path="Pictures/10000000000000ED0000010360D662588C7CBBF4.png" manifest:media-type="image/png"/>
  <manifest:file-entry manifest:full-path="Object 5" manifest:media-type="application/vnd.sun.star.oleobjec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5"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ans-serif" svg:font-family="sans-serif"/>
    <style:font-face style:name="Courier New" svg:font-family="'Courier New'" style:font-family-generic="modern"/>
    <style:font-face style:name="OpenSymbol" svg:font-family="OpenSymbol, 'Arial Unicode MS'" style:font-pitch="variable"/>
    <style:font-face style:name="TimesRoman" svg:font-family="TimesRoman, 'Times New Roman'" style:font-pitch="variable"/>
    <style:font-face style:name="VogueBold" svg:font-family="VogueBold, 'Times New 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Standard">
      <style:table-properties style:width="7.1979in" style:page-number="auto" table:align="center" style:may-break-between-rows="false" style:writing-mode="lr-tb"/>
    </style:style>
    <style:style style:name="Table1.A" style:family="table-column">
      <style:table-column-properties style:column-width="7.1979in"/>
    </style:style>
    <style:style style:name="Table1.1" style:family="table-row">
      <style:table-row-properties fo:keep-together="always"/>
    </style:style>
    <style:style style:name="Table1.A1" style:family="table-cell">
      <style:table-cell-properties style:vertical-align="bottom" fo:padding-left="0.075in" fo:padding-right="0.075in" fo:padding-top="0in" fo:padding-bottom="0in" fo:border="none" style:writing-mode="lr-tb"/>
    </style:style>
    <style:style style:name="Table2" style:family="table">
      <style:table-properties style:width="7.0472in" fo:margin-left="0in" table:align="left" style:writing-mode="lr-tb"/>
    </style:style>
    <style:style style:name="Table2.A" style:family="table-column">
      <style:table-column-properties style:column-width="7.047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104in" fo:margin-left="-0.3938in" table:align="left" style:writing-mode="lr-tb"/>
    </style:style>
    <style:style style:name="Table3.A" style:family="table-column">
      <style:table-column-properties style:column-width="1.8708in"/>
    </style:style>
    <style:style style:name="Table3.B" style:family="table-column">
      <style:table-column-properties style:column-width="0.984in"/>
    </style:style>
    <style:style style:name="Table3.C" style:family="table-column">
      <style:table-column-properties style:column-width="2.9535in"/>
    </style:style>
    <style:style style:name="Table3.D" style:family="table-column">
      <style:table-column-properties style:column-width="1.1813in"/>
    </style:style>
    <style:style style:name="Table3.1" style:family="table-row">
      <style:table-row-properties style:row-height="0.2431in" fo:keep-together="always"/>
    </style:style>
    <style:style style:name="Table3.A1" style:family="table-cell">
      <style:table-cell-properties style:vertical-align="top" fo:padding-left="0.075in" fo:padding-right="0.075in" fo:padding-top="0in" fo:padding-bottom="0in" fo:border-left="none" fo:border-right="none" fo:border-top="1.5pt solid #000000" fo:border-bottom="1pt fine-dashed #000000" style:writing-mode="lr-tb"/>
    </style:style>
    <style:style style:name="Table3.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3.A2" style:family="table-cell">
      <style:table-cell-properties style:vertical-align="top" fo:padding-left="0.075in" fo:padding-right="0.075in" fo:padding-top="0in" fo:padding-bottom="0in" fo:border-left="none" fo:border-right="none" fo:border-top="1pt fine-dashed #000000" fo:border-bottom="1pt fine-dashed #000000" style:writing-mode="lr-tb"/>
    </style:style>
    <style:style style:name="Table3.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3.8" style:family="table-row">
      <style:table-row-properties style:row-height="0.5556in" fo:keep-together="always"/>
    </style:style>
    <style:style style:name="Table3.16" style:family="table-row">
      <style:table-row-properties style:row-height="0.3125in" fo:keep-together="always"/>
    </style:style>
    <style:style style:name="Table3.19" style:family="table-row">
      <style:table-row-properties style:row-height="0.3472in" fo:keep-together="always"/>
    </style:style>
    <style:style style:name="Table3.23" style:family="table-row">
      <style:table-row-properties style:row-height="1.875in" fo:keep-together="always"/>
    </style:style>
    <style:style style:name="Table3.A26" style:family="table-cell">
      <style:table-cell-properties style:vertical-align="middle" fo:padding-left="0.075in" fo:padding-right="0.075in" fo:padding-top="0in" fo:padding-bottom="0in" fo:border="none" style:writing-mode="lr-tb"/>
    </style:style>
    <style:style style:name="Table3.B26" style:family="table-cell">
      <style:table-cell-properties style:vertical-align="middle" fo:padding-left="0.075in" fo:padding-right="0.075in" fo:padding-top="0in" fo:padding-bottom="0in" fo:border-left="none" fo:border-right="none" fo:border-top="1pt fine-dashed #000000" fo:border-bottom="1pt fine-dashed #000000" style:writing-mode="lr-tb"/>
    </style:style>
    <style:style style:name="Table3.D26" style:family="table-cell">
      <style:table-cell-properties fo:padding="0in" fo:border="none"/>
    </style:style>
    <style:style style:name="Table3.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3.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3.B28" style:family="table-cell">
      <style:table-cell-properties style:vertical-align="middle" fo:padding-left="0.075in" fo:padding-right="0.075in" fo:padding-top="0in" fo:padding-bottom="0in" fo:border-left="none" fo:border-right="none" fo:border-top="1pt fine-dashed #000000" fo:border-bottom="1.5pt solid #000000" style:writing-mode="lr-tb"/>
    </style:style>
    <style:style style:name="Table3.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3.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Table4" style:family="table">
      <style:table-properties style:width="7.0104in" fo:margin-left="-0.2958in" table:align="left" style:writing-mode="lr-tb"/>
    </style:style>
    <style:style style:name="Table4.A" style:family="table-column">
      <style:table-column-properties style:column-width="1.6743in"/>
    </style:style>
    <style:style style:name="Table4.B" style:family="table-column">
      <style:table-column-properties style:column-width="1.0826in"/>
    </style:style>
    <style:style style:name="Table4.C" style:family="table-column">
      <style:table-column-properties style:column-width="2.9535in"/>
    </style:style>
    <style:style style:name="Table4.D" style:family="table-column">
      <style:table-column-properties style:column-width="1.2792in"/>
    </style:style>
    <style:style style:name="Table4.1" style:family="table-row">
      <style:table-row-properties style:row-height="0.2431in" fo:keep-together="always"/>
    </style:style>
    <style:style style:name="Table4.A1" style:family="table-cell">
      <style:table-cell-properties style:vertical-align="top" fo:padding-left="0.075in" fo:padding-right="0.075in" fo:padding-top="0in" fo:padding-bottom="0in" fo:border-left="none" fo:border-right="none" fo:border-top="1.5pt solid #000000" fo:border-bottom="1pt fine-dashed #000000" style:writing-mode="lr-tb"/>
    </style:style>
    <style:style style:name="Table4.C1" style:family="table-cell">
      <style:table-cell-properties style:vertical-align="top" fo:padding-left="0.075in" fo:padding-right="0.075in" fo:padding-top="0in" fo:padding-bottom="0in" fo:border-left="1pt fine-dashed #000000" fo:border-right="none" fo:border-top="1.5pt solid #000000" fo:border-bottom="1pt fine-dashed #000000" style:writing-mode="lr-tb"/>
    </style:style>
    <style:style style:name="Table4.A2" style:family="table-cell">
      <style:table-cell-properties style:vertical-align="top" fo:padding-left="0.075in" fo:padding-right="0.075in" fo:padding-top="0in" fo:padding-bottom="0in" fo:border-left="none" fo:border-right="none" fo:border-top="1pt fine-dashed #000000" fo:border-bottom="1pt fine-dashed #000000" style:writing-mode="lr-tb"/>
    </style:style>
    <style:style style:name="Table4.C2" style:family="table-cell">
      <style:table-cell-properties style:vertical-align="top" fo:padding-left="0.075in" fo:padding-right="0.075in" fo:padding-top="0in" fo:padding-bottom="0in" fo:border-left="1pt fine-dashed #000000" fo:border-right="none" fo:border-top="1pt fine-dashed #000000" fo:border-bottom="1pt fine-dashed #000000" style:writing-mode="lr-tb"/>
    </style:style>
    <style:style style:name="Table4.8" style:family="table-row">
      <style:table-row-properties style:row-height="0.5556in" fo:keep-together="always"/>
    </style:style>
    <style:style style:name="Table4.16" style:family="table-row">
      <style:table-row-properties style:row-height="0.3125in" fo:keep-together="always"/>
    </style:style>
    <style:style style:name="Table4.19" style:family="table-row">
      <style:table-row-properties style:row-height="0.3472in" fo:keep-together="always"/>
    </style:style>
    <style:style style:name="Table4.23" style:family="table-row">
      <style:table-row-properties style:row-height="1.875in" fo:keep-together="always"/>
    </style:style>
    <style:style style:name="Table4.A26" style:family="table-cell">
      <style:table-cell-properties style:vertical-align="middle" fo:padding-left="0.075in" fo:padding-right="0.075in" fo:padding-top="0in" fo:padding-bottom="0in" fo:border="none" style:writing-mode="lr-tb"/>
    </style:style>
    <style:style style:name="Table4.B26" style:family="table-cell">
      <style:table-cell-properties style:vertical-align="middle" fo:padding-left="0.075in" fo:padding-right="0.075in" fo:padding-top="0in" fo:padding-bottom="0in" fo:border-left="none" fo:border-right="none" fo:border-top="1pt fine-dashed #000000" fo:border-bottom="1pt fine-dashed #000000" style:writing-mode="lr-tb"/>
    </style:style>
    <style:style style:name="Table4.D26" style:family="table-cell">
      <style:table-cell-properties fo:padding="0in" fo:border="none"/>
    </style:style>
    <style:style style:name="Table4.D27" style:family="table-cell">
      <style:table-cell-properties style:vertical-align="top" fo:padding-left="0.075in" fo:padding-right="0.075in" fo:padding-top="0in" fo:padding-bottom="0in" fo:border-left="1.5pt solid #000000" fo:border-right="1.5pt solid #000000" fo:border-top="1.5pt solid #000000" fo:border-bottom="0.5pt solid #000000" style:writing-mode="lr-tb"/>
    </style:style>
    <style:style style:name="Table4.A28" style:family="table-cell">
      <style:table-cell-properties style:vertical-align="middle" fo:padding-left="0.075in" fo:padding-right="0.075in" fo:padding-top="0in" fo:padding-bottom="0in" fo:border-left="none" fo:border-right="none" fo:border-top="none" fo:border-bottom="1.5pt solid #000000" style:writing-mode="lr-tb"/>
    </style:style>
    <style:style style:name="Table4.B28" style:family="table-cell">
      <style:table-cell-properties style:vertical-align="middle" fo:padding-left="0.075in" fo:padding-right="0.075in" fo:padding-top="0in" fo:padding-bottom="0in" fo:border-left="none" fo:border-right="none" fo:border-top="1pt fine-dashed #000000" fo:border-bottom="1.5pt solid #000000" style:writing-mode="lr-tb"/>
    </style:style>
    <style:style style:name="Table4.C28" style:family="table-cell">
      <style:table-cell-properties style:vertical-align="top" fo:padding-left="0.075in" fo:padding-right="0.075in" fo:padding-top="0in" fo:padding-bottom="0in" fo:border-left="1pt fine-dashed #000000" fo:border-right="none" fo:border-top="1pt fine-dashed #000000" fo:border-bottom="1.5pt solid #000000" style:writing-mode="lr-tb"/>
    </style:style>
    <style:style style:name="Table4.D28" style:family="table-cell">
      <style:table-cell-properties style:vertical-align="top" fo:padding-left="0.075in" fo:padding-right="0.075in" fo:padding-top="0in" fo:padding-bottom="0in" fo:border-left="1.5pt solid #000000" fo:border-right="1.5pt solid #000000" fo:border-top="0.5pt solid #000000" fo:border-bottom="1.5pt solid #000000" style:writing-mode="lr-tb"/>
    </style:style>
    <style:style style:name="P1" style:family="paragraph" style:parent-style-name="Heading_20_2">
      <style:text-properties officeooo:rsid="003eca3c" officeooo:paragraph-rsid="003eca3c"/>
    </style:style>
    <style:style style:name="P2" style:family="paragraph" style:parent-style-name="Heading_20_2">
      <style:text-properties officeooo:rsid="0053e8b4" officeooo:paragraph-rsid="0053e8b4"/>
    </style:style>
    <style:style style:name="P3" style:family="paragraph" style:parent-style-name="Heading_20_2">
      <style:text-properties officeooo:rsid="0055d2d7" officeooo:paragraph-rsid="0055d2d7"/>
    </style:style>
    <style:style style:name="P4" style:family="paragraph" style:parent-style-name="Heading_20_1">
      <style:text-properties fo:language="sr" fo:country="RS"/>
    </style:style>
    <style:style style:name="P5" style:family="paragraph" style:parent-style-name="Heading_20_1" style:master-page-name="Convert_20_7">
      <style:paragraph-properties style:page-number="1"/>
      <style:text-properties fo:language="sr" fo:country="RS"/>
    </style:style>
    <style:style style:name="P6" style:family="paragraph" style:parent-style-name="Heading_20_1" style:master-page-name="Convert_20_8">
      <style:paragraph-properties style:page-number="auto"/>
      <style:text-properties fo:language="sr" fo:country="RS"/>
    </style:style>
    <style:style style:name="P7" style:family="paragraph" style:parent-style-name="Heading_20_1" style:master-page-name="Convert_20_9">
      <style:paragraph-properties style:page-number="auto"/>
      <style:text-properties fo:language="sr" fo:country="RS"/>
    </style:style>
    <style:style style:name="P8" style:family="paragraph" style:parent-style-name="Heading_20_1" style:master-page-name="Convert_20_11">
      <style:paragraph-properties style:page-number="auto"/>
      <style:text-properties fo:language="sr" fo:country="RS"/>
    </style:style>
    <style:style style:name="P9" style:family="paragraph" style:parent-style-name="Heading_20_1" style:master-page-name="Convert_20_12">
      <style:paragraph-properties style:page-number="auto"/>
      <style:text-properties fo:language="sr" fo:country="RS"/>
    </style:style>
    <style:style style:name="P10" style:family="paragraph" style:parent-style-name="Heading_20_1" style:master-page-name="Convert_20_13">
      <style:paragraph-properties style:page-number="auto"/>
      <style:text-properties fo:language="sr" fo:country="RS"/>
    </style:style>
    <style:style style:name="P11" style:family="paragraph" style:parent-style-name="Standard">
      <style:paragraph-properties style:snap-to-layout-grid="false"/>
      <style:text-properties style:font-name="Arial" fo:font-size="9pt" style:font-size-asian="9pt" style:font-name-complex="Arial"/>
    </style:style>
    <style:style style:name="P12" style:family="paragraph" style:parent-style-name="Standard">
      <style:text-properties style:font-name="Tahoma" fo:font-size="16pt" fo:language="hr" fo:country="HR" fo:font-weight="bold" style:font-size-asian="16pt" style:font-weight-asian="bold" style:font-name-complex="Tahoma" style:font-size-complex="16pt"/>
    </style:style>
    <style:style style:name="P13" style:family="paragraph" style:parent-style-name="Standard">
      <style:text-properties fo:language="sr" fo:country="CS"/>
    </style:style>
    <style:style style:name="P14" style:family="paragraph" style:parent-style-name="Standard">
      <style:paragraph-properties fo:text-align="start" style:justify-single-word="false"/>
      <style:text-properties fo:language="sr" fo:country="CS" fo:font-weight="bold" style:font-weight-asian="bold"/>
    </style:style>
    <style:style style:name="P15" style:family="paragraph" style:parent-style-name="Standard">
      <style:text-properties fo:language="hr" fo:country="HR"/>
    </style:style>
    <style:style style:name="P16" style:family="paragraph" style:parent-style-name="Standard">
      <style:paragraph-properties fo:line-height="100%" fo:text-align="start" style:justify-single-word="false"/>
      <style:text-properties fo:language="hr" fo:country="HR"/>
    </style:style>
    <style:style style:name="P17" style:family="paragraph" style:parent-style-name="Standard">
      <style:text-properties fo:language="hr" fo:country="HR" fo:font-weight="bold" style:font-weight-asian="bold"/>
    </style:style>
    <style:style style:name="P18" style:family="paragraph" style:parent-style-name="Standard">
      <style:text-properties fo:font-variant="small-caps" style:font-name="Tahoma" fo:font-size="16pt" fo:language="sl" fo:country="SI" fo:font-weight="bold" style:font-size-asian="16pt" style:font-weight-asian="bold" style:font-name-complex="Tahoma" style:font-weight-complex="bold"/>
    </style:style>
    <style:style style:name="P19" style:family="paragraph" style:parent-style-name="Standard">
      <style:text-properties style:font-name="Calibri" fo:font-size="11pt" fo:language="hr" fo:country="HR" style:font-size-asian="11pt" style:language-asian="none" style:country-asian="none" style:font-name-complex="Calibri" style:font-size-complex="11pt"/>
    </style:style>
    <style:style style:name="P20" style:family="paragraph" style:parent-style-name="Standard" style:list-style-name="WW8Num2">
      <style:paragraph-properties fo:hyphenation-ladder-count="no-limit"/>
      <style:text-properties fo:hyphenate="false" fo:hyphenation-remain-char-count="2" fo:hyphenation-push-char-count="2"/>
    </style:style>
    <style:style style:name="P21" style:family="paragraph" style:parent-style-name="Standard" style:list-style-name="WW8Num2">
      <style:paragraph-properties fo:hyphenation-ladder-count="no-limit"/>
      <style:text-properties fo:font-style="italic" style:font-style-asian="italic" fo:hyphenate="false" fo:hyphenation-remain-char-count="2" fo:hyphenation-push-char-count="2"/>
    </style:style>
    <style:style style:name="P22" style:family="paragraph" style:parent-style-name="Standard">
      <style:text-properties officeooo:rsid="00517ac8" officeooo:paragraph-rsid="00517ac8"/>
    </style:style>
    <style:style style:name="P23" style:family="paragraph" style:parent-style-name="Standard" style:list-style-name="L2">
      <style:text-properties officeooo:rsid="00531fae" officeooo:paragraph-rsid="00531fae"/>
    </style:style>
    <style:style style:name="P24" style:family="paragraph" style:parent-style-name="Standard">
      <style:text-properties officeooo:rsid="0053e8b4" officeooo:paragraph-rsid="0053e8b4"/>
    </style:style>
    <style:style style:name="P25" style:family="paragraph" style:parent-style-name="Standard">
      <style:text-properties officeooo:rsid="00572b06" officeooo:paragraph-rsid="00572b06"/>
    </style:style>
    <style:style style:name="P26" style:family="paragraph" style:parent-style-name="Standard">
      <style:paragraph-properties fo:margin-left="0in" fo:margin-right="0in" fo:line-height="100%" fo:text-align="start" style:justify-single-word="false" fo:text-indent="0in" style:auto-text-indent="false"/>
    </style:style>
    <style:style style:name="P27" style:family="paragraph" style:parent-style-name="Standard">
      <style:paragraph-properties fo:margin-left="0in" fo:margin-right="0in" fo:line-height="100%" fo:text-indent="0in" style:auto-text-indent="false"/>
      <style:text-properties style:font-name="Tahoma" fo:font-size="14pt" fo:language="sr" fo:country="CS" style:font-size-asian="14pt" style:font-name-complex="Tahoma"/>
    </style:style>
    <style:style style:name="P28" style:family="paragraph" style:parent-style-name="Standard">
      <style:paragraph-properties fo:margin-left="0in" fo:margin-right="0in" fo:line-height="100%" fo:text-indent="0in" style:auto-text-indent="false" style:snap-to-layout-grid="false"/>
      <style:text-properties style:font-name="Tahoma" fo:font-size="14pt" fo:language="sr" fo:country="CS" style:font-size-asian="14pt" style:font-name-complex="Tahoma"/>
    </style:style>
    <style:style style:name="P29" style:family="paragraph" style:parent-style-name="Standard">
      <style:paragraph-properties fo:margin-left="0in" fo:margin-right="0in" fo:line-height="100%" fo:text-align="center" style:justify-single-word="false" fo:text-indent="0in" style:auto-text-indent="false"/>
      <style:text-properties style:font-name="Tahoma" style:rfc-language-tag="sr-Latn-CS" fo:language="sr" fo:script="Latn" fo:country="CS" style:font-name-complex="Tahoma"/>
    </style:style>
    <style:style style:name="P30" style:family="paragraph" style:parent-style-name="Standard">
      <style:paragraph-properties fo:margin-left="0in" fo:margin-right="0in" fo:line-height="100%" fo:text-align="start" style:justify-single-word="false" fo:text-indent="0in" style:auto-text-indent="false"/>
      <style:text-properties style:font-name="Arial" fo:font-size="9pt" style:font-size-asian="9pt" style:font-name-complex="Arial"/>
    </style:style>
    <style:style style:name="P31" style:family="paragraph" style:parent-style-name="Standard">
      <style:paragraph-properties fo:margin-left="0in" fo:margin-right="0in" fo:line-height="100%" fo:text-align="start" style:justify-single-word="false" fo:text-indent="0in" style:auto-text-indent="false" style:snap-to-layout-grid="false"/>
      <style:text-properties style:font-name="Arial" fo:font-size="9pt" style:font-size-asian="9pt" style:font-name-complex="Arial"/>
    </style:style>
    <style:style style:name="P32" style:family="paragraph" style:parent-style-name="Standard">
      <style:paragraph-properties fo:margin-left="0in" fo:margin-right="0in" fo:line-height="100%" fo:text-align="start" style:justify-single-word="false" fo:text-indent="0in" style:auto-text-indent="false"/>
      <style:text-properties style:font-name="Arial" fo:font-size="9pt" fo:letter-spacing="-0.0028in" style:font-size-asian="9pt" style:font-name-complex="Arial"/>
    </style:style>
    <style:style style:name="P33" style:family="paragraph" style:parent-style-name="Standard">
      <style:paragraph-properties fo:margin-left="0in" fo:margin-right="0in" fo:text-indent="0in" style:auto-text-indent="false">
        <style:tab-stops>
          <style:tab-stop style:position="6.1035in" style:type="right" style:leader-style="dotted" style:leader-text="."/>
        </style:tab-stops>
      </style:paragraph-properties>
      <style:text-properties style:font-name="Calibri" fo:font-size="10pt" fo:language="sl" fo:country="SI" style:font-size-asian="10pt" style:language-asian="none" style:country-asian="none" style:font-name-complex="Calibri" style:font-size-complex="11pt"/>
    </style:style>
    <style:style style:name="P34" style:family="paragraph" style:parent-style-name="Standard">
      <style:paragraph-properties fo:margin-left="0in" fo:margin-right="0in" fo:text-indent="0in" style:auto-text-indent="false">
        <style:tab-stops>
          <style:tab-stop style:position="6.1035in" style:type="right" style:leader-style="dotted" style:leader-text="."/>
        </style:tab-stops>
      </style:paragraph-properties>
      <style:text-properties fo:font-size="10pt" fo:language="sl" fo:country="SI" style:font-size-asian="10pt"/>
    </style:style>
    <style:style style:name="P35" style:family="paragraph" style:parent-style-name="Standard">
      <style:paragraph-properties fo:margin-left="0in" fo:margin-right="0in" fo:text-indent="0in" style:auto-text-indent="false"/>
      <style:text-properties fo:language="sl" fo:country="SI"/>
    </style:style>
    <style:style style:name="P36" style:family="paragraph" style:parent-style-name="Standard">
      <style:paragraph-properties fo:margin-left="0in" fo:margin-right="0in" fo:text-indent="0in" style:auto-text-indent="false"/>
      <style:text-properties style:rfc-language-tag="sr-Latn-CS" fo:language="sr" fo:script="Latn" fo:country="CS"/>
    </style:style>
    <style:style style:name="P37" style:family="paragraph" style:parent-style-name="Standard">
      <style:paragraph-properties fo:margin-left="0in" fo:margin-right="0in" fo:line-height="100%" fo:text-align="center" style:justify-single-word="false" fo:text-indent="0in" style:auto-text-indent="false"/>
      <style:text-properties fo:language="none" fo:country="none" style:language-asian="none" style:country-asian="none"/>
    </style:style>
    <style:style style:name="P38" style:family="paragraph" style:parent-style-name="Standard">
      <style:paragraph-properties fo:margin-left="0in" fo:margin-right="0in" fo:text-indent="0in" style:auto-text-indent="false"/>
      <style:text-properties officeooo:rsid="0053f1cd" officeooo:paragraph-rsid="0053f1cd"/>
    </style:style>
    <style:style style:name="P39" style:family="paragraph" style:parent-style-name="Standard">
      <style:paragraph-properties fo:margin-left="0in" fo:margin-right="0in" fo:text-indent="0in" style:auto-text-indent="false"/>
      <style:text-properties officeooo:rsid="0053f1cd" officeooo:paragraph-rsid="005bd267"/>
    </style:style>
    <style:style style:name="P40" style:family="paragraph" style:parent-style-name="Standard">
      <style:paragraph-properties fo:margin-left="0in" fo:margin-right="0in" fo:text-indent="0in" style:auto-text-indent="false"/>
      <style:text-properties officeooo:rsid="0055d2d7" officeooo:paragraph-rsid="0055d2d7"/>
    </style:style>
    <style:style style:name="P41" style:family="paragraph" style:parent-style-name="Standard">
      <style:paragraph-properties fo:margin-left="0in" fo:margin-right="0in" fo:text-indent="0in" style:auto-text-indent="false"/>
      <style:text-properties officeooo:rsid="00598659" officeooo:paragraph-rsid="00598659"/>
    </style:style>
    <style:style style:name="P42" style:family="paragraph" style:parent-style-name="Standard">
      <style:paragraph-properties fo:margin-left="0in" fo:margin-right="0in" fo:text-indent="0in" style:auto-text-indent="false"/>
      <style:text-properties officeooo:rsid="00598659" officeooo:paragraph-rsid="005bd267"/>
    </style:style>
    <style:style style:name="P43" style:family="paragraph" style:parent-style-name="Standard">
      <style:paragraph-properties fo:margin-left="0in" fo:margin-right="0in" fo:text-indent="0in" style:auto-text-indent="false"/>
      <style:text-properties officeooo:rsid="005bd267" officeooo:paragraph-rsid="005bd267"/>
    </style:style>
    <style:style style:name="P44" style:family="paragraph" style:parent-style-name="Standard">
      <style:paragraph-properties fo:margin-left="0in" fo:margin-right="0in" fo:text-indent="0in" style:auto-text-indent="false"/>
      <style:text-properties officeooo:paragraph-rsid="005bd267"/>
    </style:style>
    <style:style style:name="P45"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tyle>
    <style:style style:name="P46"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style:font-size-asian="9pt" style:font-name-complex="Arial"/>
    </style:style>
    <style:style style:name="P47" style:family="paragraph" style:parent-style-name="Standard">
      <style:paragraph-properties fo:margin-left="0in" fo:margin-right="0in" fo:margin-top="0.0417in" fo:margin-bottom="0.0417in" loext:contextual-spacing="false" fo:line-height="100%" fo:text-align="center" style:justify-single-word="false" fo:text-indent="0in" style:auto-text-indent="false"/>
      <style:text-properties style:font-name="Arial" fo:font-size="9pt" style:font-size-asian="9pt" style:font-name-complex="Arial"/>
    </style:style>
    <style:style style:name="P48"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text-properties style:font-name="Arial" fo:font-size="9pt" style:font-size-asian="9pt" style:font-name-complex="Arial" style:font-size-complex="9pt"/>
    </style:style>
    <style:style style:name="P49"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style:font-size-asian="9pt" style:font-name-complex="Arial" style:font-size-complex="9pt"/>
    </style:style>
    <style:style style:name="P50" style:family="paragraph" style:parent-style-name="Standard">
      <style:paragraph-properties fo:margin-left="0in" fo:margin-right="0in" fo:margin-top="0.0417in" fo:margin-bottom="0.0417in" loext:contextual-spacing="false" fo:line-height="100%" fo:text-indent="0in" style:auto-text-indent="false" style:snap-to-layout-grid="false"/>
      <style:text-properties style:font-name="Arial" fo:font-size="9pt" style:font-size-asian="9pt" style:font-name-complex="Arial" style:font-size-complex="9pt"/>
    </style:style>
    <style:style style:name="P51"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text-properties style:font-name="Arial" fo:font-size="9pt" fo:language="sr" fo:country="CS" style:font-size-asian="9pt" style:font-name-complex="Arial" style:font-size-complex="9pt"/>
    </style:style>
    <style:style style:name="P52"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text-properties style:font-name="Arial" fo:font-size="9pt" fo:font-weight="bold" style:font-size-asian="9pt" style:font-weight-asian="bold" style:font-name-complex="Arial"/>
    </style:style>
    <style:style style:name="P53"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fo:font-weight="bold" style:font-size-asian="9pt" style:font-weight-asian="bold" style:font-name-complex="Arial" style:font-size-complex="9pt"/>
    </style:style>
    <style:style style:name="P54" style:family="paragraph" style:parent-style-name="Standard">
      <style:paragraph-properties fo:margin-left="0in" fo:margin-right="0in" fo:margin-top="0.0417in" fo:margin-bottom="0.0417in" loext:contextual-spacing="false" fo:line-height="100%" fo:text-indent="0in" style:auto-text-indent="false" style:snap-to-layout-grid="false"/>
      <style:text-properties style:font-name="Arial" fo:font-size="9pt" fo:font-weight="bold" style:font-size-asian="9pt" style:font-weight-asian="bold" style:font-name-complex="Arial" style:font-size-complex="9pt"/>
    </style:style>
    <style:style style:name="P55"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fo:font-weight="bold" officeooo:rsid="00175c49" officeooo:paragraph-rsid="00175c49" style:font-size-asian="9pt" style:font-weight-asian="bold" style:font-name-complex="Arial" style:font-size-complex="9pt"/>
    </style:style>
    <style:style style:name="P56"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style:rfc-language-tag="sr-Latn-CS" fo:language="sr" fo:script="Latn" fo:country="CS" fo:font-weight="bold" style:font-size-asian="9pt" style:font-weight-asian="bold" style:font-name-complex="Arial" style:font-size-complex="9pt"/>
    </style:style>
    <style:style style:name="P57"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fo:letter-spacing="-0.0055in" fo:font-weight="bold" style:font-size-asian="9pt" style:font-weight-asian="bold" style:font-name-complex="Arial" style:font-size-complex="9pt"/>
    </style:style>
    <style:style style:name="P58"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style:font-name="Arial" fo:font-size="9pt" fo:letter-spacing="-0.0055in" fo:language="pl" fo:country="PL" style:font-size-asian="9pt" style:font-name-complex="Arial" style:font-size-complex="9pt"/>
    </style:style>
    <style:style style:name="P59"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text-properties style:font-name="Arial" fo:font-size="9pt" fo:language="pt" fo:country="BR" style:font-size-asian="9pt" style:font-name-complex="Arial" style:font-size-complex="9pt"/>
    </style:style>
    <style:style style:name="P60" style:family="paragraph" style:parent-style-name="Standard">
      <style:paragraph-properties fo:margin-left="0in" fo:margin-right="0in" fo:margin-top="0.0417in" fo:margin-bottom="0.0417in" loext:contextual-spacing="false" fo:line-height="100%" fo:text-align="start" style:justify-single-word="false" fo:text-indent="0in" style:auto-text-indent="false" style:snap-to-layout-grid="false"/>
      <style:text-properties fo:color="#ff0000" style:font-name="Arial" fo:font-size="9pt" style:rfc-language-tag="sr-Latn-CS" fo:language="sr" fo:script="Latn" fo:country="CS" fo:font-weight="bold" style:font-size-asian="9pt" style:font-weight-asian="bold" style:font-name-complex="Arial" style:font-size-complex="9pt"/>
    </style:style>
    <style:style style:name="P61" style:family="paragraph" style:parent-style-name="Standard">
      <style:paragraph-properties fo:margin-left="0in" fo:margin-right="0in" fo:margin-top="1.389in" fo:margin-bottom="0in" loext:contextual-spacing="false" fo:text-align="start" style:justify-single-word="false" fo:text-indent="0in" style:auto-text-indent="false"/>
      <style:text-properties fo:font-variant="small-caps" style:font-name="Tahoma" fo:font-size="16pt" fo:language="sr" fo:country="RS" fo:font-weight="bold" style:font-size-asian="16pt" style:font-weight-asian="bold" style:font-name-complex="Tahoma" style:font-weight-complex="bold"/>
    </style:style>
    <style:style style:name="P62" style:family="paragraph" style:parent-style-name="Standard" style:master-page-name="Convert_20_4">
      <style:paragraph-properties fo:margin-left="0in" fo:margin-right="0in" fo:margin-top="1.389in" fo:margin-bottom="0in" loext:contextual-spacing="false" fo:text-align="start" style:justify-single-word="false" fo:text-indent="0in" style:auto-text-indent="false" style:page-number="auto"/>
      <style:text-properties fo:font-variant="small-caps" style:font-name="Tahoma" fo:font-size="16pt" fo:language="sr" fo:country="RS" fo:font-weight="bold" style:font-size-asian="16pt" style:font-weight-asian="bold" style:font-name-complex="Tahoma" style:font-weight-complex="bold"/>
    </style:style>
    <style:style style:name="P63" style:family="paragraph" style:parent-style-name="Standard" style:master-page-name="Convert_20_5">
      <style:paragraph-properties fo:margin-left="0in" fo:margin-right="0in" fo:margin-top="2.778in" fo:margin-bottom="0in" loext:contextual-spacing="false" fo:text-align="start" style:justify-single-word="false" fo:text-indent="0in" style:auto-text-indent="false" style:page-number="auto"/>
      <style:text-properties fo:font-variant="small-caps" style:font-name="Tahoma" fo:font-size="16pt" fo:language="sr" fo:country="RS" fo:font-weight="bold" style:font-size-asian="16pt" style:font-weight-asian="bold" style:font-name-complex="Tahoma" style:font-weight-complex="bold"/>
    </style:style>
    <style:style style:name="P64" style:family="paragraph" style:parent-style-name="Standard" style:master-page-name="Convert_20_6">
      <style:paragraph-properties fo:margin-left="0in" fo:margin-right="0in" fo:margin-top="2.778in" fo:margin-bottom="0in" loext:contextual-spacing="false" fo:text-align="start" style:justify-single-word="false" fo:text-indent="0in" style:auto-text-indent="false" style:page-number="auto"/>
      <style:text-properties fo:font-variant="small-caps" style:font-name="Tahoma" fo:font-size="16pt" fo:language="sr" fo:country="RS" fo:font-weight="bold" style:font-size-asian="16pt" style:font-weight-asian="bold" style:font-name-complex="Tahoma" style:font-weight-complex="bold"/>
    </style:style>
    <style:style style:name="P65" style:family="paragraph" style:parent-style-name="Standard">
      <style:paragraph-properties fo:margin-left="0in" fo:margin-right="0in" fo:margin-top="0in" fo:margin-bottom="0.0417in" loext:contextual-spacing="false" fo:text-align="end" style:justify-single-word="false" fo:text-indent="0in" style:auto-text-indent="false"/>
      <style:text-properties style:font-name="Arial" fo:font-style="italic" fo:font-weight="bold" style:font-style-asian="italic" style:font-weight-asian="bold" style:font-name-complex="Arial"/>
    </style:style>
    <style:style style:name="P66" style:family="paragraph" style:parent-style-name="Standard" style:master-page-name="Convert_20_2">
      <style:paragraph-properties fo:margin-left="0in" fo:margin-right="0in" fo:text-align="start" style:justify-single-word="false" fo:text-indent="0in" style:auto-text-indent="false" style:page-number="1"/>
      <style:text-properties fo:font-size="8pt" fo:language="hr" fo:country="HR" style:font-size-asian="8pt" style:font-size-complex="8pt"/>
    </style:style>
    <style:style style:name="P67" style:family="paragraph" style:parent-style-name="Standard">
      <style:paragraph-properties fo:margin-top="0.0417in" fo:margin-bottom="0in" loext:contextual-spacing="false" fo:line-height="100%"/>
    </style:style>
    <style:style style:name="P68" style:family="paragraph" style:parent-style-name="Standard">
      <style:paragraph-properties fo:margin-top="0.0417in" fo:margin-bottom="0in" loext:contextual-spacing="false" fo:line-height="100%" fo:text-align="center" style:justify-single-word="false"/>
    </style:style>
    <style:style style:name="P69" style:family="paragraph" style:parent-style-name="Standard">
      <style:paragraph-properties fo:margin-top="0.0417in" fo:margin-bottom="0in" loext:contextual-spacing="false" fo:line-height="100%" style:snap-to-layout-grid="false"/>
      <style:text-properties style:font-name="Arial" fo:language="sr" fo:country="CS" style:font-name-complex="Arial" style:font-size-complex="12pt"/>
    </style:style>
    <style:style style:name="P70" style:family="paragraph" style:parent-style-name="Standard">
      <style:paragraph-properties fo:margin-top="0.0417in" fo:margin-bottom="0in" loext:contextual-spacing="false" fo:line-height="100%"/>
      <style:text-properties style:font-name="Arial" fo:language="sr" fo:country="CS" fo:font-weight="bold" style:font-weight-asian="bold" style:font-name-complex="Arial" style:font-size-complex="14pt"/>
    </style:style>
    <style:style style:name="P71" style:family="paragraph" style:parent-style-name="Standard">
      <style:paragraph-properties fo:margin-top="0.0417in" fo:margin-bottom="0in" loext:contextual-spacing="false" fo:line-height="100%"/>
      <style:text-properties style:font-name="Arial" fo:font-size="6pt" fo:language="sr" fo:country="CS" style:font-size-asian="6pt" style:font-name-complex="Arial" style:font-size-complex="14pt"/>
    </style:style>
    <style:style style:name="P72" style:family="paragraph" style:parent-style-name="Standard">
      <style:paragraph-properties fo:margin-top="0.0417in" fo:margin-bottom="0in" loext:contextual-spacing="false" fo:line-height="100%"/>
      <style:text-properties style:font-name="Arial" fo:font-size="6pt" fo:language="sr" fo:country="CS" style:font-size-asian="6pt" style:font-name-complex="Arial"/>
    </style:style>
    <style:style style:name="P73" style:family="paragraph" style:parent-style-name="Standard">
      <style:paragraph-properties fo:margin-top="0.0417in" fo:margin-bottom="0in" loext:contextual-spacing="false" fo:line-height="100%"/>
      <style:text-properties style:font-name="Arial" fo:font-size="6pt" fo:language="sr" fo:country="CS" fo:font-weight="bold" style:font-size-asian="6pt" style:font-weight-asian="bold" style:font-name-complex="Arial" style:font-size-complex="22pt"/>
    </style:style>
    <style:style style:name="P74" style:family="paragraph" style:parent-style-name="Standard">
      <style:paragraph-properties fo:margin-top="0.0417in" fo:margin-bottom="0in" loext:contextual-spacing="false" fo:line-height="100%"/>
      <style:text-properties style:font-name="Arial" fo:font-size="6pt" fo:language="sr" fo:country="CS" fo:font-weight="bold" style:font-size-asian="6pt" style:font-weight-asian="bold" style:font-name-complex="Arial" style:font-size-complex="14pt"/>
    </style:style>
    <style:style style:name="P75"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style>
    <style:style style:name="P76"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text-properties style:font-name="Arial" fo:language="sr" fo:country="CS" fo:font-weight="bold" style:font-weight-asian="bold" style:font-name-complex="Arial" style:font-size-complex="14pt"/>
    </style:style>
    <style:style style:name="P77"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text-properties style:font-name="Arial" fo:font-size="6pt" fo:language="sr" fo:country="CS" fo:font-weight="bold" style:font-size-asian="6pt" style:font-weight-asian="bold" style:font-name-complex="Arial" style:font-size-complex="14pt"/>
    </style:style>
    <style:style style:name="P78" style:family="paragraph" style:parent-style-name="Standard">
      <style:paragraph-properties fo:margin-left="1.7728in" fo:margin-right="0in" fo:margin-top="0.0417in" fo:margin-bottom="0in" loext:contextual-spacing="false" fo:line-height="100%" fo:text-indent="-1.3791in" style:auto-text-indent="false">
        <style:tab-stops>
          <style:tab-stop style:position="1.7728in"/>
        </style:tab-stops>
      </style:paragraph-properties>
      <style:text-properties style:font-name="Arial" fo:font-size="6pt" fo:language="sr" fo:country="CS" style:font-size-asian="6pt" style:font-name-complex="Arial"/>
    </style:style>
    <style:style style:name="P79" style:family="paragraph" style:parent-style-name="Standard">
      <style:paragraph-properties fo:margin-left="0in" fo:margin-right="0in" fo:margin-top="0.0417in" fo:margin-bottom="0.0417in" loext:contextual-spacing="false" fo:line-height="100%" fo:text-align="start" style:justify-single-word="false" fo:text-indent="0.0228in" style:auto-text-indent="false" style:snap-to-layout-grid="false"/>
      <style:text-properties style:font-name="Arial" fo:font-size="9pt" style:font-size-asian="9pt" style:font-name-complex="Arial"/>
    </style:style>
    <style:style style:name="P80" style:family="paragraph" style:parent-style-name="Standard">
      <style:paragraph-properties fo:margin-left="0in" fo:margin-right="0in" fo:margin-top="0.0417in" fo:margin-bottom="0.0417in" loext:contextual-spacing="false" fo:line-height="100%" fo:text-align="start" style:justify-single-word="false" fo:text-indent="0.0228in" style:auto-text-indent="false" style:snap-to-layout-grid="false"/>
      <style:text-properties style:font-name="Arial" fo:font-size="9pt" fo:letter-spacing="-0.0028in" style:font-size-asian="9pt" style:font-name-complex="Arial"/>
    </style:style>
    <style:style style:name="P81" style:family="paragraph" style:parent-style-name="Standard" style:master-page-name="Convert_20_3">
      <style:paragraph-properties fo:margin-top="2.778in" fo:margin-bottom="0in" loext:contextual-spacing="false" style:page-number="1"/>
      <style:text-properties style:font-name="Tahoma" fo:font-size="16pt" fo:language="sr" fo:country="RS" fo:font-weight="bold" style:font-size-asian="16pt" style:font-weight-asian="bold" style:font-name-complex="Tahoma" style:font-size-complex="16pt"/>
    </style:style>
    <style:style style:name="P82" style:family="paragraph" style:parent-style-name="Standard">
      <style:paragraph-properties fo:margin-left="0.0984in" fo:margin-right="0.0984in" fo:line-height="100%" fo:text-align="end" style:justify-single-word="false" fo:text-indent="0.3937in" style:auto-text-indent="false" style:snap-to-layout-grid="false"/>
      <style:text-properties style:font-name="Arial" fo:font-size="11pt" fo:letter-spacing="0.0138in" style:font-size-asian="11pt" style:font-name-complex="Arial"/>
    </style:style>
    <style:style style:name="P83" style:family="paragraph" style:parent-style-name="Standard">
      <style:paragraph-properties fo:margin-left="0.0984in" fo:margin-right="0.0984in" fo:line-height="100%" fo:text-align="end" style:justify-single-word="false" fo:text-indent="0.3937in" style:auto-text-indent="false" style:snap-to-layout-grid="false"/>
      <style:text-properties style:font-name="Arial" fo:font-size="11pt" fo:letter-spacing="0.0138in" fo:language="pt" fo:country="BR" style:font-size-asian="11pt" style:font-name-complex="Arial"/>
    </style:style>
    <style:style style:name="P84" style:family="paragraph" style:parent-style-name="Standard">
      <style:paragraph-properties fo:margin-left="0.5909in" fo:margin-right="0in" fo:text-align="start" style:justify-single-word="false" fo:text-indent="0in" style:auto-text-indent="false"/>
      <style:text-properties fo:language="sl" fo:country="SI"/>
    </style:style>
    <style:style style:name="P85" style:family="paragraph" style:parent-style-name="Text_20_body">
      <style:text-properties style:rfc-language-tag="sr-Latn-CS" fo:language="sr" fo:script="Latn" fo:country="CS" officeooo:rsid="0018fa9c" officeooo:paragraph-rsid="0018fa9c"/>
    </style:style>
    <style:style style:name="P86" style:family="paragraph" style:parent-style-name="Text_20_body">
      <style:text-properties style:rfc-language-tag="sr-Latn-CS" fo:language="sr" fo:script="Latn" fo:country="CS" officeooo:rsid="0018fa9c" officeooo:paragraph-rsid="0023ead5"/>
    </style:style>
    <style:style style:name="P87" style:family="paragraph" style:parent-style-name="Text_20_body">
      <style:text-properties style:rfc-language-tag="sr-Latn-CS" fo:language="sr" fo:script="Latn" fo:country="CS" officeooo:rsid="001b32b9" officeooo:paragraph-rsid="001dda42"/>
    </style:style>
    <style:style style:name="P88" style:family="paragraph" style:parent-style-name="Text_20_body">
      <style:text-properties officeooo:rsid="0048013b" officeooo:paragraph-rsid="0048013b"/>
    </style:style>
    <style:style style:name="P89" style:family="paragraph" style:parent-style-name="Text_20_body">
      <style:paragraph-properties fo:margin-left="0in" fo:margin-right="0in" fo:text-indent="0.25in" style:auto-text-indent="false"/>
      <style:text-properties officeooo:rsid="002ca931" officeooo:paragraph-rsid="002ed26d"/>
    </style:style>
    <style:style style:name="P90" style:family="paragraph" style:parent-style-name="Text_20_body">
      <style:paragraph-properties fo:margin-left="0in" fo:margin-right="0in" fo:text-indent="0.25in" style:auto-text-indent="false"/>
      <style:text-properties officeooo:rsid="003078a5" officeooo:paragraph-rsid="003078a5"/>
    </style:style>
    <style:style style:name="P91" style:family="paragraph" style:parent-style-name="Text_20_body">
      <style:paragraph-properties fo:margin-left="0in" fo:margin-right="0in" fo:text-indent="0.25in" style:auto-text-indent="false"/>
      <style:text-properties officeooo:rsid="003b70aa" officeooo:paragraph-rsid="003b70aa"/>
    </style:style>
    <style:style style:name="P92" style:family="paragraph" style:parent-style-name="Text_20_body">
      <style:paragraph-properties fo:margin-left="0in" fo:margin-right="0in" fo:text-indent="0in" style:auto-text-indent="false"/>
      <style:text-properties officeooo:paragraph-rsid="003b70aa"/>
    </style:style>
    <style:style style:name="P93" style:family="paragraph" style:parent-style-name="Contents_20_2">
      <style:paragraph-properties>
        <style:tab-stops>
          <style:tab-stop style:position="0.972in"/>
          <style:tab-stop style:position="6.4898in" style:type="right" style:leader-style="dotted" style:leader-text="."/>
        </style:tab-stops>
      </style:paragraph-properties>
    </style:style>
    <style:style style:name="P94"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style>
    <style:style style:name="P95"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ext-properties fo:language="sr" fo:country="RS"/>
    </style:style>
    <style:style style:name="P96"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style:style>
    <style:style style:name="P97" style:family="paragraph" style:parent-style-name="Footer">
      <style:paragraph-properties fo:text-align="end" style:justify-single-word="false"/>
    </style:style>
    <style:style style:name="P98" style:family="paragraph" style:parent-style-name="Footer">
      <style:paragraph-properties fo:text-align="end" style:justify-single-word="false">
        <style:tab-stops>
          <style:tab-stop style:position="3.2484in" style:type="center"/>
          <style:tab-stop style:position="6.4972in" style:type="right"/>
        </style:tab-stops>
      </style:paragraph-properties>
    </style:style>
    <style:style style:name="P99" style:family="paragraph" style:parent-style-name="Contents_20_3">
      <style:paragraph-properties>
        <style:tab-stops>
          <style:tab-stop style:position="1.1575in"/>
          <style:tab-stop style:position="6.4898in" style:type="right" style:leader-style="dotted" style:leader-text="."/>
        </style:tab-stops>
      </style:paragraph-properties>
    </style:style>
    <style:style style:name="P100" style:family="paragraph" style:parent-style-name="ime">
      <style:paragraph-properties fo:margin-left="0.0398in" fo:margin-right="0.0398in" fo:margin-top="0.0835in" fo:margin-bottom="0in" loext:contextual-spacing="false" fo:line-height="100%" fo:text-indent="0in" style:auto-text-indent="false"/>
    </style:style>
    <style:style style:name="P101" style:family="paragraph" style:parent-style-name="ime">
      <style:paragraph-properties fo:margin-left="0.0398in" fo:margin-right="0.0398in" fo:margin-top="0.0835in" fo:margin-bottom="0in" loext:contextual-spacing="false" fo:line-height="100%" fo:text-indent="0in" style:auto-text-indent="false"/>
      <style:text-properties style:font-name="Arial" fo:font-size="20pt" fo:letter-spacing="-0.0055in" fo:font-weight="bold" style:font-size-asian="20pt" style:font-weight-asian="bold" style:font-name-complex="Arial" style:font-size-complex="20pt"/>
    </style:style>
    <style:style style:name="P102" style:family="paragraph" style:parent-style-name="ime">
      <style:paragraph-properties fo:margin-left="0.0398in" fo:margin-right="0.0398in" fo:margin-top="0.0835in" fo:margin-bottom="0in" loext:contextual-spacing="false" fo:line-height="100%" fo:text-indent="0in" style:auto-text-indent="false"/>
      <style:text-properties fo:language="none" fo:country="none" style:language-asian="none" style:country-asian="none"/>
    </style:style>
    <style:style style:name="P103" style:family="paragraph" style:parent-style-name="ime">
      <style:paragraph-properties fo:margin-left="0.0984in" fo:margin-right="0.0984in" fo:margin-top="0.0138in" fo:margin-bottom="0in" loext:contextual-spacing="false" fo:line-height="100%" fo:text-indent="0in" style:auto-text-indent="false"/>
    </style:style>
    <style:style style:name="P104" style:family="paragraph" style:parent-style-name="ime">
      <style:paragraph-properties fo:margin-left="0.0984in" fo:margin-right="0.0984in" fo:margin-top="0.0138in" fo:margin-bottom="0in" loext:contextual-spacing="false" fo:line-height="100%" fo:text-indent="0in" style:auto-text-indent="false"/>
      <style:text-properties style:font-name="Arial" fo:font-size="11pt" fo:letter-spacing="0.0138in" fo:language="pt" fo:country="BR" style:font-size-asian="11pt" style:font-name-complex="Arial"/>
    </style:style>
    <style:style style:name="P105" style:family="paragraph" style:parent-style-name="ime">
      <style:paragraph-properties fo:margin-left="0.0984in" fo:margin-right="0.0984in" fo:margin-top="0.1665in" fo:margin-bottom="0in" loext:contextual-spacing="false" fo:line-height="100%" fo:text-indent="0in" style:auto-text-indent="false"/>
    </style:style>
    <style:style style:name="P106" style:family="paragraph" style:parent-style-name="ime">
      <style:paragraph-properties fo:margin-left="0.0984in" fo:margin-right="0.0984in" fo:margin-top="0.1665in" fo:margin-bottom="0in" loext:contextual-spacing="false" fo:line-height="100%" fo:text-indent="0in" style:auto-text-indent="false"/>
      <style:text-properties style:font-name="Arial" fo:font-size="14pt" fo:font-weight="bold" style:font-size-asian="14pt" style:font-weight-asian="bold" style:font-name-complex="Arial"/>
    </style:style>
    <style:style style:name="P107" style:family="paragraph" style:parent-style-name="tab" style:master-page-name="Convert_20_1">
      <style:paragraph-properties fo:margin-top="0in" fo:margin-bottom="0in" loext:contextual-spacing="false" fo:line-height="100%" style:page-number="1"/>
      <style:text-properties style:font-name="Arial" fo:font-size="8pt" fo:language="sr" fo:country="CS" style:font-size-asian="8pt" style:font-name-complex="Arial"/>
    </style:style>
    <style:style style:name="P108" style:family="paragraph" style:parent-style-name="Table_20_of_20_Figures">
      <style:paragraph-properties>
        <style:tab-stops>
          <style:tab-stop style:position="6.4898in" style:type="right" style:leader-style="dotted" style:leader-text="."/>
        </style:tab-stops>
      </style:paragraph-properties>
      <style:text-properties fo:language="hr" fo:country="HR"/>
    </style:style>
    <style:style style:name="P109" style:family="paragraph" style:parent-style-name="Table_20_of_20_Figures">
      <style:paragraph-properties>
        <style:tab-stops>
          <style:tab-stop style:position="6.4898in" style:type="right" style:leader-style="dotted" style:leader-text="."/>
        </style:tab-stops>
      </style:paragraph-properties>
    </style:style>
    <style:style style:name="T1" style:family="text">
      <style:text-properties style:font-name="Arial" style:font-name-complex="Arial"/>
    </style:style>
    <style:style style:name="T2" style:family="text">
      <style:text-properties style:font-name="Arial" fo:language="sr" fo:country="CS" fo:font-weight="bold" style:font-weight-asian="bold" style:font-name-complex="Arial" style:font-size-complex="14pt"/>
    </style:style>
    <style:style style:name="T3" style:family="text">
      <style:text-properties style:font-name="Arial" fo:language="sr" fo:country="CS" fo:font-weight="bold" officeooo:rsid="0015ad92" style:font-weight-asian="bold" style:font-name-complex="Arial" style:font-size-complex="14pt"/>
    </style:style>
    <style:style style:name="T4" style:family="text">
      <style:text-properties style:font-name="Arial" fo:language="sr" fo:country="CS" fo:font-weight="bold" officeooo:rsid="00165639" style:font-weight-asian="bold" style:font-name-complex="Arial" style:font-size-complex="14pt"/>
    </style:style>
    <style:style style:name="T5" style:family="text">
      <style:text-properties style:font-name="Arial" fo:language="sr" fo:country="CS" fo:font-weight="bold" style:font-weight-asian="bold" style:font-name-complex="Arial" style:font-size-complex="12pt"/>
    </style:style>
    <style:style style:name="T6" style:family="text">
      <style:text-properties style:font-name="Arial" fo:font-size="22pt" fo:language="sr" fo:country="CS" fo:font-weight="bold" style:font-size-asian="22pt" style:font-weight-asian="bold" style:font-name-complex="Arial" style:font-size-complex="22pt"/>
    </style:style>
    <style:style style:name="T7" style:family="text">
      <style:text-properties style:font-name="Arial" fo:font-size="22pt" fo:language="sr" fo:country="CS" fo:font-weight="bold" style:font-name-asian="Arial" style:font-size-asian="22pt" style:font-weight-asian="bold" style:font-name-complex="Arial" style:font-size-complex="22pt"/>
    </style:style>
    <style:style style:name="T8" style:family="text">
      <style:text-properties style:font-name="Arial" fo:font-size="22pt" fo:letter-spacing="-0.0028in" fo:language="sr" fo:country="CS" fo:font-weight="bold" style:font-size-asian="22pt" style:font-weight-asian="bold" style:font-name-complex="Arial" style:font-size-complex="22pt"/>
    </style:style>
    <style:style style:name="T9" style:family="text">
      <style:text-properties style:font-name="Arial" fo:font-size="22pt" fo:letter-spacing="-0.0028in" style:rfc-language-tag="sr-Latn-CS" fo:language="sr" fo:script="Latn" fo:country="CS" fo:font-weight="bold" style:font-size-asian="22pt" style:font-weight-asian="bold" style:font-name-complex="Arial" style:font-size-complex="22pt"/>
    </style:style>
    <style:style style:name="T10" style:family="text">
      <style:text-properties style:font-name="Arial" fo:letter-spacing="-0.0028in" fo:language="sr" fo:country="CS" fo:font-weight="bold" style:font-weight-asian="bold" style:font-name-complex="Arial"/>
    </style:style>
    <style:style style:name="T11" style:family="text">
      <style:text-properties style:font-name="Arial" style:rfc-language-tag="sr-Latn-CS" fo:language="sr" fo:script="Latn" fo:country="CS" fo:font-weight="bold" style:font-weight-asian="bold" style:font-name-complex="Arial" style:font-size-complex="14pt"/>
    </style:style>
    <style:style style:name="T12" style:family="text">
      <style:text-properties style:font-name="Arial" fo:font-size="9pt" style:font-size-asian="9pt" style:font-name-complex="Arial"/>
    </style:style>
    <style:style style:name="T13" style:family="text">
      <style:text-properties style:font-name="Arial" fo:font-size="9pt" style:font-size-asian="9pt" style:font-name-complex="Arial" style:font-size-complex="9pt"/>
    </style:style>
    <style:style style:name="T14" style:family="text">
      <style:text-properties style:font-name="Arial" fo:font-size="9pt" fo:font-weight="bold" style:font-size-asian="9pt" style:font-weight-asian="bold" style:font-name-complex="Arial"/>
    </style:style>
    <style:style style:name="T15" style:family="text">
      <style:text-properties style:font-name="Arial" fo:font-size="9pt" fo:language="sr" fo:country="CS" style:font-size-asian="9pt" style:font-name-complex="Arial"/>
    </style:style>
    <style:style style:name="T16" style:family="text">
      <style:text-properties style:font-name="Arial" fo:font-size="9pt" fo:language="sr" fo:country="CS" style:font-size-asian="9pt" style:font-name-complex="Arial" style:font-size-complex="9pt"/>
    </style:style>
    <style:style style:name="T17" style:family="text">
      <style:text-properties style:font-name="Arial" fo:font-size="9pt" fo:language="sr" fo:country="CS" fo:font-weight="bold" style:font-size-asian="9pt" style:font-weight-asian="bold" style:font-name-complex="Arial"/>
    </style:style>
    <style:style style:name="T18" style:family="text">
      <style:text-properties style:font-name="Arial" fo:font-size="9pt" style:rfc-language-tag="sr-Latn-CS" fo:language="sr" fo:script="Latn" fo:country="CS" style:font-size-asian="9pt" style:font-name-complex="Arial" style:font-size-complex="9pt"/>
    </style:style>
    <style:style style:name="T19" style:family="text">
      <style:text-properties style:font-name="Arial" fo:font-size="9pt" fo:letter-spacing="-0.0055in" style:font-size-asian="9pt" style:font-name-complex="Arial"/>
    </style:style>
    <style:style style:name="T20" style:family="text">
      <style:text-properties style:font-name="Arial" fo:font-size="9pt" fo:letter-spacing="-0.0055in" fo:language="sr" fo:country="CS" style:font-size-asian="9pt" style:font-name-complex="Arial"/>
    </style:style>
    <style:style style:name="T21" style:family="text">
      <style:text-properties style:font-name="Arial" fo:font-size="9pt" fo:letter-spacing="-0.0055in" fo:font-weight="bold" style:font-size-asian="9pt" style:font-weight-asian="bold" style:font-name-complex="Arial"/>
    </style:style>
    <style:style style:name="T22" style:family="text">
      <style:text-properties style:font-name="Arial" fo:font-size="9pt" fo:letter-spacing="-0.0028in" style:font-size-asian="9pt" style:font-name-complex="Arial"/>
    </style:style>
    <style:style style:name="T23" style:family="text">
      <style:text-properties style:font-name="Arial" fo:font-size="9pt" fo:letter-spacing="-0.0028in" fo:language="sr" fo:country="CS" style:font-size-asian="9pt" style:font-name-complex="Arial"/>
    </style:style>
    <style:style style:name="T24" style:family="text">
      <style:text-properties style:font-name="Arial" fo:font-size="9pt" fo:letter-spacing="-0.0028in" fo:font-weight="bold" style:font-size-asian="9pt" style:font-weight-asian="bold" style:font-name-complex="Arial"/>
    </style:style>
    <style:style style:name="T25" style:family="text">
      <style:text-properties style:font-name="Arial" fo:font-size="6.5pt" fo:letter-spacing="-0.0028in" style:font-size-asian="6.5pt" style:font-name-complex="Arial"/>
    </style:style>
    <style:style style:name="T26" style:family="text">
      <style:text-properties style:font-name="Arial" fo:font-size="6.5pt" fo:letter-spacing="-0.0028in" fo:language="sr" fo:country="CS" style:font-size-asian="6.5pt" style:font-name-complex="Arial"/>
    </style:style>
    <style:style style:name="T27" style:family="text">
      <style:text-properties style:font-name="Arial" fo:font-size="6.5pt" style:font-size-asian="6.5pt" style:font-name-complex="Arial"/>
    </style:style>
    <style:style style:name="T28" style:family="text">
      <style:text-properties style:font-name="Arial" fo:font-size="10pt" style:font-size-asian="10pt" style:font-name-complex="Arial"/>
    </style:style>
    <style:style style:name="T29" style:family="text">
      <style:text-properties style:font-name="Arial" fo:font-size="20pt" fo:letter-spacing="-0.0055in" fo:font-weight="bold" style:font-size-asian="20pt" style:font-weight-asian="bold" style:font-name-complex="Arial" style:font-size-complex="20pt"/>
    </style:style>
    <style:style style:name="T30" style:family="text">
      <style:text-properties style:font-name="Arial" fo:font-size="20pt" fo:letter-spacing="-0.0055in" fo:language="sr" fo:country="CS" fo:font-weight="bold" style:font-size-asian="20pt" style:font-weight-asian="bold" style:font-name-complex="Arial" style:font-size-complex="20pt"/>
    </style:style>
    <style:style style:name="T31" style:family="text">
      <style:text-properties style:font-name="Arial" fo:font-size="16pt" fo:letter-spacing="-0.0055in" fo:font-weight="bold" style:font-size-asian="16pt" style:font-weight-asian="bold" style:font-name-complex="Arial" style:font-size-complex="16pt"/>
    </style:style>
    <style:style style:name="T32" style:family="text">
      <style:text-properties style:font-name="Arial" fo:font-size="16pt" fo:letter-spacing="-0.0055in" fo:language="sr" fo:country="CS" fo:font-weight="bold" style:font-size-asian="16pt" style:font-weight-asian="bold" style:font-name-complex="Arial" style:font-size-complex="16pt"/>
    </style:style>
    <style:style style:name="T33" style:family="text">
      <style:text-properties style:font-name="Arial" fo:font-size="11pt" style:font-size-asian="11pt" style:font-name-complex="Arial"/>
    </style:style>
    <style:style style:name="T34" style:family="text">
      <style:text-properties style:font-name="Arial" fo:font-size="11pt" fo:font-weight="bold" style:font-size-asian="11pt" style:font-weight-asian="bold" style:font-name-complex="Arial"/>
    </style:style>
    <style:style style:name="T35" style:family="text">
      <style:text-properties style:font-name="Arial" fo:font-size="11pt" fo:language="sr" fo:country="CS" fo:font-weight="bold" style:font-size-asian="11pt" style:font-weight-asian="bold" style:font-name-complex="Arial"/>
    </style:style>
    <style:style style:name="T36" style:family="text">
      <style:text-properties style:font-name="Arial" fo:font-size="11pt" fo:letter-spacing="0.0138in" style:font-size-asian="11pt" style:font-name-complex="Arial"/>
    </style:style>
    <style:style style:name="T37" style:family="text">
      <style:text-properties style:font-name="Arial" fo:font-size="11pt" fo:letter-spacing="0.0138in" fo:language="sr" fo:country="CS" style:font-size-asian="11pt" style:font-name-complex="Arial"/>
    </style:style>
    <style:style style:name="T38" style:family="text">
      <style:text-properties style:font-name="Arial" fo:font-size="14pt" fo:letter-spacing="-0.0028in" fo:font-weight="bold" style:font-size-asian="14pt" style:font-weight-asian="bold" style:font-name-complex="Arial"/>
    </style:style>
    <style:style style:name="T39" style:family="text">
      <style:text-properties style:font-name="Arial" fo:font-size="14pt" fo:letter-spacing="-0.0028in" fo:language="sr" fo:country="CS" fo:font-weight="bold" style:font-size-asian="14pt" style:font-weight-asian="bold" style:font-name-complex="Arial"/>
    </style:style>
    <style:style style:name="T40" style:family="text">
      <style:text-properties fo:language="sr" fo:country="CS" style:language-asian="none" style:country-asian="none"/>
    </style:style>
    <style:style style:name="T41" style:family="text">
      <style:text-properties fo:language="sr" fo:country="CS" fo:font-style="italic" style:language-asian="none" style:country-asian="none" style:font-style-asian="italic"/>
    </style:style>
    <style:style style:name="T42" style:family="text">
      <style:text-properties style:rfc-language-tag="sr-Latn-CS" fo:language="sr" fo:script="Latn" fo:country="CS"/>
    </style:style>
    <style:style style:name="T43" style:family="text">
      <style:text-properties style:rfc-language-tag="sr-Latn-CS" fo:language="sr" fo:script="Latn" fo:country="CS" style:language-asian="none" style:country-asian="none"/>
    </style:style>
    <style:style style:name="T44" style:family="text">
      <style:text-properties style:rfc-language-tag="sr-Latn-CS" fo:language="sr" fo:script="Latn" fo:country="CS" officeooo:rsid="0052b35a"/>
    </style:style>
    <style:style style:name="T45" style:family="text">
      <style:text-properties style:rfc-language-tag="sr-Latn-CS" fo:language="sr" fo:script="Latn" fo:country="CS" officeooo:rsid="00531fae"/>
    </style:style>
    <style:style style:name="T46" style:family="text">
      <style:text-properties fo:language="pt" fo:country="BR"/>
    </style:style>
    <style:style style:name="T47" style:family="text">
      <style:text-properties fo:language="sr" fo:country="RS"/>
    </style:style>
    <style:style style:name="T48" style:family="text">
      <style:text-properties fo:language="sr" fo:country="RS" style:language-asian="none" style:country-asian="none"/>
    </style:style>
    <style:style style:name="T49" style:family="text">
      <style:text-properties fo:language="sr" fo:country="RS" fo:font-style="italic" style:language-asian="none" style:country-asian="none" style:font-style-asian="italic"/>
    </style:style>
    <style:style style:name="T50" style:family="text">
      <style:text-properties fo:language="none" fo:country="none" style:language-asian="none" style:country-asian="none"/>
    </style:style>
    <style:style style:name="T51" style:family="text">
      <style:text-properties fo:language="none" fo:country="none" fo:font-style="italic" style:language-asian="none" style:country-asian="none" style:font-style-asian="italic"/>
    </style:style>
    <style:style style:name="T52" style:family="text">
      <style:text-properties style:font-name="Calibri" fo:font-size="11pt" fo:language="en" fo:country="US" style:font-size-asian="11pt" style:language-asian="none" style:country-asian="none" style:font-name-complex="Calibri" style:font-size-complex="11pt"/>
    </style:style>
    <style:style style:name="T53" style:family="text">
      <style:text-properties style:font-name="Calibri" fo:font-size="11pt" fo:language="none" fo:country="none" style:font-size-asian="11pt" style:language-asian="none" style:country-asian="none" style:font-name-complex="Calibri" style:font-size-complex="11pt"/>
    </style:style>
    <style:style style:name="T54" style:family="text">
      <style:text-properties fo:font-style="italic" style:font-style-asian="italic" style:font-style-complex="italic"/>
    </style:style>
    <style:style style:name="T55" style:family="text">
      <style:text-properties fo:font-style="italic" officeooo:rsid="004d3eb4" style:font-style-asian="italic" style:font-style-complex="italic"/>
    </style:style>
    <style:style style:name="T56" style:family="text">
      <style:text-properties fo:font-style="italic" officeooo:rsid="004e9da7" style:font-style-asian="italic" style:font-style-complex="italic"/>
    </style:style>
    <style:style style:name="T57" style:family="text">
      <style:text-properties style:font-name="Wingdings" fo:font-size="11pt" style:font-name-asian="Wingdings" style:font-size-asian="11pt" style:font-name-complex="Wingdings"/>
    </style:style>
    <style:style style:name="T58" style:family="text">
      <style:text-properties officeooo:rsid="001b32b9"/>
    </style:style>
    <style:style style:name="T59" style:family="text">
      <style:text-properties officeooo:rsid="001cada1"/>
    </style:style>
    <style:style style:name="T60" style:family="text">
      <style:text-properties officeooo:rsid="002d2261"/>
    </style:style>
    <style:style style:name="T61" style:family="text">
      <style:text-properties officeooo:rsid="00321311"/>
    </style:style>
    <style:style style:name="T62" style:family="text">
      <style:text-properties officeooo:rsid="003b70aa"/>
    </style:style>
    <style:style style:name="T63" style:family="text">
      <style:text-properties officeooo:rsid="003f8519"/>
    </style:style>
    <style:style style:name="T64" style:family="text">
      <style:text-properties officeooo:rsid="00410a12"/>
    </style:style>
    <style:style style:name="T65" style:family="text">
      <style:text-properties officeooo:rsid="0047b34a"/>
    </style:style>
    <style:style style:name="T66" style:family="text">
      <style:text-properties officeooo:rsid="004989be"/>
    </style:style>
    <style:style style:name="T67" style:family="text">
      <style:text-properties fo:font-style="normal" style:font-style-asian="normal" style:font-style-complex="normal"/>
    </style:style>
    <style:style style:name="T68" style:family="text">
      <style:text-properties fo:font-style="normal" officeooo:rsid="005819b8" style:font-style-asian="normal" style:font-style-complex="normal"/>
    </style:style>
    <style:style style:name="T69" style:family="text">
      <style:text-properties fo:font-style="normal" officeooo:rsid="00598659" style:font-style-asian="normal" style:font-style-complex="normal"/>
    </style:style>
    <style:style style:name="T70" style:family="text">
      <style:text-properties officeooo:rsid="00502c1a"/>
    </style:style>
    <style:style style:name="T71" style:family="text">
      <style:text-properties officeooo:rsid="0053f1cd"/>
    </style:style>
    <style:style style:name="T72" style:family="text">
      <style:text-properties officeooo:rsid="0055d2d7"/>
    </style:style>
    <style:style style:name="T73" style:family="text">
      <style:text-properties style:text-position="super 58%"/>
    </style:style>
    <style:style style:name="T74" style:family="text">
      <style:text-properties style:text-position="super 58%" fo:font-style="normal" style:font-style-asian="normal" style:font-style-complex="normal"/>
    </style:style>
    <style:style style:name="T75" style:family="text">
      <style:text-properties style:text-position="super 58%" fo:font-style="normal" officeooo:rsid="00598659" style:font-style-asian="normal" style:font-style-complex="normal"/>
    </style:style>
    <style:style style:name="T76" style:family="text">
      <style:text-properties style:text-position="0% 100%"/>
    </style:style>
    <style:style style:name="T77" style:family="text">
      <style:text-properties style:text-position="0% 100%" fo:font-style="normal" style:font-style-asian="normal" style:font-style-complex="normal"/>
    </style:style>
    <style:style style:name="T78" style:family="text">
      <style:text-properties style:text-position="0% 100%" fo:font-style="normal" officeooo:rsid="00598659" style:font-style-asian="normal" style:font-style-complex="normal"/>
    </style:style>
    <style:style style:name="T79" style:family="text">
      <style:text-properties style:text-position="0% 100%" fo:font-style="normal" officeooo:rsid="005bd267" style:font-style-asian="normal" style:font-style-complex="normal"/>
    </style:style>
    <style:style style:name="T80" style:family="text">
      <style:text-properties style:text-position="0% 100%" style:font-name="sans-serif" fo:font-size="12pt" fo:font-style="normal" style:font-style-asian="normal" style:font-style-complex="normal"/>
    </style:style>
    <style:style style:name="T81" style:family="text">
      <style:text-properties style:text-position="0% 100%" officeooo:rsid="005d02f3"/>
    </style:style>
    <style:style style:name="T82"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0.0008in" fo:border="none" draw:ole-draw-aspect="1" draw:visible-area-top="0in" draw:visible-area-width="3.1874in" draw:visible-area-height="3.2185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8"/>
            <table:table table:name="Table2" table:style-name="Table2">
              <table:table-column table:style-name="Table2.A"/>
              <table:table-row table:style-name="Table2.1">
                <table:table-cell table:style-name="Table2.A1" office:value-type="string">
                  <text:p text:style-name="P69"/>
                  <text:p text:style-name="P70">УНИВЕРЗИТЕТ У НОВОМ САДУ</text:p>
                  <text:p text:style-name="P70">ФАКУЛТЕТ ТЕХНИЧКИХ НАУКА</text:p>
                  <text:p text:style-name="P70">НОВИ САД</text:p>
                  <text:p text:style-name="P70">Департман за рачунарство и аутоматику</text:p>
                  <text:p text:style-name="P67"><text:span text:style-name="T2">Одсек за рачунарску технику и рачунарске комуникације</text:span></text:p>
                  <text:p text:style-name="P71"/>
                  <text:p text:style-name="P72"/>
                  <text:p text:style-name="P72"/>
                  <text:p text:style-name="P72"/>
                  <text:p text:style-name="P72"/>
                  <text:p text:style-name="P72"/>
                  <text:p text:style-name="P72"/>
                  <text:p text:style-name="P72"/>
                  <text:p text:style-name="P72"/>
                  <text:p text:style-name="P72"/>
                  <text:p text:style-name="P72"/>
                  <text:p text:style-name="P68"><text:span text:style-name="T7"><text:s/></text:span><text:span text:style-name="T6">ЗАВРШНИ </text:span><text:span text:style-name="T8">(B</text:span><text:span text:style-name="T9">ACHELOR)</text:span><text:span text:style-name="T10"> </text:span><text:span text:style-name="T6">РАД</text:span></text:p>
                  <text:p text:style-name="P73"/>
                  <text:p text:style-name="P72"/>
                  <text:p text:style-name="P75"><text:span text:style-name="T2">Кандидат:</text:span><text:span text:style-name="T11"><text:tab/></text:span><text:span text:style-name="T3">Тамара Рудаљевић</text:span></text:p>
                  <text:p text:style-name="P75"><text:span text:style-name="T2">Број индекса:<text:tab/></text:span><text:span text:style-name="T3">РА28-2016</text:span></text:p>
                  <text:p text:style-name="P77"/>
                  <text:p text:style-name="P78"/>
                  <text:p text:style-name="P75"><text:span text:style-name="T2">Тема рада:<text:tab/></text:span><text:span text:style-name="T4">Реализација модула за калибрацију камере у систему за аутономну вожњу</text:span></text:p>
                  <text:p text:style-name="P76"/>
                  <text:p text:style-name="P76"/>
                  <text:p text:style-name="P75"><text:span text:style-name="T2">Ментор рада:<text:tab/></text:span></text:p>
                  <text:p text:style-name="P70"/>
                  <text:p text:style-name="P74"/>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68"><text:span text:style-name="T5">Нови Сад, месец, година</text:span></text:p>
                  <text:p text:style-name="P72"/>
                  <text:p text:style-name="P72"/>
                </table:table-cell>
              </table:table-row>
            </table:table>
            <text:p text:style-name="P27"/>
          </table:table-cell>
        </table:table-row>
      </table:table>
      <text:p text:style-name="P13"/>
      <text:p text:style-name="P107"/>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45"><text:span text:style-name="T12">Редни број, </text:span><text:span text:style-name="T14">РБР</text:span><text:span text:style-name="T12">:</text:span></text:p>
          </table:table-cell>
          <table:covered-table-cell/>
          <table:table-cell table:style-name="Table3.C1" table:number-columns-spanned="2" office:value-type="string">
            <text:p text:style-name="P49"/>
          </table:table-cell>
          <table:covered-table-cell/>
        </table:table-row>
        <table:table-row table:style-name="Table3.1">
          <table:table-cell table:style-name="Table3.A2" table:number-columns-spanned="2" office:value-type="string">
            <text:p text:style-name="P45"><text:span text:style-name="T12">Идентификациони број, </text:span><text:span text:style-name="T14">ИБР</text:span><text:span text:style-name="T12">:</text:span></text:p>
          </table:table-cell>
          <table:covered-table-cell/>
          <table:table-cell table:style-name="Table3.C2" table:number-columns-spanned="2" office:value-type="string">
            <text:p text:style-name="P49"/>
          </table:table-cell>
          <table:covered-table-cell/>
        </table:table-row>
        <table:table-row table:style-name="Table3.1">
          <table:table-cell table:style-name="Table3.A2" table:number-columns-spanned="2" office:value-type="string">
            <text:p text:style-name="P45"><text:span text:style-name="T12">Тип документације, </text:span><text:span text:style-name="T14">ТД</text:span><text:span text:style-name="T12">:</text:span></text:p>
          </table:table-cell>
          <table:covered-table-cell/>
          <table:table-cell table:style-name="Table3.C2" table:number-columns-spanned="2" office:value-type="string">
            <text:p text:style-name="P51">Монографска документација</text:p>
          </table:table-cell>
          <table:covered-table-cell/>
        </table:table-row>
        <table:table-row table:style-name="Table3.1">
          <table:table-cell table:style-name="Table3.A2" table:number-columns-spanned="2" office:value-type="string">
            <text:p text:style-name="P45"><text:span text:style-name="T12">Тип записа, </text:span><text:span text:style-name="T14">ТЗ</text:span><text:span text:style-name="T12">:</text:span></text:p>
          </table:table-cell>
          <table:covered-table-cell/>
          <table:table-cell table:style-name="Table3.C2" table:number-columns-spanned="2" office:value-type="string">
            <text:p text:style-name="P51">Текстуални штампани материјал</text:p>
          </table:table-cell>
          <table:covered-table-cell/>
        </table:table-row>
        <table:table-row table:style-name="Table3.1">
          <table:table-cell table:style-name="Table3.A2" table:number-columns-spanned="2" office:value-type="string">
            <text:p text:style-name="P45"><text:span text:style-name="T12">Врста рада, </text:span><text:span text:style-name="T14">ВР</text:span><text:span text:style-name="T12">:</text:span></text:p>
          </table:table-cell>
          <table:covered-table-cell/>
          <table:table-cell table:style-name="Table3.C2" table:number-columns-spanned="2" office:value-type="string">
            <text:p text:style-name="P45"><text:span text:style-name="T16">Завршни (</text:span><text:span text:style-name="T18">Bachelor</text:span><text:span text:style-name="T16">) <text:s/>рад</text:span></text:p>
          </table:table-cell>
          <table:covered-table-cell/>
        </table:table-row>
        <table:table-row table:style-name="Table3.1">
          <table:table-cell table:style-name="Table3.A2" table:number-columns-spanned="2" office:value-type="string">
            <text:p text:style-name="P45"><text:span text:style-name="T12">Аутор, </text:span><text:span text:style-name="T14">АУ</text:span><text:span text:style-name="T12">:</text:span></text:p>
          </table:table-cell>
          <table:covered-table-cell/>
          <table:table-cell table:style-name="Table3.C2" table:number-columns-spanned="2" office:value-type="string">
            <text:p text:style-name="P53"/>
          </table:table-cell>
          <table:covered-table-cell/>
        </table:table-row>
        <table:table-row table:style-name="Table3.1">
          <table:table-cell table:style-name="Table3.A2" table:number-columns-spanned="2" office:value-type="string">
            <text:p text:style-name="P45"><text:span text:style-name="T12">Ментор, </text:span><text:span text:style-name="T14">МН</text:span><text:span text:style-name="T12">:</text:span></text:p>
          </table:table-cell>
          <table:covered-table-cell/>
          <table:table-cell table:style-name="Table3.C2" table:number-columns-spanned="2" office:value-type="string">
            <text:p text:style-name="P53"/>
          </table:table-cell>
          <table:covered-table-cell/>
        </table:table-row>
        <table:table-row table:style-name="Table3.8">
          <table:table-cell table:style-name="Table3.A2" table:number-columns-spanned="2" office:value-type="string">
            <text:p text:style-name="P45"><text:span text:style-name="T12">Наслов рада, </text:span><text:span text:style-name="T14">НР</text:span><text:span text:style-name="T12">:</text:span></text:p>
          </table:table-cell>
          <table:covered-table-cell/>
          <table:table-cell table:style-name="Table3.C2" table:number-columns-spanned="2" office:value-type="string">
            <text:p text:style-name="P55">Реализација модула за калибрацију камере у систему за аутономну вожњу</text:p>
          </table:table-cell>
          <table:covered-table-cell/>
        </table:table-row>
        <table:table-row table:style-name="Table3.1">
          <table:table-cell table:style-name="Table3.A2" table:number-columns-spanned="2" office:value-type="string">
            <text:p text:style-name="P45"><text:span text:style-name="T12">Језик публикације, </text:span><text:span text:style-name="T14">ЈП</text:span><text:span text:style-name="T12">:</text:span></text:p>
          </table:table-cell>
          <table:covered-table-cell/>
          <table:table-cell table:style-name="Table3.C2" table:number-columns-spanned="2" office:value-type="string">
            <text:p text:style-name="P51">Српски / латиница</text:p>
          </table:table-cell>
          <table:covered-table-cell/>
        </table:table-row>
        <table:table-row table:style-name="Table3.1">
          <table:table-cell table:style-name="Table3.A2" table:number-columns-spanned="2" office:value-type="string">
            <text:p text:style-name="P45"><text:span text:style-name="T12">Језик извода, </text:span><text:span text:style-name="T14">ЈИ</text:span><text:span text:style-name="T12">:</text:span></text:p>
          </table:table-cell>
          <table:covered-table-cell/>
          <table:table-cell table:style-name="Table3.C2" table:number-columns-spanned="2" office:value-type="string">
            <text:p text:style-name="P51">Српски</text:p>
          </table:table-cell>
          <table:covered-table-cell/>
        </table:table-row>
        <table:table-row table:style-name="Table3.1">
          <table:table-cell table:style-name="Table3.A2" table:number-columns-spanned="2" office:value-type="string">
            <text:p text:style-name="P45"><text:span text:style-name="T12">Зем</text:span><text:span text:style-name="T15">љ</text:span><text:span text:style-name="T12">а публикова</text:span><text:span text:style-name="T15">њ</text:span><text:span text:style-name="T12">а, </text:span><text:span text:style-name="T14">ЗП</text:span><text:span text:style-name="T12">:</text:span></text:p>
          </table:table-cell>
          <table:covered-table-cell/>
          <table:table-cell table:style-name="Table3.C2" table:number-columns-spanned="2" office:value-type="string">
            <text:p text:style-name="P51">Република Србија</text:p>
          </table:table-cell>
          <table:covered-table-cell/>
        </table:table-row>
        <table:table-row table:style-name="Table3.1">
          <table:table-cell table:style-name="Table3.A2" table:number-columns-spanned="2" office:value-type="string">
            <text:p text:style-name="P45"><text:span text:style-name="T12">У</text:span><text:span text:style-name="T15">ж</text:span><text:span text:style-name="T12">е географско подру</text:span><text:span text:style-name="T15">ч</text:span><text:span text:style-name="T12">је, </text:span><text:span text:style-name="T14">УГП</text:span><text:span text:style-name="T12">:</text:span></text:p>
          </table:table-cell>
          <table:covered-table-cell/>
          <table:table-cell table:style-name="Table3.C2" table:number-columns-spanned="2" office:value-type="string">
            <text:p text:style-name="P51">Војводина</text:p>
          </table:table-cell>
          <table:covered-table-cell/>
        </table:table-row>
        <table:table-row table:style-name="Table3.1">
          <table:table-cell table:style-name="Table3.A2" table:number-columns-spanned="2" office:value-type="string">
            <text:p text:style-name="P45"><text:span text:style-name="T12">Година, </text:span><text:span text:style-name="T14">ГО</text:span><text:span text:style-name="T12">:</text:span></text:p>
          </table:table-cell>
          <table:covered-table-cell/>
          <table:table-cell table:style-name="Table3.C2" table:number-columns-spanned="2" office:value-type="string">
            <text:p text:style-name="P53"/>
          </table:table-cell>
          <table:covered-table-cell/>
        </table:table-row>
        <table:table-row table:style-name="Table3.1">
          <table:table-cell table:style-name="Table3.A2" table:number-columns-spanned="2" office:value-type="string">
            <text:p text:style-name="P45"><text:span text:style-name="T12">Издава</text:span><text:span text:style-name="T15">ч</text:span><text:span text:style-name="T12">, </text:span><text:span text:style-name="T14">ИЗ</text:span><text:span text:style-name="T12">:</text:span></text:p>
          </table:table-cell>
          <table:covered-table-cell/>
          <table:table-cell table:style-name="Table3.C2" table:number-columns-spanned="2" office:value-type="string">
            <text:p text:style-name="P51">Ауторски репринт</text:p>
          </table:table-cell>
          <table:covered-table-cell/>
        </table:table-row>
        <table:table-row table:style-name="Table3.1">
          <table:table-cell table:style-name="Table3.A2" table:number-columns-spanned="2" office:value-type="string">
            <text:p text:style-name="P45"><text:span text:style-name="T12">Место и адреса, </text:span><text:span text:style-name="T14">МА</text:span><text:span text:style-name="T12">:</text:span></text:p>
          </table:table-cell>
          <table:covered-table-cell/>
          <table:table-cell table:style-name="Table3.C2" table:number-columns-spanned="2" office:value-type="string">
            <text:p text:style-name="P51">Нови Сад; трг Доситеја Обрадовића 6</text:p>
          </table:table-cell>
          <table:covered-table-cell/>
        </table:table-row>
        <table:table-row table:style-name="Table3.16">
          <table:table-cell table:style-name="Table3.A2" table:number-columns-spanned="2" office:value-type="string">
            <text:p text:style-name="P45"><text:span text:style-name="T12">Физи</text:span><text:span text:style-name="T15">ч</text:span><text:span text:style-name="T12">ки опис рада, </text:span><text:span text:style-name="T14">ФО</text:span><text:span text:style-name="T12">:<text:line-break/></text:span><text:span text:style-name="T25">(поглав</text:span><text:span text:style-name="T26">љ</text:span><text:span text:style-name="T25">а/страна/ цитата/табела/слика/графика/прилога)</text:span></text:p>
          </table:table-cell>
          <table:covered-table-cell/>
          <table:table-cell table:style-name="Table3.C2" table:number-columns-spanned="2" office:value-type="string">
            <text:p text:style-name="P60"/>
          </table:table-cell>
          <table:covered-table-cell/>
        </table:table-row>
        <table:table-row table:style-name="Table3.1">
          <table:table-cell table:style-name="Table3.A2" table:number-columns-spanned="2" office:value-type="string">
            <text:p text:style-name="P45"><text:span text:style-name="T12">Нау</text:span><text:span text:style-name="T15">ч</text:span><text:span text:style-name="T12">на област, </text:span><text:span text:style-name="T14">НО</text:span><text:span text:style-name="T12">:</text:span></text:p>
          </table:table-cell>
          <table:covered-table-cell/>
          <table:table-cell table:style-name="Table3.C2" table:number-columns-spanned="2" office:value-type="string">
            <text:p text:style-name="P51">Електротехника и рачунарство</text:p>
          </table:table-cell>
          <table:covered-table-cell/>
        </table:table-row>
        <table:table-row table:style-name="Table3.1">
          <table:table-cell table:style-name="Table3.A2" table:number-columns-spanned="2" office:value-type="string">
            <text:p text:style-name="P45"><text:span text:style-name="T12">Нау</text:span><text:span text:style-name="T15">ч</text:span><text:span text:style-name="T12">на дисциплина, </text:span><text:span text:style-name="T14">НД</text:span><text:span text:style-name="T12">:</text:span></text:p>
          </table:table-cell>
          <table:covered-table-cell/>
          <table:table-cell table:style-name="Table3.C2" table:number-columns-spanned="2" office:value-type="string">
            <text:p text:style-name="P51">Рачунарска техника</text:p>
          </table:table-cell>
          <table:covered-table-cell/>
        </table:table-row>
        <table:table-row table:style-name="Table3.19">
          <table:table-cell table:style-name="Table3.A2" table:number-columns-spanned="2" office:value-type="string">
            <text:p text:style-name="P45"><text:span text:style-name="T19">Предметна одредница/Кqу</text:span><text:span text:style-name="T20">ч</text:span><text:span text:style-name="T19">не ре</text:span><text:span text:style-name="T20">ч</text:span><text:span text:style-name="T19">и, </text:span><text:span text:style-name="T21">ПО</text:span><text:span text:style-name="T19">:</text:span></text:p>
          </table:table-cell>
          <table:covered-table-cell/>
          <table:table-cell table:style-name="Table3.C2" table:number-columns-spanned="2" office:value-type="string">
            <text:p text:style-name="P57"/>
          </table:table-cell>
          <table:covered-table-cell/>
        </table:table-row>
        <table:table-row table:style-name="Table3.1">
          <table:table-cell table:style-name="Table3.A2" table:number-columns-spanned="2" office:value-type="string">
            <text:p text:style-name="P52">УДК</text:p>
          </table:table-cell>
          <table:covered-table-cell/>
          <table:table-cell table:style-name="Table3.C2" table:number-columns-spanned="2" office:value-type="string">
            <text:p text:style-name="P53"/>
          </table:table-cell>
          <table:covered-table-cell/>
        </table:table-row>
        <table:table-row table:style-name="Table3.19">
          <table:table-cell table:style-name="Table3.A2" table:number-columns-spanned="2" office:value-type="string">
            <text:p text:style-name="P45"><text:span text:style-name="T15">Ч</text:span><text:span text:style-name="T12">ува се, </text:span><text:span text:style-name="T17">Ч</text:span><text:span text:style-name="T14">У</text:span><text:span text:style-name="T12">:</text:span></text:p>
          </table:table-cell>
          <table:covered-table-cell/>
          <table:table-cell table:style-name="Table3.C2" table:number-columns-spanned="2" office:value-type="string">
            <text:p text:style-name="P51">У библиотеци Факултета техничких наука, Нови Сад</text:p>
          </table:table-cell>
          <table:covered-table-cell/>
        </table:table-row>
        <table:table-row table:style-name="Table3.19">
          <table:table-cell table:style-name="Table3.A2" table:number-columns-spanned="2" office:value-type="string">
            <text:p text:style-name="P45"><text:span text:style-name="T12">Ва</text:span><text:span text:style-name="T15">ж</text:span><text:span text:style-name="T12">на напомена, </text:span><text:span text:style-name="T14">ВН</text:span><text:span text:style-name="T12">:</text:span></text:p>
          </table:table-cell>
          <table:covered-table-cell/>
          <table:table-cell table:style-name="Table3.C2" table:number-columns-spanned="2" office:value-type="string">
            <text:p text:style-name="P49"/>
          </table:table-cell>
          <table:covered-table-cell/>
        </table:table-row>
        <table:table-row table:style-name="Table3.23">
          <table:table-cell table:style-name="Table3.A2" table:number-columns-spanned="2" office:value-type="string">
            <text:p text:style-name="P45"><text:span text:style-name="T12">Извод, </text:span><text:span text:style-name="T14">ИЗ</text:span><text:span text:style-name="T12">:</text:span></text:p>
          </table:table-cell>
          <table:covered-table-cell/>
          <table:table-cell table:style-name="Table3.C2" table:number-columns-spanned="2" office:value-type="string">
            <text:p text:style-name="P54"/>
          </table:table-cell>
          <table:covered-table-cell/>
        </table:table-row>
        <table:table-row table:style-name="Table3.1">
          <table:table-cell table:style-name="Table3.A2" table:number-columns-spanned="2" office:value-type="string">
            <text:p text:style-name="P45"><text:span text:style-name="T12">Датум прихвата</text:span><text:span text:style-name="T15">њ</text:span><text:span text:style-name="T12">а теме, </text:span><text:span text:style-name="T14">ДП</text:span><text:span text:style-name="T12">:</text:span></text:p>
          </table:table-cell>
          <table:covered-table-cell/>
          <table:table-cell table:style-name="Table3.C2" table:number-columns-spanned="2" office:value-type="string">
            <text:p text:style-name="P56"/>
          </table:table-cell>
          <table:covered-table-cell/>
        </table:table-row>
        <table:table-row table:style-name="Table3.1">
          <table:table-cell table:style-name="Table3.A2" table:number-columns-spanned="2" office:value-type="string">
            <text:p text:style-name="P45"><text:span text:style-name="T12">Датум одбране, </text:span><text:span text:style-name="T14">ДО</text:span><text:span text:style-name="T12">:</text:span></text:p>
          </table:table-cell>
          <table:covered-table-cell/>
          <table:table-cell table:style-name="Table3.C2" table:number-columns-spanned="2" office:value-type="string">
            <text:p text:style-name="P79"/>
          </table:table-cell>
          <table:covered-table-cell/>
        </table:table-row>
        <table:table-row table:style-name="Table3.1">
          <table:table-cell table:style-name="Table3.A26" office:value-type="string">
            <text:p text:style-name="P26"><text:span text:style-name="T23">Ч</text:span><text:span text:style-name="T22">ланови комисије, </text:span><text:span text:style-name="T24">КО</text:span><text:span text:style-name="T22">:</text:span></text:p>
          </table:table-cell>
          <table:table-cell table:style-name="Table3.B26" office:value-type="string">
            <text:p text:style-name="P30">Председник:</text:p>
          </table:table-cell>
          <table:table-cell table:style-name="Table3.C2" office:value-type="string">
            <text:p text:style-name="P79"/>
          </table:table-cell>
          <table:table-cell table:style-name="Table3.D26" office:value-type="string">
            <text:p text:style-name="P11"/>
          </table:table-cell>
        </table:table-row>
        <table:table-row table:style-name="Table3.1">
          <table:table-cell table:style-name="Table3.A26" office:value-type="string">
            <text:p text:style-name="P31"/>
          </table:table-cell>
          <table:table-cell table:style-name="Table3.B26" office:value-type="string">
            <text:p text:style-name="P26"><text:span text:style-name="T15">Ч</text:span><text:span text:style-name="T12">лан:</text:span></text:p>
          </table:table-cell>
          <table:table-cell table:style-name="Table3.C2" office:value-type="string">
            <text:p text:style-name="P79"/>
          </table:table-cell>
          <table:table-cell table:style-name="Table3.D27" office:value-type="string">
            <text:p text:style-name="P47">Потпис ментора</text:p>
          </table:table-cell>
        </table:table-row>
        <table:table-row table:style-name="Table3.1">
          <table:table-cell table:style-name="Table3.A28" office:value-type="string">
            <text:p text:style-name="P31"/>
          </table:table-cell>
          <table:table-cell table:style-name="Table3.B28" office:value-type="string">
            <text:p text:style-name="P26"><text:span text:style-name="T15">Ч</text:span><text:span text:style-name="T12">лан, ментор:</text:span></text:p>
          </table:table-cell>
          <table:table-cell table:style-name="Table3.C28" office:value-type="string">
            <text:p text:style-name="P79"/>
          </table:table-cell>
          <table:table-cell table:style-name="Table3.D28" office:value-type="string">
            <text:p text:style-name="P46"/>
          </table:table-cell>
        </table:table-row>
      </table:table>
      <text:p text:style-name="P6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2" office:value-type="string">
            <text:p text:style-name="P45"><text:span text:style-name="T12">Accession number, </text:span><text:span text:style-name="T14">ANO</text:span><text:span text:style-name="T12">:</text:span></text:p>
          </table:table-cell>
          <table:covered-table-cell/>
          <table:table-cell table:style-name="Table4.C1" table:number-columns-spanned="2" office:value-type="string">
            <text:p text:style-name="P49"/>
          </table:table-cell>
          <table:covered-table-cell/>
        </table:table-row>
        <table:table-row table:style-name="Table4.1">
          <table:table-cell table:style-name="Table4.A2" table:number-columns-spanned="2" office:value-type="string">
            <text:p text:style-name="P45"><text:span text:style-name="T12">Identification number, </text:span><text:span text:style-name="T14">INO</text:span><text:span text:style-name="T12">:</text:span></text:p>
          </table:table-cell>
          <table:covered-table-cell/>
          <table:table-cell table:style-name="Table4.C2" table:number-columns-spanned="2" office:value-type="string">
            <text:p text:style-name="P49"/>
          </table:table-cell>
          <table:covered-table-cell/>
        </table:table-row>
        <table:table-row table:style-name="Table4.1">
          <table:table-cell table:style-name="Table4.A2" table:number-columns-spanned="2" office:value-type="string">
            <text:p text:style-name="P45"><text:span text:style-name="T12">Document type, </text:span><text:span text:style-name="T14">DT</text:span><text:span text:style-name="T12">:</text:span></text:p>
          </table:table-cell>
          <table:covered-table-cell/>
          <table:table-cell table:style-name="Table4.C2" table:number-columns-spanned="2" office:value-type="string">
            <text:p text:style-name="P48">Monographic publication</text:p>
          </table:table-cell>
          <table:covered-table-cell/>
        </table:table-row>
        <table:table-row table:style-name="Table4.1">
          <table:table-cell table:style-name="Table4.A2" table:number-columns-spanned="2" office:value-type="string">
            <text:p text:style-name="P45"><text:span text:style-name="T12">Type of record, </text:span><text:span text:style-name="T14">TR</text:span><text:span text:style-name="T12">:</text:span></text:p>
          </table:table-cell>
          <table:covered-table-cell/>
          <table:table-cell table:style-name="Table4.C2" table:number-columns-spanned="2" office:value-type="string">
            <text:p text:style-name="P48">Textual printed material</text:p>
          </table:table-cell>
          <table:covered-table-cell/>
        </table:table-row>
        <table:table-row table:style-name="Table4.1">
          <table:table-cell table:style-name="Table4.A2" table:number-columns-spanned="2" office:value-type="string">
            <text:p text:style-name="P45"><text:span text:style-name="T12">Contents code, </text:span><text:span text:style-name="T14">CC</text:span><text:span text:style-name="T12">:</text:span></text:p>
          </table:table-cell>
          <table:covered-table-cell/>
          <table:table-cell table:style-name="Table4.C2" table:number-columns-spanned="2" office:value-type="string">
            <text:p text:style-name="P45"><text:span text:style-name="T13">Bachelor Thesis</text:span></text:p>
          </table:table-cell>
          <table:covered-table-cell/>
        </table:table-row>
        <table:table-row table:style-name="Table4.1">
          <table:table-cell table:style-name="Table4.A2" table:number-columns-spanned="2" office:value-type="string">
            <text:p text:style-name="P45"><text:span text:style-name="T12">Author, </text:span><text:span text:style-name="T14">AU</text:span><text:span text:style-name="T12">:</text:span></text:p>
          </table:table-cell>
          <table:covered-table-cell/>
          <table:table-cell table:style-name="Table4.C2" table:number-columns-spanned="2" office:value-type="string">
            <text:p text:style-name="P53"/>
          </table:table-cell>
          <table:covered-table-cell/>
        </table:table-row>
        <table:table-row table:style-name="Table4.1">
          <table:table-cell table:style-name="Table4.A2" table:number-columns-spanned="2" office:value-type="string">
            <text:p text:style-name="P45"><text:span text:style-name="T12">Mentor, </text:span><text:span text:style-name="T14">MN</text:span><text:span text:style-name="T12">:</text:span></text:p>
          </table:table-cell>
          <table:covered-table-cell/>
          <table:table-cell table:style-name="Table4.C2" table:number-columns-spanned="2" office:value-type="string">
            <text:p text:style-name="P56"/>
          </table:table-cell>
          <table:covered-table-cell/>
        </table:table-row>
        <table:table-row table:style-name="Table4.8">
          <table:table-cell table:style-name="Table4.A2" table:number-columns-spanned="2" office:value-type="string">
            <text:p text:style-name="P45"><text:span text:style-name="T12">Title, </text:span><text:span text:style-name="T14">TI</text:span><text:span text:style-name="T12">:</text:span></text:p>
          </table:table-cell>
          <table:covered-table-cell/>
          <table:table-cell table:style-name="Table4.C2" table:number-columns-spanned="2" office:value-type="string">
            <text:p text:style-name="P53"/>
          </table:table-cell>
          <table:covered-table-cell/>
        </table:table-row>
        <table:table-row table:style-name="Table4.1">
          <table:table-cell table:style-name="Table4.A2" table:number-columns-spanned="2" office:value-type="string">
            <text:p text:style-name="P45"><text:span text:style-name="T12">Language of text, </text:span><text:span text:style-name="T14">LT</text:span><text:span text:style-name="T12">:</text:span></text:p>
          </table:table-cell>
          <table:covered-table-cell/>
          <table:table-cell table:style-name="Table4.C2" table:number-columns-spanned="2" office:value-type="string">
            <text:p text:style-name="P48">Serbian</text:p>
          </table:table-cell>
          <table:covered-table-cell/>
        </table:table-row>
        <table:table-row table:style-name="Table4.1">
          <table:table-cell table:style-name="Table4.A2" table:number-columns-spanned="2" office:value-type="string">
            <text:p text:style-name="P45"><text:span text:style-name="T12">Language of abstract, </text:span><text:span text:style-name="T14">LA</text:span><text:span text:style-name="T12">:</text:span></text:p>
          </table:table-cell>
          <table:covered-table-cell/>
          <table:table-cell table:style-name="Table4.C2" table:number-columns-spanned="2" office:value-type="string">
            <text:p text:style-name="P48">Serbian</text:p>
          </table:table-cell>
          <table:covered-table-cell/>
        </table:table-row>
        <table:table-row table:style-name="Table4.1">
          <table:table-cell table:style-name="Table4.A2" table:number-columns-spanned="2" office:value-type="string">
            <text:p text:style-name="P45"><text:span text:style-name="T12">Country of publication, </text:span><text:span text:style-name="T14">CP</text:span><text:span text:style-name="T12">:</text:span></text:p>
          </table:table-cell>
          <table:covered-table-cell/>
          <table:table-cell table:style-name="Table4.C2" table:number-columns-spanned="2" office:value-type="string">
            <text:p text:style-name="P48">Republic of Serbia</text:p>
          </table:table-cell>
          <table:covered-table-cell/>
        </table:table-row>
        <table:table-row table:style-name="Table4.1">
          <table:table-cell table:style-name="Table4.A2" table:number-columns-spanned="2" office:value-type="string">
            <text:p text:style-name="P45"><text:span text:style-name="T12">Locality of publication, </text:span><text:span text:style-name="T14">LP</text:span><text:span text:style-name="T12">:</text:span></text:p>
          </table:table-cell>
          <table:covered-table-cell/>
          <table:table-cell table:style-name="Table4.C2" table:number-columns-spanned="2" office:value-type="string">
            <text:p text:style-name="P48">Vojvodina</text:p>
          </table:table-cell>
          <table:covered-table-cell/>
        </table:table-row>
        <table:table-row table:style-name="Table4.1">
          <table:table-cell table:style-name="Table4.A2" table:number-columns-spanned="2" office:value-type="string">
            <text:p text:style-name="P45"><text:span text:style-name="T12">Publication year, </text:span><text:span text:style-name="T14">PY</text:span><text:span text:style-name="T12">:</text:span></text:p>
          </table:table-cell>
          <table:covered-table-cell/>
          <table:table-cell table:style-name="Table4.C2" table:number-columns-spanned="2" office:value-type="string">
            <text:p text:style-name="P49"/>
          </table:table-cell>
          <table:covered-table-cell/>
        </table:table-row>
        <table:table-row table:style-name="Table4.1">
          <table:table-cell table:style-name="Table4.A2" table:number-columns-spanned="2" office:value-type="string">
            <text:p text:style-name="P45"><text:span text:style-name="T12">Publisher, </text:span><text:span text:style-name="T14">PB</text:span><text:span text:style-name="T12">:</text:span></text:p>
          </table:table-cell>
          <table:covered-table-cell/>
          <table:table-cell table:style-name="Table4.C2" table:number-columns-spanned="2" office:value-type="string">
            <text:p text:style-name="P48">Author’s reprint</text:p>
          </table:table-cell>
          <table:covered-table-cell/>
        </table:table-row>
        <table:table-row table:style-name="Table4.1">
          <table:table-cell table:style-name="Table4.A2" table:number-columns-spanned="2" office:value-type="string">
            <text:p text:style-name="P45"><text:span text:style-name="T12">Publication place, </text:span><text:span text:style-name="T14">PP</text:span><text:span text:style-name="T12">:</text:span></text:p>
          </table:table-cell>
          <table:covered-table-cell/>
          <table:table-cell table:style-name="Table4.C2" table:number-columns-spanned="2" office:value-type="string">
            <text:p text:style-name="P59">Novi Sad, Dositeja Obradovica sq. 6</text:p>
          </table:table-cell>
          <table:covered-table-cell/>
        </table:table-row>
        <table:table-row table:style-name="Table4.16">
          <table:table-cell table:style-name="Table4.A2" table:number-columns-spanned="2" office:value-type="string">
            <text:p text:style-name="P45"><text:span text:style-name="T12">Physical description, </text:span><text:span text:style-name="T14">PD</text:span><text:span text:style-name="T12">:<text:line-break/></text:span><text:span text:style-name="T27">(chapters/pages/ref./tables/pictures/graphs/appendixes)</text:span></text:p>
          </table:table-cell>
          <table:covered-table-cell/>
          <table:table-cell table:style-name="Table4.C2" table:number-columns-spanned="2" office:value-type="string">
            <text:p text:style-name="P49"/>
          </table:table-cell>
          <table:covered-table-cell/>
        </table:table-row>
        <table:table-row table:style-name="Table4.1">
          <table:table-cell table:style-name="Table4.A2" table:number-columns-spanned="2" office:value-type="string">
            <text:p text:style-name="P45"><text:span text:style-name="T12">Scientific field, </text:span><text:span text:style-name="T14">SF</text:span><text:span text:style-name="T12">:</text:span></text:p>
          </table:table-cell>
          <table:covered-table-cell/>
          <table:table-cell table:style-name="Table4.C2" table:number-columns-spanned="2" office:value-type="string">
            <text:p text:style-name="P48">Electrical Engineering</text:p>
          </table:table-cell>
          <table:covered-table-cell/>
        </table:table-row>
        <table:table-row table:style-name="Table4.1">
          <table:table-cell table:style-name="Table4.A2" table:number-columns-spanned="2" office:value-type="string">
            <text:p text:style-name="P45"><text:span text:style-name="T12">Scientific discipline, </text:span><text:span text:style-name="T14">SD</text:span><text:span text:style-name="T12">:</text:span></text:p>
          </table:table-cell>
          <table:covered-table-cell/>
          <table:table-cell table:style-name="Table4.C2" table:number-columns-spanned="2" office:value-type="string">
            <text:p text:style-name="P48">Computer Engineering, Engineering of Computer Based Systems</text:p>
          </table:table-cell>
          <table:covered-table-cell/>
        </table:table-row>
        <table:table-row table:style-name="Table4.19">
          <table:table-cell table:style-name="Table4.A2" table:number-columns-spanned="2" office:value-type="string">
            <text:p text:style-name="P45"><text:span text:style-name="T12">Subject/Key words, </text:span><text:span text:style-name="T14">S</text:span><text:span text:style-name="T12">/</text:span><text:span text:style-name="T14">KW</text:span><text:span text:style-name="T12">:</text:span></text:p>
          </table:table-cell>
          <table:covered-table-cell/>
          <table:table-cell table:style-name="Table4.C2" table:number-columns-spanned="2" office:value-type="string">
            <text:p text:style-name="P58"/>
          </table:table-cell>
          <table:covered-table-cell/>
        </table:table-row>
        <table:table-row table:style-name="Table4.1">
          <table:table-cell table:style-name="Table4.A2" table:number-columns-spanned="2" office:value-type="string">
            <text:p text:style-name="P52">UC</text:p>
          </table:table-cell>
          <table:covered-table-cell/>
          <table:table-cell table:style-name="Table4.C2" table:number-columns-spanned="2" office:value-type="string">
            <text:p text:style-name="P53"/>
          </table:table-cell>
          <table:covered-table-cell/>
        </table:table-row>
        <table:table-row table:style-name="Table4.19">
          <table:table-cell table:style-name="Table4.A2" table:number-columns-spanned="2" office:value-type="string">
            <text:p text:style-name="P45"><text:span text:style-name="T12">Holding data, </text:span><text:span text:style-name="T14">HD</text:span><text:span text:style-name="T12">:</text:span></text:p>
          </table:table-cell>
          <table:covered-table-cell/>
          <table:table-cell table:style-name="Table4.C2" table:number-columns-spanned="2" office:value-type="string">
            <text:p text:style-name="P48">The Library of Faculty of Technical Sciences, Novi Sad, Serbia</text:p>
          </table:table-cell>
          <table:covered-table-cell/>
        </table:table-row>
        <table:table-row table:style-name="Table4.19">
          <table:table-cell table:style-name="Table4.A2" table:number-columns-spanned="2" office:value-type="string">
            <text:p text:style-name="P45"><text:span text:style-name="T12">Note, </text:span><text:span text:style-name="T14">N</text:span><text:span text:style-name="T12">:</text:span></text:p>
          </table:table-cell>
          <table:covered-table-cell/>
          <table:table-cell table:style-name="Table4.C2" table:number-columns-spanned="2" office:value-type="string">
            <text:p text:style-name="P49"/>
          </table:table-cell>
          <table:covered-table-cell/>
        </table:table-row>
        <table:table-row table:style-name="Table4.23">
          <table:table-cell table:style-name="Table4.A2" table:number-columns-spanned="2" office:value-type="string">
            <text:p text:style-name="P45"><text:span text:style-name="T12">Abstract, </text:span><text:span text:style-name="T14">AB</text:span><text:span text:style-name="T12">:</text:span></text:p>
          </table:table-cell>
          <table:covered-table-cell/>
          <table:table-cell table:style-name="Table4.C2" table:number-columns-spanned="2" office:value-type="string">
            <text:p text:style-name="P50"/>
          </table:table-cell>
          <table:covered-table-cell/>
        </table:table-row>
        <table:table-row table:style-name="Table4.1">
          <table:table-cell table:style-name="Table4.A2" table:number-columns-spanned="2" office:value-type="string">
            <text:p text:style-name="P45"><text:span text:style-name="T19">Accepted by the Scientific Board on, </text:span><text:span text:style-name="T14">ASB</text:span><text:span text:style-name="T19">:</text:span></text:p>
          </table:table-cell>
          <table:covered-table-cell/>
          <table:table-cell table:style-name="Table4.C2" table:number-columns-spanned="2" office:value-type="string">
            <text:p text:style-name="P56"/>
          </table:table-cell>
          <table:covered-table-cell/>
        </table:table-row>
        <table:table-row table:style-name="Table4.1">
          <table:table-cell table:style-name="Table4.A2" table:number-columns-spanned="2" office:value-type="string">
            <text:p text:style-name="P45"><text:span text:style-name="T12">Defended on, </text:span><text:span text:style-name="T14">DE</text:span><text:span text:style-name="T12">:</text:span></text:p>
          </table:table-cell>
          <table:covered-table-cell/>
          <table:table-cell table:style-name="Table4.C2" table:number-columns-spanned="2" office:value-type="string">
            <text:p text:style-name="P46"/>
          </table:table-cell>
          <table:covered-table-cell/>
        </table:table-row>
        <table:table-row table:style-name="Table4.1">
          <table:table-cell table:style-name="Table4.A26" office:value-type="string">
            <text:p text:style-name="P26"><text:span text:style-name="T12">Defended Board, </text:span><text:span text:style-name="T14">DB</text:span><text:span text:style-name="T12">:</text:span></text:p>
          </table:table-cell>
          <table:table-cell table:style-name="Table4.B26" office:value-type="string">
            <text:p text:style-name="P30">President:</text:p>
          </table:table-cell>
          <table:table-cell table:style-name="Table4.C2" office:value-type="string">
            <text:p text:style-name="P79"/>
          </table:table-cell>
          <table:table-cell table:style-name="Table4.D26" office:value-type="string">
            <text:p text:style-name="P11"/>
          </table:table-cell>
        </table:table-row>
        <table:table-row table:style-name="Table4.1">
          <table:table-cell table:style-name="Table4.A26" office:value-type="string">
            <text:p text:style-name="P31"/>
          </table:table-cell>
          <table:table-cell table:style-name="Table4.B26" office:value-type="string">
            <text:p text:style-name="P30">Member:</text:p>
          </table:table-cell>
          <table:table-cell table:style-name="Table4.C2" office:value-type="string">
            <text:p text:style-name="P79"/>
          </table:table-cell>
          <table:table-cell table:style-name="Table4.D27" office:value-type="string">
            <text:p text:style-name="P47">Menthor's sign</text:p>
          </table:table-cell>
        </table:table-row>
        <table:table-row table:style-name="Table4.1">
          <table:table-cell table:style-name="Table4.A28" office:value-type="string">
            <text:p text:style-name="P31"/>
          </table:table-cell>
          <table:table-cell table:style-name="Table4.B28" office:value-type="string">
            <text:p text:style-name="P32">Member, Mentor:</text:p>
          </table:table-cell>
          <table:table-cell table:style-name="Table4.C28" office:value-type="string">
            <text:p text:style-name="P80"/>
          </table:table-cell>
          <table:table-cell table:style-name="Table4.D28" office:value-type="string">
            <text:p text:style-name="P46"/>
          </table:table-cell>
        </table:table-row>
      </table:table>
      <text:p text:style-name="P16"/>
      <text:p text:style-name="P81">Захвалност</text:p>
      <text:p text:style-name="P12"/>
      <text:p text:style-name="P15"/>
      <text:p text:style-name="P15"/>
      <text:p text:style-name="P15"/>
      <text:p text:style-name="P62">Садржај</text:p>
      <text:p text:style-name="P18"/>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96447924" text:style-name="Index_20_Link" text:visited-style-name="Index_20_Link"><text:span text:style-name="T50">1.</text:span></text:a><text:a xlink:type="simple" xlink:href="#__RefHeading___Toc296447924" text:style-name="Index_20_Link" text:visited-style-name="Index_20_Link"><text:span text:style-name="T52"><text:tab/></text:span></text:a><text:a xlink:type="simple" xlink:href="#__RefHeading___Toc296447924" text:style-name="Index_20_Link" text:visited-style-name="Index_20_Link"><text:span text:style-name="T48">Увод</text:span></text:a><text:a xlink:type="simple" xlink:href="#__RefHeading___Toc296447924" text:style-name="Index_20_Link" text:visited-style-name="Index_20_Link"><text:span text:style-name="T50"><text:tab/>1</text:span></text:a></text:p>
          <text:p text:style-name="Contents_20_1"><text:a xlink:type="simple" xlink:href="#__RefHeading___Toc296447925" text:style-name="Index_20_Link" text:visited-style-name="Index_20_Link"><text:span text:style-name="T50">2.</text:span></text:a><text:a xlink:type="simple" xlink:href="#__RefHeading___Toc296447925" text:style-name="Index_20_Link" text:visited-style-name="Index_20_Link"><text:span text:style-name="T52"><text:tab/></text:span></text:a><text:a xlink:type="simple" xlink:href="#__RefHeading___Toc296447925" text:style-name="Index_20_Link" text:visited-style-name="Index_20_Link"><text:span text:style-name="T48">Теоријске основе</text:span></text:a><text:a xlink:type="simple" xlink:href="#__RefHeading___Toc296447925" text:style-name="Index_20_Link" text:visited-style-name="Index_20_Link"><text:span text:style-name="T50"><text:tab/>2</text:span></text:a></text:p>
          <text:p text:style-name="P93"><text:a xlink:type="simple" xlink:href="#__RefHeading___Toc296447926" text:style-name="Index_20_Link" text:visited-style-name="Index_20_Link"><text:span text:style-name="T43">2.1</text:span></text:a><text:a xlink:type="simple" xlink:href="#__RefHeading___Toc296447926" text:style-name="Index_20_Link" text:visited-style-name="Index_20_Link"><text:span text:style-name="T53"><text:tab/></text:span></text:a><text:a xlink:type="simple" xlink:href="#__RefHeading___Toc296447926" text:style-name="Index_20_Link" text:visited-style-name="Index_20_Link"><text:span text:style-name="T40">.</text:span></text:a><text:a xlink:type="simple" xlink:href="#__RefHeading___Toc296447926" text:style-name="Index_20_Link" text:visited-style-name="Index_20_Link"><text:span text:style-name="T50"><text:tab/>2</text:span></text:a></text:p>
          <text:p text:style-name="P93"><text:a xlink:type="simple" xlink:href="#__RefHeading___Toc296447927" text:style-name="Index_20_Link" text:visited-style-name="Index_20_Link"><text:span text:style-name="T43">2.2</text:span></text:a><text:a xlink:type="simple" xlink:href="#__RefHeading___Toc296447927" text:style-name="Index_20_Link" text:visited-style-name="Index_20_Link"><text:span text:style-name="T53"><text:tab/></text:span></text:a><text:a xlink:type="simple" xlink:href="#__RefHeading___Toc296447927" text:style-name="Index_20_Link" text:visited-style-name="Index_20_Link"><text:span text:style-name="T40">.</text:span></text:a><text:a xlink:type="simple" xlink:href="#__RefHeading___Toc296447927" text:style-name="Index_20_Link" text:visited-style-name="Index_20_Link"><text:span text:style-name="T50"><text:tab/>3</text:span></text:a></text:p>
          <text:p text:style-name="Contents_20_1"><text:a xlink:type="simple" xlink:href="#__RefHeading___Toc296447928" text:style-name="Index_20_Link" text:visited-style-name="Index_20_Link"><text:span text:style-name="T43">3.</text:span></text:a><text:a xlink:type="simple" xlink:href="#__RefHeading___Toc296447928" text:style-name="Index_20_Link" text:visited-style-name="Index_20_Link"><text:span text:style-name="T52"><text:tab/></text:span></text:a><text:a xlink:type="simple" xlink:href="#__RefHeading___Toc296447928" text:style-name="Index_20_Link" text:visited-style-name="Index_20_Link"><text:span text:style-name="T48">Концепт решења</text:span></text:a><text:a xlink:type="simple" xlink:href="#__RefHeading___Toc296447928" text:style-name="Index_20_Link" text:visited-style-name="Index_20_Link"><text:span text:style-name="T50"><text:tab/>6</text:span></text:a></text:p>
          <text:p text:style-name="P93"><text:a xlink:type="simple" xlink:href="#__RefHeading___Toc296447929" text:style-name="Index_20_Link" text:visited-style-name="Index_20_Link"><text:span text:style-name="T43">3.1</text:span></text:a><text:a xlink:type="simple" xlink:href="#__RefHeading___Toc296447929" text:style-name="Index_20_Link" text:visited-style-name="Index_20_Link"><text:span text:style-name="T53"><text:tab/></text:span></text:a><text:a xlink:type="simple" xlink:href="#__RefHeading___Toc296447929" text:style-name="Index_20_Link" text:visited-style-name="Index_20_Link"><text:span text:style-name="T40">.</text:span></text:a><text:a xlink:type="simple" xlink:href="#__RefHeading___Toc296447929" text:style-name="Index_20_Link" text:visited-style-name="Index_20_Link"><text:span text:style-name="T50"><text:tab/>7</text:span></text:a></text:p>
          <text:p text:style-name="P99"><text:a xlink:type="simple" xlink:href="#__RefHeading___Toc296447930" text:style-name="Index_20_Link" text:visited-style-name="Index_20_Link"><text:span text:style-name="T43">3.1.1</text:span></text:a><text:a xlink:type="simple" xlink:href="#__RefHeading___Toc296447930" text:style-name="Index_20_Link" text:visited-style-name="Index_20_Link"><text:span text:style-name="T53"><text:tab/></text:span></text:a><text:a xlink:type="simple" xlink:href="#__RefHeading___Toc296447930" text:style-name="Index_20_Link" text:visited-style-name="Index_20_Link"><text:span text:style-name="T40">.</text:span></text:a><text:a xlink:type="simple" xlink:href="#__RefHeading___Toc296447930" text:style-name="Index_20_Link" text:visited-style-name="Index_20_Link"><text:span text:style-name="T50"><text:tab/>8</text:span></text:a></text:p>
          <text:p text:style-name="P99"><text:a xlink:type="simple" xlink:href="#__RefHeading___Toc296447931" text:style-name="Index_20_Link" text:visited-style-name="Index_20_Link"><text:span text:style-name="T43">3.1.2</text:span></text:a><text:a xlink:type="simple" xlink:href="#__RefHeading___Toc296447931" text:style-name="Index_20_Link" text:visited-style-name="Index_20_Link"><text:span text:style-name="T53"><text:tab/></text:span></text:a><text:a xlink:type="simple" xlink:href="#__RefHeading___Toc296447931" text:style-name="Index_20_Link" text:visited-style-name="Index_20_Link"><text:span text:style-name="T40">.</text:span></text:a><text:a xlink:type="simple" xlink:href="#__RefHeading___Toc296447931" text:style-name="Index_20_Link" text:visited-style-name="Index_20_Link"><text:span text:style-name="T50"><text:tab/>8</text:span></text:a></text:p>
          <text:p text:style-name="P99"><text:a xlink:type="simple" xlink:href="#__RefHeading___Toc296447932" text:style-name="Index_20_Link" text:visited-style-name="Index_20_Link"><text:span text:style-name="T43">3.1.3</text:span></text:a><text:a xlink:type="simple" xlink:href="#__RefHeading___Toc296447932" text:style-name="Index_20_Link" text:visited-style-name="Index_20_Link"><text:span text:style-name="T53"><text:tab/></text:span></text:a><text:a xlink:type="simple" xlink:href="#__RefHeading___Toc296447932" text:style-name="Index_20_Link" text:visited-style-name="Index_20_Link"><text:span text:style-name="T40">.</text:span></text:a><text:a xlink:type="simple" xlink:href="#__RefHeading___Toc296447932" text:style-name="Index_20_Link" text:visited-style-name="Index_20_Link"><text:span text:style-name="T50"><text:tab/>9</text:span></text:a></text:p>
          <text:p text:style-name="Contents_20_1"><text:a xlink:type="simple" xlink:href="#__RefHeading___Toc296447935" text:style-name="Index_20_Link" text:visited-style-name="Index_20_Link"><text:span text:style-name="T43">4.</text:span></text:a><text:a xlink:type="simple" xlink:href="#__RefHeading___Toc296447935" text:style-name="Index_20_Link" text:visited-style-name="Index_20_Link"><text:span text:style-name="T52"><text:tab/></text:span></text:a><text:a xlink:type="simple" xlink:href="#__RefHeading___Toc296447935" text:style-name="Index_20_Link" text:visited-style-name="Index_20_Link"><text:span text:style-name="T48">Програмско решење</text:span></text:a><text:a xlink:type="simple" xlink:href="#__RefHeading___Toc296447935" text:style-name="Index_20_Link" text:visited-style-name="Index_20_Link"><text:span text:style-name="T50"><text:tab/>13</text:span></text:a></text:p>
          <text:p text:style-name="P93"><text:a xlink:type="simple" xlink:href="#__RefHeading___Toc296447936" text:style-name="Index_20_Link" text:visited-style-name="Index_20_Link"><text:span text:style-name="T50">4.1</text:span></text:a><text:a xlink:type="simple" xlink:href="#__RefHeading___Toc296447936" text:style-name="Index_20_Link" text:visited-style-name="Index_20_Link"><text:span text:style-name="T53"><text:tab/></text:span></text:a><text:a xlink:type="simple" xlink:href="#__RefHeading___Toc296447936" text:style-name="Index_20_Link" text:visited-style-name="Index_20_Link"><text:span text:style-name="T40">.</text:span></text:a><text:a xlink:type="simple" xlink:href="#__RefHeading___Toc296447936" text:style-name="Index_20_Link" text:visited-style-name="Index_20_Link"><text:span text:style-name="T50"><text:tab/>15</text:span></text:a></text:p>
          <text:p text:style-name="P99"><text:a xlink:type="simple" xlink:href="#__RefHeading___Toc296447937" text:style-name="Index_20_Link" text:visited-style-name="Index_20_Link"><text:span text:style-name="T50">4.1.1</text:span></text:a><text:a xlink:type="simple" xlink:href="#__RefHeading___Toc296447937" text:style-name="Index_20_Link" text:visited-style-name="Index_20_Link"><text:span text:style-name="T53"><text:tab/></text:span></text:a><text:a xlink:type="simple" xlink:href="#__RefHeading___Toc296447937" text:style-name="Index_20_Link" text:visited-style-name="Index_20_Link"><text:span text:style-name="T40">.</text:span></text:a><text:a xlink:type="simple" xlink:href="#__RefHeading___Toc296447937" text:style-name="Index_20_Link" text:visited-style-name="Index_20_Link"><text:span text:style-name="T50"><text:tab/>15</text:span></text:a></text:p>
          <text:p text:style-name="P99"><text:a xlink:type="simple" xlink:href="#__RefHeading___Toc296447938" text:style-name="Index_20_Link" text:visited-style-name="Index_20_Link"><text:span text:style-name="T50">4.1.2</text:span></text:a><text:a xlink:type="simple" xlink:href="#__RefHeading___Toc296447938" text:style-name="Index_20_Link" text:visited-style-name="Index_20_Link"><text:span text:style-name="T53"><text:tab/></text:span></text:a><text:a xlink:type="simple" xlink:href="#__RefHeading___Toc296447938" text:style-name="Index_20_Link" text:visited-style-name="Index_20_Link"><text:span text:style-name="T40">.</text:span></text:a><text:a xlink:type="simple" xlink:href="#__RefHeading___Toc296447938" text:style-name="Index_20_Link" text:visited-style-name="Index_20_Link"><text:span text:style-name="T50"><text:tab/>15</text:span></text:a></text:p>
          <text:p text:style-name="P93"><text:a xlink:type="simple" xlink:href="#__RefHeading___Toc296447939" text:style-name="Index_20_Link" text:visited-style-name="Index_20_Link"><text:span text:style-name="T50">4.2</text:span></text:a><text:a xlink:type="simple" xlink:href="#__RefHeading___Toc296447939" text:style-name="Index_20_Link" text:visited-style-name="Index_20_Link"><text:span text:style-name="T53"><text:tab/></text:span></text:a><text:a xlink:type="simple" xlink:href="#__RefHeading___Toc296447939" text:style-name="Index_20_Link" text:visited-style-name="Index_20_Link"><text:span text:style-name="T40">.</text:span></text:a><text:a xlink:type="simple" xlink:href="#__RefHeading___Toc296447939" text:style-name="Index_20_Link" text:visited-style-name="Index_20_Link"><text:span text:style-name="T50"><text:tab/>16</text:span></text:a></text:p>
          <text:p text:style-name="P99"><text:a xlink:type="simple" xlink:href="#__RefHeading___Toc296447940" text:style-name="Index_20_Link" text:visited-style-name="Index_20_Link"><text:span text:style-name="T50">4.2.1</text:span></text:a><text:a xlink:type="simple" xlink:href="#__RefHeading___Toc296447940" text:style-name="Index_20_Link" text:visited-style-name="Index_20_Link"><text:span text:style-name="T53"><text:tab/></text:span></text:a><text:a xlink:type="simple" xlink:href="#__RefHeading___Toc296447940" text:style-name="Index_20_Link" text:visited-style-name="Index_20_Link"><text:span text:style-name="T40">.</text:span></text:a><text:a xlink:type="simple" xlink:href="#__RefHeading___Toc296447940" text:style-name="Index_20_Link" text:visited-style-name="Index_20_Link"><text:span text:style-name="T50"><text:tab/>16</text:span></text:a></text:p>
          <text:p text:style-name="P93"><text:a xlink:type="simple" xlink:href="#__RefHeading___Toc296447942" text:style-name="Index_20_Link" text:visited-style-name="Index_20_Link"><text:span text:style-name="T50">4.3</text:span></text:a><text:a xlink:type="simple" xlink:href="#__RefHeading___Toc296447942" text:style-name="Index_20_Link" text:visited-style-name="Index_20_Link"><text:span text:style-name="T53"><text:tab/></text:span></text:a><text:a xlink:type="simple" xlink:href="#__RefHeading___Toc296447942" text:style-name="Index_20_Link" text:visited-style-name="Index_20_Link"><text:span text:style-name="T40">.</text:span></text:a><text:a xlink:type="simple" xlink:href="#__RefHeading___Toc296447942" text:style-name="Index_20_Link" text:visited-style-name="Index_20_Link"><text:span text:style-name="T50"><text:tab/>17</text:span></text:a></text:p>
          <text:p text:style-name="P99"><text:a xlink:type="simple" xlink:href="#__RefHeading___Toc296447943" text:style-name="Index_20_Link" text:visited-style-name="Index_20_Link"><text:span text:style-name="T50">4.3.1</text:span></text:a><text:a xlink:type="simple" xlink:href="#__RefHeading___Toc296447943" text:style-name="Index_20_Link" text:visited-style-name="Index_20_Link"><text:span text:style-name="T53"><text:tab/></text:span></text:a><text:a xlink:type="simple" xlink:href="#__RefHeading___Toc296447943" text:style-name="Index_20_Link" text:visited-style-name="Index_20_Link"><text:span text:style-name="T40">.</text:span></text:a><text:a xlink:type="simple" xlink:href="#__RefHeading___Toc296447943" text:style-name="Index_20_Link" text:visited-style-name="Index_20_Link"><text:span text:style-name="T50"><text:tab/>17</text:span></text:a></text:p>
          <text:p text:style-name="P93"><text:a xlink:type="simple" xlink:href="#__RefHeading___Toc296447944" text:style-name="Index_20_Link" text:visited-style-name="Index_20_Link"><text:span text:style-name="T50">4.4</text:span></text:a><text:a xlink:type="simple" xlink:href="#__RefHeading___Toc296447944" text:style-name="Index_20_Link" text:visited-style-name="Index_20_Link"><text:span text:style-name="T53"><text:tab/></text:span></text:a><text:a xlink:type="simple" xlink:href="#__RefHeading___Toc296447944" text:style-name="Index_20_Link" text:visited-style-name="Index_20_Link"><text:span text:style-name="T40">.</text:span></text:a><text:a xlink:type="simple" xlink:href="#__RefHeading___Toc296447944" text:style-name="Index_20_Link" text:visited-style-name="Index_20_Link"><text:span text:style-name="T50"><text:tab/>21</text:span></text:a></text:p>
          <text:p text:style-name="P99"><text:a xlink:type="simple" xlink:href="#__RefHeading___Toc296447945" text:style-name="Index_20_Link" text:visited-style-name="Index_20_Link"><text:span text:style-name="T50">4.4.1</text:span></text:a><text:a xlink:type="simple" xlink:href="#__RefHeading___Toc296447945" text:style-name="Index_20_Link" text:visited-style-name="Index_20_Link"><text:span text:style-name="T53"><text:tab/></text:span></text:a><text:a xlink:type="simple" xlink:href="#__RefHeading___Toc296447945" text:style-name="Index_20_Link" text:visited-style-name="Index_20_Link"><text:span text:style-name="T50">K</text:span></text:a><text:a xlink:type="simple" xlink:href="#__RefHeading___Toc296447945" text:style-name="Index_20_Link" text:visited-style-name="Index_20_Link"><text:span text:style-name="T40">.</text:span></text:a><text:a xlink:type="simple" xlink:href="#__RefHeading___Toc296447945" text:style-name="Index_20_Link" text:visited-style-name="Index_20_Link"><text:span text:style-name="T50"><text:tab/>21</text:span></text:a></text:p>
          <text:p text:style-name="Contents_20_1"><text:a xlink:type="simple" xlink:href="#__RefHeading___Toc296447946" text:style-name="Index_20_Link" text:visited-style-name="Index_20_Link"><text:span text:style-name="T50">5.</text:span></text:a><text:a xlink:type="simple" xlink:href="#__RefHeading___Toc296447946" text:style-name="Index_20_Link" text:visited-style-name="Index_20_Link"><text:span text:style-name="T52"><text:tab/></text:span></text:a><text:a xlink:type="simple" xlink:href="#__RefHeading___Toc296447946" text:style-name="Index_20_Link" text:visited-style-name="Index_20_Link"><text:span text:style-name="T48">Резултати</text:span></text:a><text:a xlink:type="simple" xlink:href="#__RefHeading___Toc296447946" text:style-name="Index_20_Link" text:visited-style-name="Index_20_Link"><text:span text:style-name="T50"><text:tab/>26</text:span></text:a></text:p>
          <text:p text:style-name="Contents_20_1"><text:a xlink:type="simple" xlink:href="#__RefHeading___Toc296447947" text:style-name="Index_20_Link" text:visited-style-name="Index_20_Link"><text:span text:style-name="T50">6.</text:span></text:a><text:a xlink:type="simple" xlink:href="#__RefHeading___Toc296447947" text:style-name="Index_20_Link" text:visited-style-name="Index_20_Link"><text:span text:style-name="T52"><text:tab/></text:span></text:a><text:a xlink:type="simple" xlink:href="#__RefHeading___Toc296447947" text:style-name="Index_20_Link" text:visited-style-name="Index_20_Link"><text:span text:style-name="T48">Закључак</text:span></text:a><text:a xlink:type="simple" xlink:href="#__RefHeading___Toc296447947" text:style-name="Index_20_Link" text:visited-style-name="Index_20_Link"><text:span text:style-name="T50"><text:tab/>30</text:span></text:a></text:p>
          <text:p text:style-name="Contents_20_1"><text:a xlink:type="simple" xlink:href="#__RefHeading___Toc296447948" text:style-name="Index_20_Link" text:visited-style-name="Index_20_Link"><text:span text:style-name="T50">7.</text:span></text:a><text:a xlink:type="simple" xlink:href="#__RefHeading___Toc296447948" text:style-name="Index_20_Link" text:visited-style-name="Index_20_Link"><text:span text:style-name="T52"><text:tab/></text:span></text:a><text:a xlink:type="simple" xlink:href="#__RefHeading___Toc296447948" text:style-name="Index_20_Link" text:visited-style-name="Index_20_Link"><text:span text:style-name="T48">Литература</text:span></text:a><text:a xlink:type="simple" xlink:href="#__RefHeading___Toc296447948" text:style-name="Index_20_Link" text:visited-style-name="Index_20_Link"><text:span text:style-name="T50"><text:tab/>32</text:span></text:a></text:p>
        </text:index-body>
      </text:table-of-content>
      <text:p text:style-name="P33"/>
      <text:p text:style-name="P34"/>
      <text:p text:style-name="P61"><text:soft-page-break/></text:p>
      <text:p text:style-name="P61">Списак слика</text:p>
      <text:p text:style-name="P18"/>
      <text:illustration-index text:style-name="Sect1" text:name="Illustration Index1">
        <text:illustration-index-source text:caption-sequence-name="SLIKA"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08"><text:span text:style-name="T49">Слика</text:span><text:span text:style-name="T51"> 1. </text:span><text:span text:style-name="T41">.</text:span><text:span text:style-name="T50"><text:tab/></text:span><text:a xlink:type="simple" xlink:href="#__RefHeading___Toc296447949" text:style-name="Index_20_Link" text:visited-style-name="Index_20_Link"><text:span text:style-name="T50">3</text:span></text:a></text:p>
          <text:p text:style-name="P109"><text:span text:style-name="T49">Слика</text:span><text:span text:style-name="T51"> 2. </text:span><text:span text:style-name="T41">.</text:span><text:span text:style-name="T50"><text:tab/></text:span><text:a xlink:type="simple" xlink:href="#__RefHeading___Toc296447950" text:style-name="Index_20_Link" text:visited-style-name="Index_20_Link"><text:span text:style-name="T50">4</text:span></text:a></text:p>
          <text:p text:style-name="P109"><text:span text:style-name="T49">Слика</text:span><text:span text:style-name="T51"> 3. </text:span><text:span text:style-name="T41">.</text:span><text:span text:style-name="T50"><text:tab/></text:span><text:a xlink:type="simple" xlink:href="#__RefHeading___Toc296447951" text:style-name="Index_20_Link" text:visited-style-name="Index_20_Link"><text:span text:style-name="T50">6</text:span></text:a></text:p>
          <text:p text:style-name="P109"><text:span text:style-name="T49">Слика</text:span><text:span text:style-name="T51"> 4. </text:span><text:span text:style-name="T41">.</text:span><text:span text:style-name="T50"><text:tab/></text:span><text:a xlink:type="simple" xlink:href="#__RefHeading___Toc296447952" text:style-name="Index_20_Link" text:visited-style-name="Index_20_Link"><text:span text:style-name="T50">7</text:span></text:a></text:p>
        </text:index-body>
      </text:illustration-index>
      <text:p text:style-name="P19"/>
      <text:p text:style-name="P15"/>
      <text:p text:style-name="P15"/>
      <text:p text:style-name="P15"/>
      <text:p text:style-name="P63">Списак табела</text:p>
      <text:p text:style-name="P18"/>
      <text:illustration-index text:style-name="Sect1" text:name="Illustration Index1">
        <text:illustration-index-source text:caption-sequence-name="TABELA"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08"><text:span text:style-name="T49">Табела</text:span><text:span text:style-name="T51"> 1. </text:span><text:span text:style-name="T41">.</text:span><text:span text:style-name="T50"><text:tab/></text:span><text:a xlink:type="simple" xlink:href="#__RefHeading___Toc296447953" text:style-name="Index_20_Link" text:visited-style-name="Index_20_Link"><text:span text:style-name="T50">14</text:span></text:a></text:p>
          <text:p text:style-name="P109"><text:span text:style-name="T49">Табела</text:span><text:span text:style-name="T51"> 2. </text:span><text:span text:style-name="T41">.</text:span><text:span text:style-name="T50"><text:tab/></text:span><text:a xlink:type="simple" xlink:href="#__RefHeading___Toc296447954" text:style-name="Index_20_Link" text:visited-style-name="Index_20_Link"><text:span text:style-name="T50">28</text:span></text:a></text:p>
        </text:index-body>
      </text:illustration-index>
      <text:p text:style-name="P19"/>
      <text:p text:style-name="P15"/>
      <text:p text:style-name="P15"/>
      <text:p text:style-name="P15"/>
      <text:p text:style-name="P64">Скраћенице</text:p>
      <text:p text:style-name="P18"/>
      <text:p text:style-name="P14"/>
      <text:p text:style-name="P17"/>
      <text:p text:style-name="P15"/>
      <text:p text:style-name="P15"/>
      <text:p text:style-name="P35"/>
      <text:h text:style-name="P5" text:outline-level="1">Увод</text:h>
      <text:p text:style-name="P87">У последњих педесет година аутомобилска индустрија доживела је велику експанзију. <text:span text:style-name="T59">Аутомобил постаје превозно возило које је неопходно за свакодневне потребе. Данас, развој аутомобила се не може замислити без рачунарске технике.</text:span></text:p>
      <text:p text:style-name="P86">Аутономна вожња представља будућност модерног саобраћаја. <text:s/>Системи за помоћ возачу (енгл. Advanced Driver Assistance System – ADAS) постају део стандардне опреме. <text:span text:style-name="T58">Модерна вожила се опремају мноштвом сензора па се техникама сензорске фузије добија представа о окружењу возила. У системе за аутономну вожњу се уграђује и велики број камера па су тако технике компијутерске визије незаобилазне при имплементацији аутономних система. Због еликог броја камера у систему техничке карактеристике камера варирају услед редуковане цене. Ово утиче на перформансе па их је потребно додатно прилагодити.</text:span></text:p>
      <text:p text:style-name="P86"/>
      <text:p text:style-name="P85"/>
      <text:h text:style-name="P6" text:outline-level="1">Теоријске основе</text:h>
      <text:p text:style-name="P89">Технике компијутерске визије укључују методе за анализу, процесирање и разумевање дигиталних слика као и извачење информација из више димензионалних података из реалног живота како бисмо добили бројчане или симбиличке информације. <text:span text:style-name="T60">Трансформација визуелних слика (улаза) у симболе представља технику добијања информација из података уз помоћ модела базираних на геометрији, физици, статистици. Научна дистиплина компијутерксе визије базирана је на системима које добијају информације из слика. Улазни подаци, слике, могу бити у форми видео секвенце, слика сликаних различитим камерама као и слика сликаних из различитих углова. </text:span></text:p>
      <text:p text:style-name="P90">Камере преводе карактеристике тродимезионалног света у дводимензионалну слику. <text:span text:style-name="T61">Ова трансформација није савршена и представа о тродимензионалним објектима добија се уз одређену дисторзију. Од значаја су нам пинхоле камере и камере са сочивом. </text:span></text:p>
      <text:h text:style-name="P1" text:outline-level="2"><text:span text:style-name="T63">Модел п</text:span>инхол<text:span text:style-name="T64">е</text:span> камер<text:span text:style-name="T65">е</text:span></text:h>
      <text:p text:style-name="P89"><text:span text:style-name="T60"><text:s text:c="2"/>Пинхоле камере су једноставне камере без сочива са малим отвором кроз коју путује светлост. Најчешће модел пинхоле камере представља непробојну кутију без светлости са малим отвором са стране. Светлост са објекта пролази кроз апаратуру и пројектује окренуту слику на другој страни кутије. Окренута слика се назива пинхола слика која представља оптички феномен који се јавља када се слика објекта са једне стране пропусти кроз мали отвор и на другој страни формира окренуту слику (лево на десно, горе на доле). </text:span></text:p>
      <text:p text:style-name="P92"><text:soft-page-break/><text:span text:style-name="T62"><text:tab/>Модел пинхоле камере описује математичку везу између тродимензионалних координата реалног света и пројекције иделане пинхоле камере без сочива које фокусира светло. Модел не укључује геометријске дисторзије као и блуровање и нефокусирање настало због сичива. Модел пинхоле камере се може користити само као први ред апроксимације мапирања тродимезионалне у дводимензионалну слику. Постоје ефекти које модел не разматра. Уколико се примени одговарајућа трансформација на координате и корсти квалитетна камера, други ефекти постају изузетно мали па се могу занемарити. Тако да овај модел даје довољно добар опис тродимензионалне сцене.</text:span></text:p>
      <text:p text:style-name="P88">Отвор на апарутури <text:span text:style-name="T56">О, </text:span>називамо центром камере. Раздаљина између пројекције и центра представља <text:span text:style-name="T70">жижну даљину </text:span><text:span text:style-name="T55">f</text:span><text:span text:style-name="T66">. <text:s/></text:span></text:p>
      <text:p text:style-name="P91"/>
      <text:h text:style-name="P7" text:outline-level="1">Концепт решења</text:h>
      <text:p text:style-name="P22"><text:span text:style-name="T42">Калибрација камере је први корак у обради слике. Калибрирање камере ради се над групом слика усликаних из различитих углова. Постоје различити приступи, једни који се врше над познатим тродимензионалним тачкама и центром камере. Други, као приступ коришћен овде, користе различите погледе на тродимензионалне шеме, познате структуре али непознате позиције и орјентације у простору. </text:span><text:span text:style-name="T44">Такође постоји и метод „само калибрације“ где се не праве претпоставке о тродимензионалној структури, користећи различите погледе на <text:s/>произвољну труктуру.</text:span></text:p>
      <text:p text:style-name="P22"><text:span text:style-name="T42">За калибрацију камере коришћен је Zhag‘s-ов алгоритам за калибрацију камере. </text:span><text:span text:style-name="T45">Калибрација камере подразумева опорављање, проналажење, две врсте параметара:</text:span></text:p>
      <text:list xml:id="list3380332342" text:style-name="L2">
        <text:list-item>
          <text:p text:style-name="P23"><text:span text:style-name="T42">Унутрашњих, параметара својствених камери који подразумевају жижну даљину, позицију основне тачке, sensor scale i skew</text:span></text:p>
        </text:list-item>
        <text:list-item>
          <text:p text:style-name="P23"><text:span text:style-name="T42">Параметри нелинеарне дисторзије сочива</text:span></text:p>
        </text:list-item>
        <text:list-item>
          <text:p text:style-name="P23"><text:span text:style-name="T42">Спољашњи, параметри (тродимензионална ротација и транслација) за сваку перспективу дату одређеном шемом</text:span></text:p>
        </text:list-item>
      </text:list>
      <text:h text:style-name="P2" text:outline-level="2">Матрица пројекције</text:h>
      <text:p text:style-name="P24">Модел пинхоле камере описује нелинеарну трансформацију тродимензионалних у дводимензионалне координате. Коришћењем хомогених координата трансформација перспективе може се написати као линеарна матрица једначине</text:p>
      <text:p text:style-name="P24"/>
      <text:p text:style-name="P24">---<text:span text:style-name="T71">formula</text:span></text:p>
      <text:p text:style-name="P24"/>
      <text:p text:style-name="P38">или, </text:p>
      <text:p text:style-name="P38"/>
      <text:p text:style-name="P38"><text:soft-page-break/>--формула</text:p>
      <text:p text:style-name="P38"/>
      <text:p text:style-name="P38">Матрица пројекције може се разложити на две матрице Мф и Мо у форми</text:p>
      <text:p text:style-name="P38"/>
      <text:p text:style-name="P38">**</text:p>
      <text:p text:style-name="P38"/>
      <text:p text:style-name="P38">где Мf моделује својствену матирцу идеалне пинхоле камре, док Мо описује трансформацију између координата камере и реланих координата. Матрицу Мо називамо стандардном или канонском матрицом пројекције, која говгори да је оптичка оса у линији са Z-осом. Уколико камера има има свој координатни систем (није канонички), 3D координате се прикупљају <text:span text:style-name="T72">посматрајући положаје приложених шема. Матрица пројекције Мо се сада примењује на модификоване тачке а не на оригиналне координате.</text:span></text:p>
      <text:p text:style-name="P38"/>
      <text:p text:style-name="P38">**</text:p>
      <text:p text:style-name="P38"/>
      <text:p text:style-name="P40">Комплетна трансформација перспективе слике за иделну пинхолу камеру са жижном даљином <text:span text:style-name="T54">f </text:span><text:span text:style-name="T67">дата је формулом</text:span></text:p>
      <text:p text:style-name="P40"><text:span text:style-name="T67"/></text:p>
      <text:p text:style-name="P40"><text:span text:style-name="T67">**</text:span></text:p>
      <text:p text:style-name="P40"><text:span text:style-name="T67"/></text:p>
      <text:p text:style-name="P40"><text:span text:style-name="T67">Специјалан случај представља када је жижна даљина једнака јединици, </text:span><text:span text:style-name="T54">f = 1, </text:span><text:span text:style-name="T67">и тада Мf матрица постаје</text:span></text:p>
      <text:p text:style-name="P40"><text:span text:style-name="T67"/></text:p>
      <text:p text:style-name="P40"><text:span text:style-name="T67">**</text:span></text:p>
      <text:p text:style-name="P40"><text:span text:style-name="T67"/></text:p>
      <text:p text:style-name="P40"><text:span text:style-name="T67">и називамо је “нормализована пројекција”.</text:span></text:p>
      <text:p text:style-name="P40"><text:span text:style-name="T67"/></text:p>
      <text:h text:style-name="P3" text:outline-level="2">Својствени параметри</text:h>
      <text:p text:style-name="P25">Својствени параметри представљају информације о самој камери. Потребно је дефинисати како се координате <text:span text:style-name="T54">x/y </text:span><text:span text:style-name="T67">мапирају на стварне пикселе. Потребно је одредити sensor scales sx, sy, у x-правцу и y-правцу, респективно. </text:span><text:span text:style-name="T68">Такође потребно је одредити локацију центра слике u = (uc, vc)</text:span><text:span text:style-name="T67"> </text:span><text:span text:style-name="T68">као и дијагоналну дисторзију (која је углавном </text:span><text:soft-page-break/><text:span text:style-name="T68">занемарива или 0). </text:span><text:span text:style-name="T69">Коначне сензор координате добијају се из нормализованих координате слике x = (x, y)</text:span><text:span text:style-name="T75">T</text:span><text:span text:style-name="T78"> као</text:span></text:p>
      <text:p text:style-name="P25"><text:span text:style-name="T78"/></text:p>
      <text:p text:style-name="P25"><text:span text:style-name="T78">**</text:span></text:p>
      <text:p text:style-name="P25"><text:span text:style-name="T78"/></text:p>
      <text:p text:style-name="P41"><text:span text:style-name="T77">где је </text:span></text:p>
      <text:p text:style-name="P41"><text:span text:style-name="T77"/></text:p>
      <text:p text:style-name="P41"><text:span text:style-name="T77">**</text:span></text:p>
      <text:p text:style-name="P41"><text:span text:style-name="T77"/></text:p>
      <text:p text:style-name="P41"><text:span text:style-name="T77">матрица својствених параметара или матрица камере. Укључујући додатне параметре комплетна трансформација перспективе постаје</text:span></text:p>
      <text:p text:style-name="P41"><text:span text:style-name="T77"/></text:p>
      <text:p text:style-name="P41"><text:span text:style-name="T77">**</text:span></text:p>
      <text:p text:style-name="P41"><text:span text:style-name="T77"/></text:p>
      <text:p text:style-name="P42"><text:span text:style-name="T77">где је А матрица камере а W = (R | t) спољашњи параметри трансформације перспективе. </text:span><text:span text:style-name="T79">Рачунање пројекције може се урадити у два корака, прво, рачунање нормализоване пројекције </text:span><text:span text:style-name="T77">x = (x, y)</text:span><text:span text:style-name="T74">T</text:span><text:span text:style-name="T77"> </text:span></text:p>
      <text:p text:style-name="P42"><text:span text:style-name="T77"/></text:p>
      <text:p text:style-name="P42"><text:span text:style-name="T77">**</text:span></text:p>
      <text:p text:style-name="P42"><text:span text:style-name="T77"/></text:p>
      <text:p text:style-name="P44"><text:span text:style-name="T79">друго, мапирање нормализованих координата х на сензор координате </text:span><text:span text:style-name="T80">u= (u, v)</text:span><text:span text:style-name="T77">⊺</text:span><text:span text:style-name="T79"> трансформацијом А</text:span></text:p>
      <text:p text:style-name="P44"><text:span text:style-name="T79"/></text:p>
      <text:p text:style-name="P44"><text:span text:style-name="T79">**</text:span></text:p>
      <text:p text:style-name="P44"><text:span text:style-name="T79"/></text:p>
      <text:p text:style-name="P43"><text:span text:style-name="T77">где А` представља горњи, 2х3, део матрице А. Комбиновањем ова два корака можемо сумирати цео процес тродимензионалних у дводимензиоанлне координате (из реалних координата Х у сензор координате u)</text:span></text:p>
      <text:p text:style-name="P43"><text:span text:style-name="T77"/></text:p>
      <text:p text:style-name="P39">**</text:p>
      <text:p text:style-name="P39"/>
      <text:p text:style-name="P43">P(A, W, X) зовемо функција пројекције која мапира тродимензионалне координате X = (X, Y, Z)<text:span text:style-name="T73">T </text:span><text:span text:style-name="T76"><text:s/>на дводимензионалне сензор координате u = (u, v)</text:span><text:span text:style-name="T73">T</text:span><text:span text:style-name="T76">, коришћењем својствених параметара А и спољних параметара W. </text:span><text:span text:style-name="T81">Такође ова функција се може поделити на две функције у форми</text:span></text:p>
      <text:p text:style-name="P43"><text:soft-page-break/><text:span text:style-name="T81"/></text:p>
      <text:p text:style-name="P43"><text:span text:style-name="T81">**</text:span></text:p>
      <text:p text:style-name="P43"><text:span text:style-name="T81"/></text:p>
      <text:p text:style-name="P43"><text:span text:style-name="T81"/></text:p>
      <text:h text:style-name="P4" text:outline-level="1">Програмско решење</text:h>
      <text:p text:style-name="P36"/>
      <text:h text:style-name="P8" text:outline-level="1">Резултати</text:h>
      <text:p text:style-name="P36"/>
      <text:h text:style-name="P9" text:outline-level="1">Закључак</text:h>
      <text:p text:style-name="P35"/>
      <text:h text:style-name="P10" text:outline-level="1"><text:bookmark text:name="_Literatura"/>Литература</text:h>
      <text:list xml:id="list3508143840" text:style-name="WW8Num2">
        <text:list-item>
          <text:p text:style-name="P20">……...</text:p>
        </text:list-item>
        <text:list-item>
          <text:p text:style-name="P20">………</text:p>
        </text:list-item>
        <text:list-item>
          <text:p text:style-name="P20">………</text:p>
        </text:list-item>
        <text:list-item>
          <text:p text:style-name="P20">……….</text:p>
        </text:list-item>
        <text:list-item>
          <text:p text:style-name="P21">………</text:p>
        </text:list-item>
      </text:list>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ans-serif" svg:font-family="sans-serif"/>
    <style:font-face style:name="Courier New" svg:font-family="'Courier New'" style:font-family-generic="modern"/>
    <style:font-face style:name="OpenSymbol" svg:font-family="OpenSymbol, 'Arial Unicode MS'" style:font-pitch="variable"/>
    <style:font-face style:name="TimesRoman" svg:font-family="TimesRoman, 'Times New Roman'" style:font-pitch="variable"/>
    <style:font-face style:name="VogueBold" svg:font-family="VogueBold, 'Times New 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orphans="2" fo:widows="2" fo:text-indent="0.3937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Mangal" style:font-family-complex="Mangal" style:font-family-generic-complex="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fo:hyphenation-remain-char-count="2" fo:hyphenation-push-char-count="2"/>
    </style:style>
    <style:style style:name="List" style:family="paragraph" style:parent-style-name="Text_20_body" style:class="list">
      <style:text-properties style:font-name-complex="Mangal" style:font-family-complex="Mangal" style:font-family-generic-complex="roman" style:font-pitch-complex="variable"/>
    </style:style>
    <style:style style:name="Caption" style:family="paragraph" style:parent-style-name="Standard" style:next-style-name="Standard" style:class="extra">
      <style:paragraph-properties fo:margin-left="0in" fo:margin-right="0in" fo:margin-top="0.0835in" fo:margin-bottom="0.0835in" loext:contextual-spacing="false" fo:text-align="center" style:justify-single-word="false" fo:text-indent="0in" style:auto-text-indent="false"/>
      <style:text-properties style:font-weight-complex="bold"/>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in" fo:margin-right="0.7874in" fo:margin-top="2.778in" fo:margin-bottom="0.0417in" loext:contextual-spacing="false" fo:text-align="end" style:justify-single-word="false" fo:text-indent="0.3937in" style:auto-text-indent="false" fo:break-before="page" fo:keep-with-next="always"/>
      <style:text-properties style:font-name="Tahoma" fo:font-family="Tahoma"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size="14pt" fo:font-weight="bold" style:font-size-asian="14pt" style:font-weight-asian="bold" style:font-name-complex="Tahoma" style:font-family-complex="Tahoma"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39in" fo:margin-bottom="0.0417in" loext:contextual-spacing="false" fo:text-align="start" style:justify-single-word="false" fo:keep-with-next="always"/>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39in" fo:margin-bottom="0.0417in" loext:contextual-spacing="false" fo:text-align="start"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0417in" loext:contextual-spacing="false" fo:text-align="start"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39in" fo:margin-bottom="0.0417in" loext:contextual-spacing="false" fo:text-align="start"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39in" fo:margin-bottom="0.0417in" loext:contextual-spacing="false" fo:text-align="start" style:justify-single-word="false"/>
      <style:text-properties style:font-name="Tahoma" fo:font-family="Tahoma" style:font-family-generic="swiss" style:font-pitch="variable" fo:font-weight="bold" style:font-weight-asian="bold" style:font-name-complex="Tahoma" style:font-family-complex="Tahoma" style:font-family-generic-complex="swiss"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39in" fo:margin-bottom="0.0417in" loext:contextual-spacing="false" fo:text-align="start" style:justify-single-word="false"/>
      <style:text-properties style:font-name="Tahoma" fo:font-family="Tahoma" style:font-family-generic="swiss" style:font-pitch="variable" fo:font-weight="bold" style:font-weight-asian="bold"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text-properties fo:language="sl" fo:country="SI"/>
    </style:style>
    <style:style style:name="Code" style:family="paragraph" style:parent-style-name="Standard">
      <style:paragraph-properties fo:text-align="start" style:justify-single-word="false"/>
      <style:text-properties style:font-name="Courier New" fo:font-family="'Courier New'" style:font-family-generic="modern" fo:font-size="9pt" style:font-size-asian="9pt" style:font-name-complex="Courier New" style:font-family-complex="'Courier New'" style:font-family-generic-complex="modern"/>
    </style:style>
    <style:style style:name="Contents_20_2" style:display-name="Contents 2" style:family="paragraph" style:parent-style-name="Standard" style:next-style-name="Standard" style:class="index">
      <style:paragraph-properties fo:margin-left="0.139in" fo:margin-right="0in" fo:text-indent="0.3937in" style:auto-text-indent="false"/>
    </style:style>
    <style:style style:name="Header" style:family="paragraph" style:parent-style-name="Standard" style:class="extra">
      <style:paragraph-properties fo:margin-left="0in" fo:margin-right="0in" fo:text-indent="0in" style:auto-text-indent="false"/>
      <style:text-properties fo:font-size="10pt" style:font-size-asian="10pt"/>
    </style:style>
    <style:style style:name="Footer" style:family="paragraph" style:parent-style-name="Standard" style:class="extra">
      <style:paragraph-properties fo:margin-left="0in" fo:margin-right="0in" fo:text-indent="0in" style:auto-text-indent="false"/>
      <style:text-properties fo:font-size="10pt" style:font-size-asian="10pt"/>
    </style:style>
    <style:style style:name="Contents_20_3" style:display-name="Contents 3" style:family="paragraph" style:parent-style-name="Standard" style:next-style-name="Standard" style:class="index">
      <style:paragraph-properties fo:margin-left="0.278in" fo:margin-right="0in" fo:text-indent="0.3937in" style:auto-text-indent="false"/>
    </style:style>
    <style:style style:name="Contents_20_4" style:display-name="Contents 4" style:family="paragraph" style:parent-style-name="Standard" style:next-style-name="Standard" style:class="index">
      <style:paragraph-properties fo:margin-left="0.4165in" fo:margin-right="0in" fo:text-indent="0.3937in" style:auto-text-indent="false"/>
    </style:style>
    <style:style style:name="Contents_20_5" style:display-name="Contents 5" style:family="paragraph" style:parent-style-name="Standard" style:next-style-name="Standard" style:class="index">
      <style:paragraph-properties fo:margin-left="0.5555in" fo:margin-right="0in" fo:text-indent="0.3937in" style:auto-text-indent="false"/>
    </style:style>
    <style:style style:name="Contents_20_6" style:display-name="Contents 6" style:family="paragraph" style:parent-style-name="Standard" style:next-style-name="Standard" style:class="index">
      <style:paragraph-properties fo:margin-left="0.6945in" fo:margin-right="0in" fo:text-indent="0.3937in" style:auto-text-indent="false"/>
    </style:style>
    <style:style style:name="Contents_20_7" style:display-name="Contents 7" style:family="paragraph" style:parent-style-name="Standard" style:next-style-name="Standard" style:class="index">
      <style:paragraph-properties fo:margin-left="0.8335in" fo:margin-right="0in" fo:text-indent="0.3937in" style:auto-text-indent="false"/>
    </style:style>
    <style:style style:name="Contents_20_8" style:display-name="Contents 8" style:family="paragraph" style:parent-style-name="Standard" style:next-style-name="Standard" style:class="index">
      <style:paragraph-properties fo:margin-left="0.972in" fo:margin-right="0in" fo:text-indent="0.3937in" style:auto-text-indent="false"/>
    </style:style>
    <style:style style:name="Contents_20_9" style:display-name="Contents 9" style:family="paragraph" style:parent-style-name="Standard" style:next-style-name="Standard" style:class="index">
      <style:paragraph-properties fo:margin-left="1.111in" fo:margin-right="0in" fo:text-indent="0.3937in" style:auto-text-indent="false"/>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ime" style:family="paragraph" style:parent-style-name="Standard">
      <style:paragraph-properties fo:margin-left="0in" fo:margin-right="0in" fo:margin-top="1in" fo:margin-bottom="0.0835in" loext:contextual-spacing="false" fo:text-align="center" style:justify-single-word="false" fo:text-indent="0in" style:auto-text-indent="false"/>
      <style:text-properties style:font-name="VogueBold" fo:font-family="VogueBold, 'Times New Roman'" style:font-pitch="variable" fo:font-size="15pt" style:letter-kerning="true" style:font-size-asian="15pt" style:font-name-complex="VogueBold" style:font-family-complex="VogueBold, 'Times New Roman'" style:font-pitch-complex="variable"/>
    </style:style>
    <style:style style:name="tab" style:family="paragraph" style:parent-style-name="Standard">
      <style:paragraph-properties fo:margin-left="0in" fo:margin-right="0in" fo:margin-top="0.0417in" fo:margin-bottom="0.0835in" loext:contextual-spacing="false" fo:text-indent="0in" style:auto-text-indent="false"/>
      <style:text-properties style:font-name="TimesRoman" fo:font-family="TimesRoman, 'Times New Roman'" style:font-pitch="variable" fo:font-size="10pt" style:letter-kerning="true" style:font-size-asian="10pt" style:font-name-complex="TimesRoman" style:font-family-complex="TimesRoman, 'Times New Roman'" style:font-pitch-complex="variable"/>
    </style:style>
    <style:style style:name="Table_20_of_20_Figures" style:display-name="Table of Figures" style:family="paragraph" style:parent-style-name="Standard" style:next-style-name="Standard"/>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style>
    <style:style style:name="Comment_20_Text" style:display-name="Comment Text" style:family="paragraph" style:parent-style-name="Standard">
      <style:paragraph-properties fo:hyphenation-ladder-count="no-limit"/>
      <style:text-properties fo:font-size="10pt" style:font-size-asian="10pt" fo:hyphenate="false" fo:hyphenation-remain-char-count="2" fo:hyphenation-push-char-count="2"/>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WW8Num1z0" style:family="text"/>
    <style:style style:name="WW8Num2z0" style:family="text"/>
    <style:style style:name="WW8Num3z0" style:family="text">
      <style:text-properties style:font-name="Wingdings" fo:font-family="Wingdings" style:font-pitch="variable" style:font-charset="x-symbol" style:font-name-complex="OpenSymbol" style:font-family-complex="OpenSymbol, 'Arial Unicode MS'" style:font-pitch-complex="variable"/>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3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4z0" style:family="text">
      <style:text-properties style:font-name="Wingdings" fo:font-family="Wingdings" style:font-pitch="variable" style:font-charset="x-symbol" style:font-name-complex="OpenSymbol" style:font-family-complex="OpenSymbol, 'Arial Unicode MS'" style:font-pitch-complex="variable"/>
    </style:style>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4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5z0" style:family="text">
      <style:text-properties style:font-name="Wingdings" fo:font-family="Wingdings" style:font-pitch="variable" style:font-charset="x-symbol" style:font-name-complex="OpenSymbol" style:font-family-complex="OpenSymbol, 'Arial Unicode MS'" style:font-pitch-complex="variable"/>
    </style:style>
    <style:style style:name="WW8Num5z1" style:family="text">
      <style:text-properties style:font-name="OpenSymbol" fo:font-family="OpenSymbol, 'Arial Unicode MS'" style:font-pitch="variable" style:font-name-complex="OpenSymbol" style:font-family-complex="OpenSymbol, 'Arial Unicode MS'" style:font-pitch-complex="variable"/>
    </style:style>
    <style:style style:name="WW8Num5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7z1" style:family="text">
      <style:text-properties style:font-name="OpenSymbol" fo:font-family="OpenSymbol, 'Arial Unicode MS'" style:font-pitch="variable" style:font-name-complex="OpenSymbol" style:font-family-complex="OpenSymbol, 'Arial Unicode MS'" style:font-pitch-complex="variable"/>
    </style:style>
    <style:style style:name="WW8Num8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8z1" style:family="text">
      <style:text-properties style:font-name="OpenSymbol" fo:font-family="OpenSymbol, 'Arial Unicode MS'" style:font-pitch="variable" style:font-name-complex="OpenSymbol" style:font-family-complex="OpenSymbol, 'Arial Unicode MS'" style:font-pitch-complex="variable"/>
    </style:style>
    <style:style style:name="WW8Num9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9z1" style:family="text">
      <style:text-properties style:font-name="OpenSymbol" fo:font-family="OpenSymbol, 'Arial Unicode MS'" style:font-pitch="variable" style:font-name-complex="OpenSymbol" style:font-family-complex="OpenSymbol, 'Arial Unicode MS'" style:font-pitch-complex="variable"/>
    </style:style>
    <style:style style:name="WW8Num10z0" style:family="text">
      <style:text-properties style:font-name="Wingdings" fo:font-family="Wingdings" style:font-pitch="variable" style:font-charset="x-symbol" style:font-name-complex="OpenSymbol" style:font-family-complex="OpenSymbol, 'Arial Unicode MS'" style:font-pitch-complex="variable"/>
    </style:style>
    <style:style style:name="WW8Num10z1" style:family="text">
      <style:text-properties style:font-name="OpenSymbol" fo:font-family="OpenSymbol, 'Arial Unicode MS'" style:font-pitch="variable" style:font-name-complex="OpenSymbol" style:font-family-complex="OpenSymbol, 'Arial Unicode MS'" style:font-pitch-complex="variable"/>
    </style:style>
    <style:style style:name="WW8Num10z3"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Char" style:display-name="Body Text Char" style:family="text" style:parent-style-name="Default_20_Paragraph_20_Font">
      <style:text-properties fo:font-size="12pt" style:font-size-asian="12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Numbering_20_Symbols" style:display-name="Numbering Symbols" style:family="tex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4z0" style:num-suffix="." style:num-format="1">
        <style:list-level-properties text:list-level-position-and-space-mode="label-alignment">
          <style:list-level-label-alignment text:label-followed-by="listtab" text:list-tab-stop-position="0.25in"/>
        </style:list-level-properties>
      </text:outline-level-style>
      <text:outline-level-style text:level="2" text:style-name="WW8Num14z0" style:num-format="1" text:display-levels="2">
        <style:list-level-properties text:list-level-position-and-space-mode="label-alignment">
          <style:list-level-label-alignment text:label-followed-by="listtab" text:list-tab-stop-position="0.5in" fo:text-indent="-0.1972in" fo:margin-left="0.1972in"/>
        </style:list-level-properties>
      </text:outline-level-style>
      <text:outline-level-style text:level="3" text:style-name="WW8Num14z0" style:num-format="1" text:display-levels="3">
        <style:list-level-properties text:list-level-position-and-space-mode="label-alignment">
          <style:list-level-label-alignment text:label-followed-by="listtab" text:list-tab-stop-position="0.5in" fo:text-indent="-0.3937in" fo:margin-left="0.3937in"/>
        </style:list-level-properties>
      </text:outline-level-style>
      <text:outline-level-style text:level="4" text:style-name="WW8Num14z0" style:num-format="1" text:display-levels="4">
        <style:list-level-properties text:list-level-position-and-space-mode="label-alignment">
          <style:list-level-label-alignment text:label-followed-by="listtab" text:list-tab-stop-position="0.75in" fo:text-indent="-0.5909in" fo:margin-left="0.5909in"/>
        </style:list-level-properties>
      </text:outline-level-style>
      <text:outline-level-style text:level="5" text:style-name="WW8Num14z0" style:num-format="1" text:display-levels="5">
        <style:list-level-properties text:list-level-position-and-space-mode="label-alignment">
          <style:list-level-label-alignment text:label-followed-by="listtab" text:list-tab-stop-position="1in" fo:text-indent="-0.7874in" fo:margin-left="0.7874in"/>
        </style:list-level-properties>
      </text:outline-level-style>
      <text:outline-level-style text:level="6" text:style-name="WW8Num14z0" style:num-format="1" text:display-levels="6">
        <style:list-level-properties text:list-level-position-and-space-mode="label-alignment">
          <style:list-level-label-alignment text:label-followed-by="listtab" text:list-tab-stop-position="1.25in" fo:text-indent="-0.7874in" fo:margin-left="0.7874in"/>
        </style:list-level-properties>
      </text:outline-level-style>
      <text:outline-level-style text:level="7" text:style-name="WW8Num14z0" style:num-format="1" text:display-levels="7">
        <style:list-level-properties text:list-level-position-and-space-mode="label-alignment">
          <style:list-level-label-alignment text:label-followed-by="listtab" text:list-tab-stop-position="1.25in" fo:text-indent="-0.7874in" fo:margin-left="0.7874in"/>
        </style:list-level-properties>
      </text:outline-level-style>
      <text:outline-level-style text:level="8" text:style-name="WW8Num14z0" style:num-format="1" text:display-levels="8">
        <style:list-level-properties text:list-level-position-and-space-mode="label-alignment">
          <style:list-level-label-alignment text:label-followed-by="listtab" text:list-tab-stop-position="1.5in" fo:text-indent="-0.7874in" fo:margin-left="0.7874in"/>
        </style:list-level-properties>
      </text:outline-level-style>
      <text:outline-level-style text:level="9" text:style-name="WW8Num14z0" style:num-format="1" text:display-levels="9">
        <style:list-level-properties text:list-level-position-and-space-mode="label-alignment">
          <style:list-level-label-alignment text:label-followed-by="listtab" text:list-tab-stop-position="1.75in" fo:text-indent="-0.7874in" fo:margin-left="0.7874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z0" style:num-format="1" text:start-value="3"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1z0"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1z0"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1z0"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1z0"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1z0"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1z0"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5909in" fo:text-indent="-0.1972in" fo:margin-left="0.590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5z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5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WW8Num1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5" text:style-name="WW8Num10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WW8Num10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bullet text:level="8" text:style-name="WW8Num10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1.248in"/>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fo:text-indent="-0.25in" fo:margin-left="1.748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25in" fo:margin-left="2.248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25in" fo:margin-left="2.748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3.248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25in" fo:margin-left="3.748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25in" fo:margin-left="4.248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748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prefix="[" style:num-suffix="]" style:num-format="1">
        <style:list-level-properties text:list-level-position-and-space-mode="label-alignment" fo:text-align="end">
          <style:list-level-label-alignment text:label-followed-by="listtab" text:list-tab-stop-position="0.5909in" fo:text-indent="-0.1972in" fo:margin-left="0.5909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0" style:num-format="1" text:display-levels="2">
        <style:list-level-properties text:list-level-position-and-space-mode="label-alignment">
          <style:list-level-label-alignment text:label-followed-by="listtab" text:list-tab-stop-position="0.5in" fo:text-indent="-0.1972in" fo:margin-left="0.1972in"/>
        </style:list-level-properties>
      </text:list-level-style-number>
      <text:list-level-style-number text:level="3" text:style-name="WW8Num15z0" style:num-format="1" text:display-levels="3">
        <style:list-level-properties text:list-level-position-and-space-mode="label-alignment">
          <style:list-level-label-alignment text:label-followed-by="listtab" text:list-tab-stop-position="0.5in" fo:text-indent="-0.3937in" fo:margin-left="0.3937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75in" fo:text-indent="-0.5909in" fo:margin-left="0.5909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1in" fo:text-indent="-0.7874in" fo:margin-left="0.7874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25in" fo:text-indent="-0.7874in" fo:margin-left="0.7874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5in" fo:text-indent="-0.7874in" fo:margin-left="0.7874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75in" fo:text-indent="-0.7874in" fo:margin-left="0.7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1.248in"/>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fo:text-indent="-0.25in" fo:margin-left="1.748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2.24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74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3.248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74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4.24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748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5.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8937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space" fo:text-indent="-0.5909in" fo:margin-left="0.5909in"/>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space" fo:text-indent="-0.3016in" fo:margin-left="0.5516in"/>
        </style:list-level-properties>
      </text:list-level-style-number>
      <text:list-level-style-number text:level="3" text:style-name="WW8Num18z2" style:num-suffix="." style:num-format="1" text:display-levels="3">
        <style:list-level-properties text:list-level-position-and-space-mode="label-alignment">
          <style:list-level-label-alignment text:label-followed-by="space" fo:text-indent="-0.3508in" fo:margin-left="0.8508in"/>
        </style:list-level-properties>
      </text:list-level-style-number>
      <text:list-level-style-number text:level="4" text:style-name="WW8Num18z3"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text:style-name="WW8Num18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18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18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18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18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25in" fo:margin-left="0.8937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5" style:family="table">
      <style:table-properties style:width="7.1083in" fo:margin-left="-0.4042in" table:align="left" style:may-break-between-rows="false" style:writing-mode="lr-tb"/>
    </style:style>
    <style:style style:name="Table5.A" style:family="table-column">
      <style:table-column-properties style:column-width="1.0833in"/>
    </style:style>
    <style:style style:name="Table5.B" style:family="table-column">
      <style:table-column-properties style:column-width="4.9215in"/>
    </style:style>
    <style:style style:name="Table5.C" style:family="table-column">
      <style:table-column-properties style:column-width="1.1035in"/>
    </style:style>
    <style:style style:name="Table5.1" style:family="table-row">
      <style:table-row-properties style:min-row-height="1.0583in" fo:keep-together="always"/>
    </style:style>
    <style:style style:name="Table5.A1" style:family="table-cell">
      <style:table-cell-properties style:vertical-align="middle" fo:padding="0in" fo:border-left="1.5pt solid #000000" fo:border-right="none" fo:border-top="1.5pt solid #000000" fo:border-bottom="1.5pt solid #000000" style:writing-mode="lr-tb"/>
    </style:style>
    <style:style style:name="Table5.C1" style:family="table-cell">
      <style:table-cell-properties style:vertical-align="top" fo:padding="0in" fo:border="1.5pt solid #000000" style:writing-mode="lr-tb"/>
    </style:style>
    <style:style style:name="Table7" style:family="table">
      <style:table-properties style:width="7.0104in" fo:margin-left="-0.4042in" table:align="left" style:writing-mode="lr-tb"/>
    </style:style>
    <style:style style:name="Table7.A" style:family="table-column">
      <style:table-column-properties style:column-width="0.9847in"/>
    </style:style>
    <style:style style:name="Table7.B" style:family="table-column">
      <style:table-column-properties style:column-width="6.0257in"/>
    </style:style>
    <style:style style:name="Table7.1" style:family="table-row">
      <style:table-row-properties style:row-height="0.5in" fo:keep-together="always"/>
    </style:style>
    <style:style style:name="Table7.A1" style:family="table-cell">
      <style:table-cell-properties style:vertical-align="middle" fo:padding="0in" fo:border-left="1.5pt solid #000000" fo:border-right="none" fo:border-top="1.5pt solid #000000" fo:border-bottom="1.5pt solid #000000" style:writing-mode="lr-tb"/>
    </style:style>
    <style:style style:name="Table7.B1" style:family="table-cell">
      <style:table-cell-properties style:vertical-align="top" fo:padding="0in" fo:border="1.5pt solid #000000" style:writing-mode="lr-tb"/>
    </style:style>
    <style:style style:name="Table7.2" style:family="table-row">
      <style:table-row-properties style:row-height="0.5313in" fo:keep-together="always"/>
    </style:style>
    <style:style style:name="Table7.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9" style:family="table">
      <style:table-properties style:width="7.0028in" fo:margin-left="-0.2986in" table:align="left" style:writing-mode="lr-tb"/>
    </style:style>
    <style:style style:name="Table9.A" style:family="table-column">
      <style:table-column-properties style:column-width="0.9847in"/>
    </style:style>
    <style:style style:name="Table9.B" style:family="table-column">
      <style:table-column-properties style:column-width="6.0181in"/>
    </style:style>
    <style:style style:name="Table9.1" style:family="table-row">
      <style:table-row-properties style:row-height="0.5in" fo:keep-together="always"/>
    </style:style>
    <style:style style:name="Table9.A1" style:family="table-cell">
      <style:table-cell-properties style:vertical-align="middle" fo:padding="0in" fo:border-left="1.5pt solid #000000" fo:border-right="none" fo:border-top="1.5pt solid #000000" fo:border-bottom="1.5pt solid #000000" style:writing-mode="lr-tb"/>
    </style:style>
    <style:style style:name="Table9.B1" style:family="table-cell">
      <style:table-cell-properties style:vertical-align="top" fo:padding="0in" fo:border="1.5pt solid #000000" style:writing-mode="lr-tb"/>
    </style:style>
    <style:style style:name="Table9.2" style:family="table-row">
      <style:table-row-properties style:row-height="0.5313in" fo:keep-together="always"/>
    </style:style>
    <style:style style:name="Table9.B2" style:family="table-cell">
      <style:table-cell-properties style:vertical-align="top" fo:background-color="#e5e5e5" fo:padding="0in" fo:border-left="1.5pt solid #000000" fo:border-right="1.5pt solid #000000" fo:border-top="none" fo:border-bottom="1.5pt solid #000000" style:writing-mode="lr-tb">
        <style:background-image/>
      </style:table-cell-properties>
    </style:style>
    <style:style style:name="Table11" style:family="table">
      <style:table-properties style:width="7.1083in" fo:margin-left="-0.4042in" table:align="left" style:may-break-between-rows="false" style:writing-mode="lr-tb"/>
    </style:style>
    <style:style style:name="Table11.A" style:family="table-column">
      <style:table-column-properties style:column-width="1.0833in"/>
    </style:style>
    <style:style style:name="Table11.B" style:family="table-column">
      <style:table-column-properties style:column-width="4.9215in"/>
    </style:style>
    <style:style style:name="Table11.C" style:family="table-column">
      <style:table-column-properties style:column-width="1.1035in"/>
    </style:style>
    <style:style style:name="Table11.1" style:family="table-row">
      <style:table-row-properties style:min-row-height="1.0583in" fo:keep-together="always"/>
    </style:style>
    <style:style style:name="Table11.A1" style:family="table-cell">
      <style:table-cell-properties style:vertical-align="middle" fo:padding="0in" fo:border-left="1.5pt solid #000000" fo:border-right="none" fo:border-top="1.5pt solid #000000" fo:border-bottom="1.5pt solid #000000" style:writing-mode="lr-tb"/>
    </style:style>
    <style:style style:name="Table11.C1" style:family="table-cell">
      <style:table-cell-properties style:vertical-align="top" fo:padding="0in" fo:border="1.5pt solid #000000" style:writing-mode="lr-tb"/>
    </style:style>
    <style:style style:name="MP1" style:family="paragraph" style:parent-style-name="Standard">
      <style:paragraph-properties fo:margin-left="0in" fo:margin-right="0in" fo:margin-top="0in" fo:margin-bottom="0.0417in" loext:contextual-spacing="false" fo:text-align="end" style:justify-single-word="false" fo:text-indent="0in" style:auto-text-indent="false"/>
      <style:text-properties style:font-name="Arial" fo:font-style="italic" fo:font-weight="bold" style:font-style-asian="italic" style:font-weight-asian="bold" style:font-name-complex="Arial"/>
    </style:style>
    <style:style style:name="MP2" style:family="paragraph" style:parent-style-name="Standard">
      <style:paragraph-properties fo:margin-left="0in" fo:margin-right="0in" fo:line-height="100%" fo:text-align="center" style:justify-single-word="false" fo:text-indent="0in" style:auto-text-indent="false"/>
      <style:text-properties style:font-name="Tahoma" style:rfc-language-tag="sr-Latn-CS" fo:language="sr" fo:script="Latn" fo:country="CS" style:font-name-complex="Tahoma"/>
    </style:style>
    <style:style style:name="MP3" style:family="paragraph" style:parent-style-name="ime">
      <style:paragraph-properties fo:margin-left="0.0398in" fo:margin-right="0.0398in" fo:margin-top="0.0835in" fo:margin-bottom="0in" loext:contextual-spacing="false" fo:line-height="100%" fo:text-indent="0in" style:auto-text-indent="false"/>
      <style:text-properties style:font-name="Arial" fo:font-size="20pt" fo:letter-spacing="-0.0055in" fo:font-weight="bold" style:font-size-asian="20pt" style:font-weight-asian="bold" style:font-name-complex="Arial" style:font-size-complex="20pt"/>
    </style:style>
    <style:style style:name="MP4" style:family="paragraph" style:parent-style-name="ime">
      <style:paragraph-properties fo:margin-left="0.0398in" fo:margin-right="0.0398in" fo:margin-top="0.0835in" fo:margin-bottom="0in" loext:contextual-spacing="false" fo:line-height="100%" fo:text-indent="0in" style:auto-text-indent="false"/>
    </style:style>
    <style:style style:name="MP5" style:family="paragraph" style:parent-style-name="ime">
      <style:paragraph-properties fo:margin-left="0.0398in" fo:margin-right="0.0398in" fo:margin-top="0.0835in" fo:margin-bottom="0in" loext:contextual-spacing="false" fo:line-height="100%" fo:text-indent="0in" style:auto-text-indent="false"/>
      <style:text-properties fo:language="none" fo:country="none" style:language-asian="none" style:country-asian="none"/>
    </style:style>
    <style:style style:name="MP6" style:family="paragraph" style:parent-style-name="Standard">
      <style:paragraph-properties fo:margin-left="0in" fo:margin-right="0in" fo:line-height="100%" fo:text-align="center" style:justify-single-word="false" fo:text-indent="0in" style:auto-text-indent="false"/>
      <style:text-properties fo:language="none" fo:country="none" style:language-asian="none" style:country-asian="none"/>
    </style:style>
    <style:style style:name="MP7" style:family="paragraph" style:parent-style-name="ime">
      <style:paragraph-properties fo:margin-left="0.0984in" fo:margin-right="0.0984in" fo:margin-top="0.0138in" fo:margin-bottom="0in" loext:contextual-spacing="false" fo:line-height="100%" fo:text-indent="0in" style:auto-text-indent="false"/>
    </style:style>
    <style:style style:name="MP8" style:family="paragraph" style:parent-style-name="Standard">
      <style:paragraph-properties fo:margin-left="0.0984in" fo:margin-right="0.0984in" fo:line-height="100%" fo:text-align="end" style:justify-single-word="false" fo:text-indent="0.3937in" style:auto-text-indent="false" style:snap-to-layout-grid="false"/>
      <style:text-properties style:font-name="Arial" fo:font-size="11pt" fo:letter-spacing="0.0138in" style:font-size-asian="11pt" style:font-name-complex="Arial"/>
    </style:style>
    <style:style style:name="MP9" style:family="paragraph" style:parent-style-name="ime">
      <style:paragraph-properties fo:margin-left="0.0984in" fo:margin-right="0.0984in" fo:margin-top="0.1665in" fo:margin-bottom="0in" loext:contextual-spacing="false" fo:line-height="100%" fo:text-indent="0in" style:auto-text-indent="false"/>
    </style:style>
    <style:style style:name="MP10" style:family="paragraph" style:parent-style-name="ime">
      <style:paragraph-properties fo:margin-left="0.0984in" fo:margin-right="0.0984in" fo:margin-top="0.0138in" fo:margin-bottom="0in" loext:contextual-spacing="false" fo:line-height="100%" fo:text-indent="0in" style:auto-text-indent="false"/>
      <style:text-properties style:font-name="Arial" fo:font-size="11pt" fo:letter-spacing="0.0138in" fo:language="pt" fo:country="BR" style:font-size-asian="11pt" style:font-name-complex="Arial"/>
    </style:style>
    <style:style style:name="MP11" style:family="paragraph" style:parent-style-name="Standard">
      <style:paragraph-properties fo:margin-left="0.0984in" fo:margin-right="0.0984in" fo:line-height="100%" fo:text-align="end" style:justify-single-word="false" fo:text-indent="0.3937in" style:auto-text-indent="false" style:snap-to-layout-grid="false"/>
      <style:text-properties style:font-name="Arial" fo:font-size="11pt" fo:letter-spacing="0.0138in" fo:language="pt" fo:country="BR" style:font-size-asian="11pt" style:font-name-complex="Arial"/>
    </style:style>
    <style:style style:name="MP12" style:family="paragraph" style:parent-style-name="ime">
      <style:paragraph-properties fo:margin-left="0.0984in" fo:margin-right="0.0984in" fo:margin-top="0.1665in" fo:margin-bottom="0in" loext:contextual-spacing="false" fo:line-height="100%" fo:text-indent="0in" style:auto-text-indent="false"/>
      <style:text-properties style:font-name="Arial" fo:font-size="14pt" fo:font-weight="bold" style:font-size-asian="14pt" style:font-weight-asian="bold" style:font-name-complex="Arial"/>
    </style:style>
    <style:style style:name="MP13"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ext-properties fo:language="sr" fo:country="RS"/>
    </style:style>
    <style:style style:name="MP14" style:family="paragraph" style:parent-style-name="Footer">
      <style:paragraph-properties fo:text-align="end" style:justify-single-word="false"/>
    </style:style>
    <style:style style:name="MP15"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text-properties fo:language="sr" fo:country="RS"/>
    </style:style>
    <style:style style:name="MP16" style:family="paragraph" style:parent-style-name="Footer">
      <style:paragraph-properties fo:text-align="end" style:justify-single-word="false">
        <style:tab-stops>
          <style:tab-stop style:position="3.2484in" style:type="center"/>
          <style:tab-stop style:position="6.4972in" style:type="right"/>
        </style:tab-stops>
      </style:paragraph-properties>
    </style:style>
    <style:style style:name="MP17" style:family="paragraph" style:parent-style-name="Header">
      <style:paragraph-properties fo:text-align="end" style:justify-single-word="false" fo:padding-left="0in" fo:padding-right="0in" fo:padding-top="0in" fo:padding-bottom="0.0138in" fo:border-left="none" fo:border-right="none" fo:border-top="none" fo:border-bottom="0.51pt solid #000000">
        <style:tab-stops>
          <style:tab-stop style:position="3.2484in" style:type="center"/>
          <style:tab-stop style:position="6.4972in" style:type="right"/>
        </style:tab-stops>
      </style:paragraph-properties>
    </style:style>
    <style:style style:name="MT1" style:family="text">
      <style:text-properties style:font-name="Arial" fo:font-size="20pt" fo:letter-spacing="-0.0055in" fo:font-weight="bold" style:font-size-asian="20pt" style:font-weight-asian="bold" style:font-name-complex="Arial" style:font-size-complex="20pt"/>
    </style:style>
    <style:style style:name="MT2" style:family="text">
      <style:text-properties style:font-name="Arial" fo:font-size="20pt" fo:letter-spacing="-0.0055in" fo:language="sr" fo:country="CS" fo:font-weight="bold" style:font-size-asian="20pt" style:font-weight-asian="bold" style:font-name-complex="Arial" style:font-size-complex="20pt"/>
    </style:style>
    <style:style style:name="MT3" style:family="text">
      <style:text-properties style:font-name="Arial" fo:font-size="11pt" style:font-size-asian="11pt" style:font-name-complex="Arial"/>
    </style:style>
    <style:style style:name="MT4" style:family="text">
      <style:text-properties style:font-name="Wingdings" fo:font-size="11pt" style:font-name-asian="Wingdings" style:font-size-asian="11pt" style:font-name-complex="Wingdings"/>
    </style:style>
    <style:style style:name="MT5" style:family="text">
      <style:text-properties style:font-name="Arial" fo:font-size="11pt" fo:font-weight="bold" style:font-size-asian="11pt" style:font-weight-asian="bold" style:font-name-complex="Arial"/>
    </style:style>
    <style:style style:name="MT6" style:family="text">
      <style:text-properties style:font-name="Arial" fo:font-size="11pt" fo:language="sr" fo:country="CS" fo:font-weight="bold" style:font-size-asian="11pt" style:font-weight-asian="bold" style:font-name-complex="Arial"/>
    </style:style>
    <style:style style:name="MT7" style:family="text">
      <style:text-properties style:font-name="Arial" fo:font-size="11pt" fo:letter-spacing="0.0138in" style:font-size-asian="11pt" style:font-name-complex="Arial"/>
    </style:style>
    <style:style style:name="MT8" style:family="text">
      <style:text-properties style:font-name="Arial" fo:font-size="11pt" fo:letter-spacing="0.0138in" fo:language="sr" fo:country="CS" style:font-size-asian="11pt" style:font-name-complex="Arial"/>
    </style:style>
    <style:style style:name="MT9" style:family="text">
      <style:text-properties style:font-name="Arial" fo:font-size="14pt" fo:letter-spacing="-0.0028in" fo:font-weight="bold" style:font-size-asian="14pt" style:font-weight-asian="bold" style:font-name-complex="Arial"/>
    </style:style>
    <style:style style:name="MT10" style:family="text">
      <style:text-properties style:font-name="Arial" fo:font-size="14pt" fo:letter-spacing="-0.0028in" fo:language="sr" fo:country="CS" fo:font-weight="bold" style:font-size-asian="14pt" style:font-weight-asian="bold" style:font-name-complex="Arial"/>
    </style:style>
    <style:style style:name="MT11" style:family="text"/>
    <style:style style:name="MT12" style:family="text">
      <style:text-properties fo:language="sr" fo:country="RS"/>
    </style:style>
    <style:style style:name="Mfr1" style:family="graphic" style:parent-style-name="OLE">
      <style:graphic-properties fo:margin-left="0in" fo:margin-right="0in" style:vertical-pos="top" style:vertical-rel="baseline" fo:padding="0.0008in" fo:border="none" draw:ole-draw-aspect="1" draw:visible-area-top="0in" draw:visible-area-width="3.1874in" draw:visible-area-height="3.2185in"/>
    </style:style>
    <style:style style:name="M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9846in" fo:margin-right="0.983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style:page-layout style:name="Mpm2">
      <style:page-layout-properties fo:page-width="8.2681in" fo:page-height="11.6929in" style:num-format="I" style:print-orientation="portrait" fo:margin-top="0.3937in" fo:margin-bottom="0.3937in" fo:margin-left="0.9846in" fo:margin-right="0.983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style:page-layout style:name="Mpm3">
      <style:page-layout-properties fo:page-width="8.2681in" fo:page-height="11.6929in" style:num-format="I" style:print-orientation="portrait" fo:margin-top="0.3937in" fo:margin-bottom="0.3937in" fo:margin-left="0.9846in" fo:margin-right="0.983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3937in" fo:margin-top="0.3547in" style:dynamic-spacing="true"/>
      </style:footer-style>
    </style:page-layout>
    <style:page-layout style:name="Mpm4">
      <style:page-layout-properties fo:page-width="8.2681in" fo:page-height="11.6929in" style:num-format="I" style:print-orientation="portrait" fo:margin-top="0.3937in" fo:margin-bottom="0.3937in" fo:margin-left="0.9846in" fo:margin-right="0.9839in" style:writing-mode="lr-tb" style:layout-grid-color="#c0c0c0" style:layout-grid-lines="48"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3937in" fo:margin-top="0.3547in" style:dynamic-spacing="true"/>
      </style:footer-style>
    </style:page-layout>
    <style:page-layout style:name="Mpm5">
      <style:page-layout-properties fo:page-width="8.2681in" fo:page-height="11.6929in" style:num-format="1" style:print-orientation="portrait" fo:margin-top="0.3937in" fo:margin-bottom="0.3937in" fo:margin-left="0.9846in" fo:margin-right="0.9839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3937in" fo:margin-top="0.3547in" style:dynamic-spacing="true"/>
      </style:footer-style>
    </style:page-layout>
  </office:automatic-styles>
  <office:master-styles>
    <style:master-page style:name="Standard" style:page-layout-name="Mpm1">
      <style:header>
        <text:p text:style-name="Header"/>
      </style:header>
      <style:header-first>
        <text:p text:style-name="M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2"><draw:frame draw:style-name="Mfr1" draw:name="Object1" text:anchor-type="as-char" svg:width="0.8953in" svg:height="0.8335in" draw:z-index="0"><draw:object-ole xlink:href="./Object 1" xlink:type="simple" xlink:show="embed" xlink:actuate="onLoad"/><draw:image xlink:href="./ObjectReplacements/Object 1" xlink:type="simple" xlink:show="embed" xlink:actuate="onLoad"/></draw:frame></text:p>
            </table:table-cell>
            <table:table-cell table:style-name="Table5.A1" office:value-type="string">
              <text:p text:style-name="MP3">УНИВЕРЗИТЕТ У НОВОМ САДУ</text:p>
              <text:p text:style-name="MP4"><text:span text:style-name="MT1">ФАКУЛТЕТ ТЕХНИ</text:span><text:span text:style-name="MT2">Ч</text:span><text:span text:style-name="MT1">КИХ НАУКА</text:span></text:p>
            </table:table-cell>
            <table:table-cell table:style-name="Table5.C1" office:value-type="string">
              <text:p text:style-name="MP5"><draw:frame draw:style-name="Mfr2" draw:name="Picture 2" text:anchor-type="as-char" svg:width="0.8543in" svg:height="0.9362in" draw:z-index="1"><draw:image xlink:href="Pictures/10000000000000ED0000010360D662588C7CBBF4.png" xlink:type="simple" xlink:show="embed" xlink:actuate="onLoad" loext:mime-type="image/png"/></draw:frame></text:p>
            </table:table-cell>
          </table:table-row>
        </table:table>
        <text:p text:style-name="Header"/>
      </style:header-first>
    </style:master-page>
    <style:master-page style:name="Convert_20_1" style:display-name="Convert 1" style:page-layout-name="Mpm2">
      <style:header>
        <table:table table:name="Table7" table:style-name="Table7">
          <table:table-column table:style-name="Table7.A"/>
          <table:table-column table:style-name="Table7.B"/>
          <table:table-row table:style-name="Table7.1">
            <table:table-cell table:style-name="Table7.A1" table:number-rows-spanned="2" office:value-type="string">
              <text:p text:style-name="MP6"><draw:frame draw:style-name="Mfr2" draw:name="Picture 3" text:anchor-type="as-char" svg:width="0.8543in" svg:height="0.9362in" draw:z-index="2"><draw:image xlink:href="Pictures/10000000000000ED0000010360D662588C7CBBF4.png" xlink:type="simple" xlink:show="embed" xlink:actuate="onLoad" loext:mime-type="image/png"/></draw:frame></text:p>
            </table:table-cell>
            <table:table-cell table:style-name="Table7.B1" office:value-type="string">
              <text:p text:style-name="MP4"><text:span text:style-name="MT3">УНИВЕРЗИТЕТ У НОВОМ САДУ </text:span><text:span text:style-name="MT4"></text:span><text:span text:style-name="MT3"> </text:span><text:span text:style-name="MT5">ФАКУЛТЕТ ТЕХНИ</text:span><text:span text:style-name="MT6">Ч</text:span><text:span text:style-name="MT5">КИХ НАУКА</text:span><text:span text:style-name="MT3"> </text:span></text:p>
              <text:p text:style-name="MP7"><text:span text:style-name="MT7">21000 НОВИ САД, Трг Доситеја Обрадови</text:span><text:span text:style-name="MT8">ћ</text:span><text:span text:style-name="MT7">а 6</text:span></text:p>
            </table:table-cell>
          </table:table-row>
          <table:table-row table:style-name="Table7.2">
            <table:covered-table-cell/>
            <table:table-cell table:style-name="Table7.B2" office:value-type="string">
              <text:p text:style-name="MP9"><text:span text:style-name="MT9">К</text:span><text:span text:style-name="MT10">Љ</text:span><text:span text:style-name="MT9">У</text:span><text:span text:style-name="MT10">Ч</text:span><text:span text:style-name="MT9">НА ДОКУМЕНТАЦИЈСКА ИНФОРМАЦИЈА</text:span></text:p>
            </table:table-cell>
          </table:table-row>
        </table:table>
        <text:p text:style-name="Header"/>
      </style:header>
    </style:master-page>
    <style:master-page style:name="Convert_20_2" style:display-name="Convert 2" style:page-layout-name="Mpm2">
      <style:header>
        <table:table table:name="Table9" table:style-name="Table9">
          <table:table-column table:style-name="Table9.A"/>
          <table:table-column table:style-name="Table9.B"/>
          <table:table-row table:style-name="Table9.1">
            <table:table-cell table:style-name="Table9.A1" table:number-rows-spanned="2" office:value-type="string">
              <text:p text:style-name="MP6"><draw:frame draw:style-name="Mfr2" draw:name="Picture 4" text:anchor-type="as-char" svg:width="0.8543in" svg:height="0.9362in" draw:z-index="3"><draw:image xlink:href="Pictures/10000000000000ED0000010360D662588C7CBBF4.png" xlink:type="simple" xlink:show="embed" xlink:actuate="onLoad" loext:mime-type="image/png"/></draw:frame></text:p>
            </table:table-cell>
            <table:table-cell table:style-name="Table9.B1" office:value-type="string">
              <text:p text:style-name="MP4"><text:span text:style-name="MT3">UNIVERSITY OF NOVI SAD </text:span><text:span text:style-name="MT4"></text:span><text:span text:style-name="MT3"> </text:span><text:span text:style-name="MT5">FACULTY OF TECHNICAL SCIENCES</text:span><text:span text:style-name="MT3"> </text:span></text:p>
              <text:p text:style-name="MP10">21000 NOVI SAD, Trg Dositeja Obradovića 6</text:p>
            </table:table-cell>
          </table:table-row>
          <table:table-row table:style-name="Table9.2">
            <table:covered-table-cell/>
            <table:table-cell table:style-name="Table9.B2" office:value-type="string">
              <text:p text:style-name="MP12">KEY WORDS DOCUMENTATION</text:p>
            </table:table-cell>
          </table:table-row>
        </table:table>
        <text:p text:style-name="Header"/>
      </style:header>
    </style:master-page>
    <style:master-page style:name="Convert_20_3" style:display-name="Convert 3" style:page-layout-name="Mpm3">
      <style:header>
        <text:p text:style-name="MP13">Захвалност</text:p>
      </style:header>
      <style:footer>
        <text:p text:style-name="MP14"><text:span text:style-name="Page_20_Number"><text:page-number text:select-page="current">I</text:page-number></text:span></text:p>
      </style:footer>
    </style:master-page>
    <style:master-page style:name="Convert_20_4" style:display-name="Convert 4" style:page-layout-name="Mpm4">
      <style:header>
        <text:p text:style-name="MP13">Списак слика</text:p>
      </style:header>
      <style:header-first>
        <text:p text:style-name="MP1"/>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2"><draw:frame draw:style-name="Mfr1" draw:name="Object2" text:anchor-type="as-char" svg:width="0.8953in" svg:height="0.8335in" draw:z-index="4"><draw:object-ole xlink:href="./Object 5" xlink:type="simple" xlink:show="embed" xlink:actuate="onLoad"/><draw:image xlink:href="./ObjectReplacements/Object 5" xlink:type="simple" xlink:show="embed" xlink:actuate="onLoad"/><svg:desc>OLE-object</svg:desc></draw:frame></text:p>
            </table:table-cell>
            <table:table-cell table:style-name="Table11.A1" office:value-type="string">
              <text:p text:style-name="MP3">УНИВЕРЗИТЕТ У НОВОМ САДУ</text:p>
              <text:p text:style-name="MP4"><text:span text:style-name="MT1">ФАКУЛТЕТ ТЕХНИ</text:span><text:span text:style-name="MT2">Ч</text:span><text:span text:style-name="MT1">КИХ НАУКА</text:span></text:p>
            </table:table-cell>
            <table:table-cell table:style-name="Table11.C1" office:value-type="string">
              <text:p text:style-name="MP5"><draw:frame draw:style-name="Mfr2" draw:name="Image1" text:anchor-type="as-char" svg:width="0.8543in" svg:height="0.9362in" draw:z-index="5"><draw:image xlink:href="Pictures/10000000000000ED0000010360D662588C7CBBF4.png" xlink:type="simple" xlink:show="embed" xlink:actuate="onLoad" loext:mime-type="image/png"/></draw:frame></text:p>
            </table:table-cell>
          </table:table-row>
        </table:table>
        <text:p text:style-name="Header"/>
      </style:header-first>
      <style:footer>
        <text:p text:style-name="MP14"><text:span text:style-name="Page_20_Number"><text:page-number text:select-page="current">III</text:page-number></text:span></text:p>
      </style:footer>
      <style:footer-first>
        <text:p text:style-name="Footer"/>
      </style:footer-first>
    </style:master-page>
    <style:master-page style:name="Convert_20_5" style:display-name="Convert 5" style:page-layout-name="Mpm3">
      <style:header>
        <text:p text:style-name="MP13">Списак табела</text:p>
      </style:header>
      <style:footer>
        <text:p text:style-name="MP14"><text:span text:style-name="Page_20_Number"><text:page-number text:select-page="current">IV</text:page-number></text:span></text:p>
      </style:footer>
    </style:master-page>
    <style:master-page style:name="Convert_20_6" style:display-name="Convert 6" style:page-layout-name="Mpm3">
      <style:header>
        <text:p text:style-name="MP13">Скраћенице</text:p>
      </style:header>
      <style:footer>
        <text:p text:style-name="MP14"><text:span text:style-name="Page_20_Number"><text:page-number text:select-page="current">V</text:page-number></text:span></text:p>
      </style:footer>
    </style:master-page>
    <style:master-page style:name="Convert_20_7" style:display-name="Convert 7" style:page-layout-name="Mpm5">
      <style:header>
        <text:p text:style-name="MP15">Увод</text:p>
      </style:header>
      <style:footer>
        <text:p text:style-name="MP16"><text:span text:style-name="Page_20_Number"><text:page-number text:select-page="current">1</text:page-number></text:span></text:p>
      </style:footer>
    </style:master-page>
    <style:master-page style:name="Convert_20_8" style:display-name="Convert 8" style:page-layout-name="Mpm5">
      <style:header>
        <text:p text:style-name="MP15">Теоријске основе</text:p>
      </style:header>
      <style:footer>
        <text:p text:style-name="MP16"><text:span text:style-name="Page_20_Number"><text:page-number text:select-page="current">3</text:page-number></text:span></text:p>
      </style:footer>
    </style:master-page>
    <style:master-page style:name="Convert_20_9" style:display-name="Convert 9" style:page-layout-name="Mpm5">
      <style:header>
        <text:p text:style-name="MP17"><text:span text:style-name="MT12">Концепт решења</text:span> </text:p>
      </style:header>
      <style:footer>
        <text:p text:style-name="MP16"><text:span text:style-name="Page_20_Number"><text:page-number text:select-page="current">8</text:page-number></text:span></text:p>
      </style:footer>
    </style:master-page>
    <style:master-page style:name="Convert_20_10" style:display-name="Convert 10" style:page-layout-name="Mpm5">
      <style:header>
        <text:p text:style-name="MP15"><text:bookmark-ref text:reference-format="text" text:ref-name="_Ref296446039">Error: Reference source not found</text:bookmark-ref></text:p>
      </style:header>
      <style:footer>
        <text:p text:style-name="Footer"/>
      </style:footer>
    </style:master-page>
    <style:master-page style:name="Convert_20_11" style:display-name="Convert 11" style:page-layout-name="Mpm5">
      <style:header>
        <text:p text:style-name="MP15">Резултати</text:p>
      </style:header>
      <style:footer>
        <text:p text:style-name="Footer"/>
      </style:footer>
    </style:master-page>
    <style:master-page style:name="Convert_20_12" style:display-name="Convert 12" style:page-layout-name="Mpm5">
      <style:header>
        <text:p text:style-name="MP15">Закључак</text:p>
      </style:header>
      <style:footer>
        <text:p text:style-name="Footer"/>
      </style:footer>
    </style:master-page>
    <style:master-page style:name="Convert_20_13" style:display-name="Convert 13" style:page-layout-name="Mpm5">
      <style:header>
        <text:p text:style-name="MP15">Литература</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Šablon za završni (Bachelor) rad</dc:title>
    <meta:creation-date>2020-06-29T09:16:22.514068189</meta:creation-date>
    <dc:date>2020-06-29T13:49:11.510542102</dc:date>
    <meta:print-date>2011-06-21T17:53:00</meta:print-date>
    <meta:editing-cycles>49</meta:editing-cycles>
    <meta:editing-duration>PT2H33M40S</meta:editing-duration>
    <meta:generator>LibreOffice/6.0.7.3$Linux_X86_64 LibreOffice_project/00m0$Build-3</meta:generator>
    <meta:document-statistic meta:table-count="8" meta:image-count="4" meta:object-count="2" meta:page-count="23" meta:paragraph-count="217" meta:word-count="1398" meta:character-count="9449" meta:non-whitespace-character-count="8261"/>
  </office:meta>
</office:document-meta>
</file>